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ansSerif" svg:font-family="SansSerif"/>
  </office:font-face-decls>
  <office:automatic-styles>
    <style:style style:name="TBL_0_0" style:master-page-name="master_0" style:family="table">
      <style:table-properties table:align="left" style:width="8.26in"/>
    </style:style>
    <style:style style:name="TBL_0_0_col_0" style:family="table-column">
      <style:table-column-properties style:column-width="0.77in"/>
    </style:style>
    <style:style style:name="TBL_0_0_col_1" style:family="table-column">
      <style:table-column-properties style:column-width="0.01in"/>
    </style:style>
    <style:style style:name="TBL_0_0_col_2" style:family="table-column">
      <style:table-column-properties style:column-width="5.05in"/>
    </style:style>
    <style:style style:name="TBL_0_0_col_3" style:family="table-column">
      <style:table-column-properties style:column-width="1.02in"/>
    </style:style>
    <style:style style:name="TBL_0_0_col_4" style:family="table-column">
      <style:table-column-properties style:column-width="0.61in"/>
    </style:style>
    <style:style style:name="TBL_0_0_col_5" style:family="table-column">
      <style:table-column-properties style:column-width="0.77in"/>
    </style:style>
    <style:style style:name="TBL_0_0_row_0" style:family="table-row">
      <style:table-row-properties style:use-optimal-row-height="false" style:row-height="1.01in"/>
    </style:style>
    <style:style style:name="C0" style:family="table-cell">
      <style:table-cell-properties fo:wrap-option="wrap" style:shrink-to-fit="false" style:vertical-align="top"/>
      <style:paragraph-properties fo:text-align="start"/>
    </style:style>
    <style:style style:name="TBL_0_0_row_1" style:family="table-row">
      <style:table-row-properties style:use-optimal-row-height="false" style:row-height="0.75in"/>
    </style:style>
    <style:style style:name="C1" style:family="table-cell">
      <style:table-cell-properties fo:wrap-option="wrap" style:shrink-to-fit="false" fo:padding-top="0.0in" fo:padding-left="0.0in" fo:padding-bottom="0.0in" fo:padding-right="0.0in" style:vertical-align="top"/>
      <style:paragraph-properties fo:text-align="start"/>
    </style:style>
    <style:style style:name="G0"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BL_0_0_row_2" style:family="table-row">
      <style:table-row-properties style:use-optimal-row-height="false" style:row-height="2.36in"/>
    </style:style>
    <style:style style:name="TBL_0_0_row_3" style:family="table-row">
      <style:table-row-properties style:use-optimal-row-height="false" style:row-height="0.33in"/>
    </style:style>
    <style:style style:name="P0" style:family="paragraph">
      <style:paragraph-properties fo:text-align="start" style:vertical-align="top">
</style:paragraph-properties>
      <style:text-properties style:text-rotation-angle="0">
</style:text-properties>
    </style:style>
    <style:style style:name="T0" style:family="text">
      <style:text-properties style:font-name="SansSerif" fo:font-size="16.0pt" fo:font-style="italic" fo:font-weight="bold">
</style:text-properties>
    </style:style>
    <style:style style:name="TBL_0_0_row_4" style:family="table-row">
      <style:table-row-properties style:use-optimal-row-height="false" style:row-height="0.3in"/>
    </style:style>
    <style:style style:name="T1" style:family="text">
      <style:text-properties style:font-name="SansSerif" fo:font-size="14.0pt" fo:font-weight="bold">
</style:text-properties>
    </style:style>
    <style:style style:name="TBL_0_0_row_5" style:family="table-row">
      <style:table-row-properties style:use-optimal-row-height="false" style:row-height="0.5in"/>
    </style:style>
    <style:style style:name="TBL_0_0_row_6" style:family="table-row">
      <style:table-row-properties style:use-optimal-row-height="false" style:row-height="0.01in"/>
    </style:style>
    <style:style style:name="G2"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0_row_7" style:family="table-row">
      <style:table-row-properties style:use-optimal-row-height="false" style:row-height="0.2in"/>
    </style:style>
    <style:style style:name="TBL_0_0_row_8" style:family="table-row">
      <style:table-row-properties style:use-optimal-row-height="false" style:row-height="0.27in"/>
    </style:style>
    <style:style style:name="T2" style:family="text">
      <style:text-properties style:font-name="SansSerif" fo:font-size="12.0pt">
</style:text-properties>
    </style:style>
    <style:style style:name="TBL_0_0_row_9" style:family="table-row">
      <style:table-row-properties style:use-optimal-row-height="false" style:row-height="0.11in"/>
    </style:style>
    <style:style style:name="TBL_0_0_row_10" style:family="table-row">
      <style:table-row-properties style:use-optimal-row-height="false" style:row-height="0.27in"/>
    </style:style>
    <style:style style:name="TBL_0_0_row_11" style:family="table-row">
      <style:table-row-properties style:use-optimal-row-height="false" style:row-height="0.11in"/>
    </style:style>
    <style:style style:name="TBL_0_0_row_12" style:family="table-row">
      <style:table-row-properties style:use-optimal-row-height="false" style:row-height="0.27in"/>
    </style:style>
    <style:style style:name="TBL_0_0_row_13" style:family="table-row">
      <style:table-row-properties style:use-optimal-row-height="false" style:row-height="0.13in"/>
    </style:style>
    <style:style style:name="TBL_0_0_row_14" style:family="table-row">
      <style:table-row-properties style:use-optimal-row-height="false" style:row-height="0.27in"/>
    </style:style>
    <style:style style:name="TBL_0_0_row_15" style:family="table-row">
      <style:table-row-properties style:use-optimal-row-height="false" style:row-height="0.23in"/>
    </style:style>
    <style:style style:name="TBL_0_0_row_16" style:family="table-row">
      <style:table-row-properties style:use-optimal-row-height="false" style:row-height="0.01in"/>
    </style:style>
    <style:style style:name="G3"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0_row_17" style:family="table-row">
      <style:table-row-properties style:use-optimal-row-height="false" style:row-height="1.36in"/>
    </style:style>
    <style:style style:name="TBL_0_0_row_18" style:family="table-row">
      <style:table-row-properties style:use-optimal-row-height="false" style:row-height="0.27in"/>
    </style:style>
    <style:style style:name="T3" style:family="text">
      <style:text-properties style:font-name="SansSerif" fo:font-size="8.0pt">
</style:text-properties>
    </style:style>
    <style:style style:name="TBL_0_0_row_19" style:family="table-row">
      <style:table-row-properties style:use-optimal-row-height="false" style:row-height="0.54in"/>
    </style:style>
    <style:style style:name="TBL_0_0_row_20" style:family="table-row">
      <style:table-row-properties style:use-optimal-row-height="false" style:row-height="0.27in"/>
    </style:style>
    <style:style style:name="TBL_0_0_row_21" style:family="table-row">
      <style:table-row-properties style:use-optimal-row-height="false" style:row-height="0.27in"/>
    </style:style>
    <style:style style:name="TBL_0_1" style:master-page-name="master_0" style:family="table">
      <style:table-properties table:align="left" style:width="8.26in" fo:break-before="page"/>
    </style:style>
    <style:style style:name="TBL_0_1_col_0" style:family="table-column">
      <style:table-column-properties style:column-width="0.77in"/>
    </style:style>
    <style:style style:name="TBL_0_1_col_1" style:family="table-column">
      <style:table-column-properties style:column-width="0.01in"/>
    </style:style>
    <style:style style:name="TBL_0_1_col_2" style:family="table-column">
      <style:table-column-properties style:column-width="0.01in"/>
    </style:style>
    <style:style style:name="TBL_0_1_col_3" style:family="table-column">
      <style:table-column-properties style:column-width="0.01in"/>
    </style:style>
    <style:style style:name="TBL_0_1_col_4" style:family="table-column">
      <style:table-column-properties style:column-width="0.12in"/>
    </style:style>
    <style:style style:name="TBL_0_1_col_5" style:family="table-column">
      <style:table-column-properties style:column-width="0.02in"/>
    </style:style>
    <style:style style:name="TBL_0_1_col_6" style:family="table-column">
      <style:table-column-properties style:column-width="1.15in"/>
    </style:style>
    <style:style style:name="TBL_0_1_col_7" style:family="table-column">
      <style:table-column-properties style:column-width="0.13in"/>
    </style:style>
    <style:style style:name="TBL_0_1_col_8" style:family="table-column">
      <style:table-column-properties style:column-width="0.02in"/>
    </style:style>
    <style:style style:name="TBL_0_1_col_9" style:family="table-column">
      <style:table-column-properties style:column-width="0.94in"/>
    </style:style>
    <style:style style:name="TBL_0_1_col_10" style:family="table-column">
      <style:table-column-properties style:column-width="0.11in"/>
    </style:style>
    <style:style style:name="TBL_0_1_col_11" style:family="table-column">
      <style:table-column-properties style:column-width="0.05in"/>
    </style:style>
    <style:style style:name="TBL_0_1_col_12" style:family="table-column">
      <style:table-column-properties style:column-width="0.38in"/>
    </style:style>
    <style:style style:name="TBL_0_1_col_13" style:family="table-column">
      <style:table-column-properties style:column-width="0.38in"/>
    </style:style>
    <style:style style:name="TBL_0_1_col_14" style:family="table-column">
      <style:table-column-properties style:column-width="0.12in"/>
    </style:style>
    <style:style style:name="TBL_0_1_col_15" style:family="table-column">
      <style:table-column-properties style:column-width="0.01in"/>
    </style:style>
    <style:style style:name="TBL_0_1_col_16" style:family="table-column">
      <style:table-column-properties style:column-width="0.12in"/>
    </style:style>
    <style:style style:name="TBL_0_1_col_17" style:family="table-column">
      <style:table-column-properties style:column-width="0.02in"/>
    </style:style>
    <style:style style:name="TBL_0_1_col_18" style:family="table-column">
      <style:table-column-properties style:column-width="0.12in"/>
    </style:style>
    <style:style style:name="TBL_0_1_col_19" style:family="table-column">
      <style:table-column-properties style:column-width="0.52in"/>
    </style:style>
    <style:style style:name="TBL_0_1_col_20" style:family="table-column">
      <style:table-column-properties style:column-width="0.18in"/>
    </style:style>
    <style:style style:name="TBL_0_1_col_21" style:family="table-column">
      <style:table-column-properties style:column-width="0.36in"/>
    </style:style>
    <style:style style:name="TBL_0_1_col_22" style:family="table-column">
      <style:table-column-properties style:column-width="0.12in"/>
    </style:style>
    <style:style style:name="TBL_0_1_col_23" style:family="table-column">
      <style:table-column-properties style:column-width="0.05in"/>
    </style:style>
    <style:style style:name="TBL_0_1_col_24" style:family="table-column">
      <style:table-column-properties style:column-width="0.02in"/>
    </style:style>
    <style:style style:name="TBL_0_1_col_25" style:family="table-column">
      <style:table-column-properties style:column-width="0.05in"/>
    </style:style>
    <style:style style:name="TBL_0_1_col_26" style:family="table-column">
      <style:table-column-properties style:column-width="0.05in"/>
    </style:style>
    <style:style style:name="TBL_0_1_col_27" style:family="table-column">
      <style:table-column-properties style:column-width="0.01in"/>
    </style:style>
    <style:style style:name="TBL_0_1_col_28" style:family="table-column">
      <style:table-column-properties style:column-width="0.01in"/>
    </style:style>
    <style:style style:name="TBL_0_1_col_29" style:family="table-column">
      <style:table-column-properties style:column-width="0.11in"/>
    </style:style>
    <style:style style:name="TBL_0_1_col_30" style:family="table-column">
      <style:table-column-properties style:column-width="0.04in"/>
    </style:style>
    <style:style style:name="TBL_0_1_col_31" style:family="table-column">
      <style:table-column-properties style:column-width="0.13in"/>
    </style:style>
    <style:style style:name="TBL_0_1_col_32" style:family="table-column">
      <style:table-column-properties style:column-width="0.33in"/>
    </style:style>
    <style:style style:name="TBL_0_1_col_33" style:family="table-column">
      <style:table-column-properties style:column-width="0.02in"/>
    </style:style>
    <style:style style:name="TBL_0_1_col_34" style:family="table-column">
      <style:table-column-properties style:column-width="0.13in"/>
    </style:style>
    <style:style style:name="TBL_0_1_col_35" style:family="table-column">
      <style:table-column-properties style:column-width="0.04in"/>
    </style:style>
    <style:style style:name="TBL_0_1_col_36" style:family="table-column">
      <style:table-column-properties style:column-width="0.61in"/>
    </style:style>
    <style:style style:name="TBL_0_1_col_37" style:family="table-column">
      <style:table-column-properties style:column-width="0.01in"/>
    </style:style>
    <style:style style:name="TBL_0_1_col_38" style:family="table-column">
      <style:table-column-properties style:column-width="0.01in"/>
    </style:style>
    <style:style style:name="TBL_0_1_col_39" style:family="table-column">
      <style:table-column-properties style:column-width="0.01in"/>
    </style:style>
    <style:style style:name="TBL_0_1_col_40" style:family="table-column">
      <style:table-column-properties style:column-width="0.76in"/>
    </style:style>
    <style:style style:name="TBL_0_1_row_0" style:family="table-row">
      <style:table-row-properties style:use-optimal-row-height="false" style:row-height="0.77in"/>
    </style:style>
    <style:style style:name="TBL_0_1_row_1" style:family="table-row">
      <style:table-row-properties style:use-optimal-row-height="false" style:row-height="0.09in"/>
    </style:style>
    <style:style style:name="TBL_0_1_row_2" style:family="table-row">
      <style:table-row-properties style:use-optimal-row-height="false" style:row-height="0.27in"/>
    </style:style>
    <style:style style:name="T4" style:family="text">
      <style:text-properties style:font-name="SansSerif" fo:font-size="10.0pt" fo:font-weight="bold">
</style:text-properties>
    </style:style>
    <style:style style:name="TBL_0_1_row_3" style:family="table-row">
      <style:table-row-properties style:use-optimal-row-height="false" style:row-height="0.01in"/>
    </style:style>
    <style:style style:name="G4"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1_row_4" style:family="table-row">
      <style:table-row-properties style:use-optimal-row-height="false" style:row-height="0.05in"/>
    </style:style>
    <style:style style:name="TBL_0_1_row_5" style:family="table-row">
      <style:table-row-properties style:use-optimal-row-height="false" style:row-height="0.13in"/>
    </style:style>
    <style:style style:name="T5" style:family="text">
      <style:text-properties style:font-name="SansSerif" fo:font-size="8.0pt" fo:font-weight="bold">
</style:text-properties>
    </style:style>
    <style:style style:name="TBL_0_1_row_6" style:family="table-row">
      <style:table-row-properties style:use-optimal-row-height="false" style:row-height="0.06in"/>
    </style:style>
    <style:style style:name="TBL_0_1_row_7" style:family="table-row">
      <style:table-row-properties style:use-optimal-row-height="false" style:row-height="0.13in"/>
    </style:style>
    <style:style style:name="TBL_0_1_row_8" style:family="table-row">
      <style:table-row-properties style:use-optimal-row-height="false" style:row-height="0.04in"/>
    </style:style>
    <style:style style:name="TBL_0_1_row_9" style:family="table-row">
      <style:table-row-properties style:use-optimal-row-height="false" style:row-height="0.01in"/>
    </style:style>
    <style:style style:name="G5"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1_row_10" style:family="table-row">
      <style:table-row-properties style:use-optimal-row-height="false" style:row-height="0.02in"/>
    </style:style>
    <style:style style:name="TBL_0_1_row_11" style:family="table-row">
      <style:table-row-properties style:use-optimal-row-height="false" style:row-height="0.13in"/>
    </style:style>
    <style:style style:name="TBL_0_1_row_12" style:family="table-row">
      <style:table-row-properties style:use-optimal-row-height="false" style:row-height="0.06in"/>
    </style:style>
    <style:style style:name="TBL_0_1_row_13" style:family="table-row">
      <style:table-row-properties style:use-optimal-row-height="false" style:row-height="0.13in"/>
    </style:style>
    <style:style style:name="C2" style:family="table-cell">
      <style:table-cell-properties fo:wrap-option="wrap" style:shrink-to-fit="false" fo:border-top="0.017361111111111112in solid #000000" fo:padding-top="0.0in" fo:border-left="0.017361111111111112in solid #000000" fo:padding-left="0.0in" fo:border-bottom="0.017361111111111112in solid #000000" fo:padding-bottom="0.0in" fo:border-right="0.017361111111111112in solid #000000" fo:padding-right="0.0in" style:vertical-align="middle"/>
      <style:paragraph-properties fo:text-align="center"/>
    </style:style>
    <style:style style:name="P1" style:family="paragraph">
      <style:paragraph-properties fo:text-align="center" style:vertical-align="middle">
</style:paragraph-properties>
      <style:text-properties style:text-rotation-angle="0">
</style:text-properties>
    </style:style>
    <style:style style:name="C3" style:family="table-cell">
      <style:table-cell-properties fo:wrap-option="wrap" style:shrink-to-fit="false" fo:border-top="0.017361111111111112in solid #000000" fo:padding-top="0.0in" fo:border-left="0.017361111111111112in solid #000000" fo:padding-left="0.0in" fo:border-bottom="0.017361111111111112in solid #000000" fo:padding-bottom="0.0in" fo:border-right="0.017361111111111112in solid #000000" fo:padding-right="0.0in" style:vertical-align="top"/>
      <style:paragraph-properties fo:text-align="center"/>
    </style:style>
    <style:style style:name="P2" style:family="paragraph">
      <style:paragraph-properties fo:text-align="center" style:vertical-align="top">
</style:paragraph-properties>
      <style:text-properties style:text-rotation-angle="0">
</style:text-properties>
    </style:style>
    <style:style style:name="TBL_0_1_row_14" style:family="table-row">
      <style:table-row-properties style:use-optimal-row-height="false" style:row-height="0.04in"/>
    </style:style>
    <style:style style:name="TBL_0_1_row_15" style:family="table-row">
      <style:table-row-properties style:use-optimal-row-height="false" style:row-height="0.01in"/>
    </style:style>
    <style:style style:name="G6"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1_row_16" style:family="table-row">
      <style:table-row-properties style:use-optimal-row-height="false" style:row-height="0.02in"/>
    </style:style>
    <style:style style:name="TBL_0_1_row_17" style:family="table-row">
      <style:table-row-properties style:use-optimal-row-height="false" style:row-height="0.13in"/>
    </style:style>
    <style:style style:name="TBL_0_1_row_18" style:family="table-row">
      <style:table-row-properties style:use-optimal-row-height="false" style:row-height="0.06in"/>
    </style:style>
    <style:style style:name="TBL_0_1_row_19" style:family="table-row">
      <style:table-row-properties style:use-optimal-row-height="false" style:row-height="0.13in"/>
    </style:style>
    <style:style style:name="TBL_0_1_row_20" style:family="table-row">
      <style:table-row-properties style:use-optimal-row-height="false" style:row-height="0.06in"/>
    </style:style>
    <style:style style:name="TBL_0_1_row_21" style:family="table-row">
      <style:table-row-properties style:use-optimal-row-height="false" style:row-height="0.01in"/>
    </style:style>
    <style:style style:name="G7"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1_row_22" style:family="table-row">
      <style:table-row-properties style:use-optimal-row-height="false" style:row-height="0.06in"/>
    </style:style>
    <style:style style:name="TBL_0_1_row_23" style:family="table-row">
      <style:table-row-properties style:use-optimal-row-height="false" style:row-height="0.11in"/>
    </style:style>
    <style:style style:name="TBL_0_1_row_24" style:family="table-row">
      <style:table-row-properties style:use-optimal-row-height="false" style:row-height="0.27in"/>
    </style:style>
    <style:style style:name="TBL_0_1_row_25" style:family="table-row">
      <style:table-row-properties style:use-optimal-row-height="false" style:row-height="0.01in"/>
    </style:style>
    <style:style style:name="G8"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1_row_26" style:family="table-row">
      <style:table-row-properties style:use-optimal-row-height="false" style:row-height="0.01in"/>
    </style:style>
    <style:style style:name="TBL_0_1_row_27" style:family="table-row">
      <style:table-row-properties style:use-optimal-row-height="false" style:row-height="0.09in"/>
    </style:style>
    <style:style style:name="TBL_0_1_row_28" style:family="table-row">
      <style:table-row-properties style:use-optimal-row-height="false" style:row-height="0.13in"/>
    </style:style>
    <style:style style:name="TBL_0_1_row_29" style:family="table-row">
      <style:table-row-properties style:use-optimal-row-height="false" style:row-height="0.06in"/>
    </style:style>
    <style:style style:name="TBL_0_1_row_30" style:family="table-row">
      <style:table-row-properties style:use-optimal-row-height="false" style:row-height="0.13in"/>
    </style:style>
    <style:style style:name="TBL_0_1_row_31" style:family="table-row">
      <style:table-row-properties style:use-optimal-row-height="false" style:row-height="0.23in"/>
    </style:style>
    <style:style style:name="TBL_0_1_row_32" style:family="table-row">
      <style:table-row-properties style:use-optimal-row-height="false" style:row-height="0.04in"/>
    </style:style>
    <style:style style:name="TBL_0_1_row_33" style:family="table-row">
      <style:table-row-properties style:use-optimal-row-height="false" style:row-height="0.01in"/>
    </style:style>
    <style:style style:name="G9"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1_row_34" style:family="table-row">
      <style:table-row-properties style:use-optimal-row-height="false" style:row-height="0.02in"/>
    </style:style>
    <style:style style:name="TBL_0_1_row_35" style:family="table-row">
      <style:table-row-properties style:use-optimal-row-height="false" style:row-height="0.2in"/>
    </style:style>
    <style:style style:name="TBL_0_1_row_36" style:family="table-row">
      <style:table-row-properties style:use-optimal-row-height="false" style:row-height="0.13in"/>
    </style:style>
    <style:style style:name="TBL_0_1_row_37" style:family="table-row">
      <style:table-row-properties style:use-optimal-row-height="false" style:row-height="0.04in"/>
    </style:style>
    <style:style style:name="TBL_0_1_row_38" style:family="table-row">
      <style:table-row-properties style:use-optimal-row-height="false" style:row-height="0.01in"/>
    </style:style>
    <style:style style:name="G10"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1_row_39" style:family="table-row">
      <style:table-row-properties style:use-optimal-row-height="false" style:row-height="0.02in"/>
    </style:style>
    <style:style style:name="TBL_0_1_row_40" style:family="table-row">
      <style:table-row-properties style:use-optimal-row-height="false" style:row-height="0.2in"/>
    </style:style>
    <style:style style:name="TBL_0_1_row_41" style:family="table-row">
      <style:table-row-properties style:use-optimal-row-height="false" style:row-height="0.13in"/>
    </style:style>
    <style:style style:name="TBL_0_1_row_42" style:family="table-row">
      <style:table-row-properties style:use-optimal-row-height="false" style:row-height="0.04in"/>
    </style:style>
    <style:style style:name="TBL_0_1_row_43" style:family="table-row">
      <style:table-row-properties style:use-optimal-row-height="false" style:row-height="0.01in"/>
    </style:style>
    <style:style style:name="G11"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1_row_44" style:family="table-row">
      <style:table-row-properties style:use-optimal-row-height="false" style:row-height="0.05in"/>
    </style:style>
    <style:style style:name="TBL_0_1_row_45" style:family="table-row">
      <style:table-row-properties style:use-optimal-row-height="false" style:row-height="0.13in"/>
    </style:style>
    <style:style style:name="TBL_0_1_row_46" style:family="table-row">
      <style:table-row-properties style:use-optimal-row-height="false" style:row-height="0.06in"/>
    </style:style>
    <style:style style:name="TBL_0_1_row_47" style:family="table-row">
      <style:table-row-properties style:use-optimal-row-height="false" style:row-height="0.13in"/>
    </style:style>
    <style:style style:name="C4" style:family="table-cell">
      <style:table-cell-properties fo:wrap-option="wrap" style:shrink-to-fit="false" fo:background-color="#FFFFFF" fo:border-top="0.017361111111111112in solid #000000" fo:padding-top="0.0in" fo:border-left="0.017361111111111112in solid #000000" fo:padding-left="0.0in" fo:border-bottom="0.017361111111111112in solid #000000" fo:padding-bottom="0.0in" fo:border-right="0.017361111111111112in solid #000000" fo:padding-right="0.0in" style:vertical-align="middle"/>
      <style:paragraph-properties fo:text-align="center"/>
    </style:style>
    <style:style style:name="TBL_0_1_row_48" style:family="table-row">
      <style:table-row-properties style:use-optimal-row-height="false" style:row-height="0.08in"/>
    </style:style>
    <style:style style:name="TBL_0_1_row_49" style:family="table-row">
      <style:table-row-properties style:use-optimal-row-height="false" style:row-height="0.13in"/>
    </style:style>
    <style:style style:name="T6" style:family="text">
      <style:text-properties style:font-name="SansSerif" fo:font-size="8.0pt" fo:background-color="#FFFFFF">
</style:text-properties>
    </style:style>
    <style:style style:name="TBL_0_1_row_50" style:family="table-row">
      <style:table-row-properties style:use-optimal-row-height="false" style:row-height="0.04in"/>
    </style:style>
    <style:style style:name="TBL_0_1_row_51" style:family="table-row">
      <style:table-row-properties style:use-optimal-row-height="false" style:row-height="0.01in"/>
    </style:style>
    <style:style style:name="G12"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1_row_52" style:family="table-row">
      <style:table-row-properties style:use-optimal-row-height="false" style:row-height="0.04in"/>
    </style:style>
    <style:style style:name="TBL_0_1_row_53" style:family="table-row">
      <style:table-row-properties style:use-optimal-row-height="false" style:row-height="0.13in"/>
    </style:style>
    <style:style style:name="TBL_0_1_row_54" style:family="table-row">
      <style:table-row-properties style:use-optimal-row-height="false" style:row-height="0.06in"/>
    </style:style>
    <style:style style:name="TBL_0_1_row_55" style:family="table-row">
      <style:table-row-properties style:use-optimal-row-height="false" style:row-height="0.13in"/>
    </style:style>
    <style:style style:name="TBL_0_1_row_56" style:family="table-row">
      <style:table-row-properties style:use-optimal-row-height="false" style:row-height="0.09in"/>
    </style:style>
    <style:style style:name="TBL_0_1_row_57" style:family="table-row">
      <style:table-row-properties style:use-optimal-row-height="false" style:row-height="0.01in"/>
    </style:style>
    <style:style style:name="G13"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1_row_58" style:family="table-row">
      <style:table-row-properties style:use-optimal-row-height="false" style:row-height="0.04in"/>
    </style:style>
    <style:style style:name="TBL_0_1_row_59" style:family="table-row">
      <style:table-row-properties style:use-optimal-row-height="false" style:row-height="0.11in"/>
    </style:style>
    <style:style style:name="TBL_0_1_row_60" style:family="table-row">
      <style:table-row-properties style:use-optimal-row-height="false" style:row-height="0.27in"/>
    </style:style>
    <style:style style:name="TBL_0_1_row_61" style:family="table-row">
      <style:table-row-properties style:use-optimal-row-height="false" style:row-height="0.01in"/>
    </style:style>
    <style:style style:name="G14"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1_row_62" style:family="table-row">
      <style:table-row-properties style:use-optimal-row-height="false" style:row-height="0.01in"/>
    </style:style>
    <style:style style:name="TBL_0_1_row_63" style:family="table-row">
      <style:table-row-properties style:use-optimal-row-height="false" style:row-height="0.05in"/>
    </style:style>
    <style:style style:name="TBL_0_1_row_64" style:family="table-row">
      <style:table-row-properties style:use-optimal-row-height="false" style:row-height="0.13in"/>
    </style:style>
    <style:style style:name="TBL_0_1_row_65" style:family="table-row">
      <style:table-row-properties style:use-optimal-row-height="false" style:row-height="0.11in"/>
    </style:style>
    <style:style style:name="TBL_0_1_row_66" style:family="table-row">
      <style:table-row-properties style:use-optimal-row-height="false" style:row-height="0.05in"/>
    </style:style>
    <style:style style:name="TBL_0_1_row_67" style:family="table-row">
      <style:table-row-properties style:use-optimal-row-height="false" style:row-height="0.13in"/>
    </style:style>
    <style:style style:name="TBL_0_1_row_68" style:family="table-row">
      <style:table-row-properties style:use-optimal-row-height="false" style:row-height="0.11in"/>
    </style:style>
    <style:style style:name="TBL_0_1_row_69" style:family="table-row">
      <style:table-row-properties style:use-optimal-row-height="false" style:row-height="0.06in"/>
    </style:style>
    <style:style style:name="TBL_0_1_row_70" style:family="table-row">
      <style:table-row-properties style:use-optimal-row-height="false" style:row-height="0.01in"/>
    </style:style>
    <style:style style:name="G15"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1_row_71" style:family="table-row">
      <style:table-row-properties style:use-optimal-row-height="false" style:row-height="0.05in"/>
    </style:style>
    <style:style style:name="TBL_0_1_row_72" style:family="table-row">
      <style:table-row-properties style:use-optimal-row-height="false" style:row-height="0.01in"/>
    </style:style>
    <style:style style:name="G16"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1_row_73" style:family="table-row">
      <style:table-row-properties style:use-optimal-row-height="false" style:row-height="0.2in"/>
    </style:style>
    <style:style style:name="TBL_0_1_row_74" style:family="table-row">
      <style:table-row-properties style:use-optimal-row-height="false" style:row-height="0.11in"/>
    </style:style>
    <style:style style:name="TBL_0_1_row_75" style:family="table-row">
      <style:table-row-properties style:use-optimal-row-height="false" style:row-height="0.27in"/>
    </style:style>
    <style:style style:name="TBL_0_1_row_76" style:family="table-row">
      <style:table-row-properties style:use-optimal-row-height="false" style:row-height="0.01in"/>
    </style:style>
    <style:style style:name="G17"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1_row_77" style:family="table-row">
      <style:table-row-properties style:use-optimal-row-height="false" style:row-height="0.06in"/>
    </style:style>
    <style:style style:name="TBL_0_1_row_78" style:family="table-row">
      <style:table-row-properties style:use-optimal-row-height="false" style:row-height="0.13in"/>
    </style:style>
    <style:style style:name="TBL_0_1_row_79" style:family="table-row">
      <style:table-row-properties style:use-optimal-row-height="false" style:row-height="0.05in"/>
    </style:style>
    <style:style style:name="TBL_0_1_row_80" style:family="table-row">
      <style:table-row-properties style:use-optimal-row-height="false" style:row-height="0.13in"/>
    </style:style>
    <style:style style:name="TBL_0_1_row_81" style:family="table-row">
      <style:table-row-properties style:use-optimal-row-height="false" style:row-height="0.06in"/>
    </style:style>
    <style:style style:name="TBL_0_1_row_82" style:family="table-row">
      <style:table-row-properties style:use-optimal-row-height="false" style:row-height="0.01in"/>
    </style:style>
    <style:style style:name="G18"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1_row_83" style:family="table-row">
      <style:table-row-properties style:use-optimal-row-height="false" style:row-height="0.04in"/>
    </style:style>
    <style:style style:name="TBL_0_1_row_84" style:family="table-row">
      <style:table-row-properties style:use-optimal-row-height="false" style:row-height="3.19in"/>
    </style:style>
    <style:style style:name="TBL_0_1_row_85" style:family="table-row">
      <style:table-row-properties style:use-optimal-row-height="false" style:row-height="0.01in"/>
    </style:style>
    <style:style style:name="TBL_0_1_90" style:family="table">
      <style:table-properties table:align="left" style:width="3.81in"/>
    </style:style>
    <style:style style:name="TBL_0_1_90_col_0" style:family="table-column">
      <style:table-column-properties style:column-width="3.81in"/>
    </style:style>
    <style:style style:name="TBL_0_1_91" style:family="table">
      <style:table-properties table:align="left" style:width="1.18in"/>
    </style:style>
    <style:style style:name="TBL_0_1_91_col_0" style:family="table-column">
      <style:table-column-properties style:column-width="1.18in"/>
    </style:style>
    <style:style style:name="TBL_0_1_row_86" style:family="table-row">
      <style:table-row-properties style:use-optimal-row-height="false" style:row-height="0.12in"/>
    </style:style>
    <style:style style:name="TBL_0_1_row_87" style:family="table-row">
      <style:table-row-properties style:use-optimal-row-height="false" style:row-height="0.01in"/>
    </style:style>
    <style:style style:name="TBL_0_2" style:master-page-name="master_0" style:family="table">
      <style:table-properties table:align="left" style:width="8.26in" fo:break-before="page"/>
    </style:style>
    <style:style style:name="TBL_0_2_col_0" style:family="table-column">
      <style:table-column-properties style:column-width="0.77in"/>
    </style:style>
    <style:style style:name="TBL_0_2_col_1" style:family="table-column">
      <style:table-column-properties style:column-width="0.01in"/>
    </style:style>
    <style:style style:name="TBL_0_2_col_2" style:family="table-column">
      <style:table-column-properties style:column-width="2.15in"/>
    </style:style>
    <style:style style:name="TBL_0_2_col_3" style:family="table-column">
      <style:table-column-properties style:column-width="0.13in"/>
    </style:style>
    <style:style style:name="TBL_0_2_col_4" style:family="table-column">
      <style:table-column-properties style:column-width="0.65in"/>
    </style:style>
    <style:style style:name="TBL_0_2_col_5" style:family="table-column">
      <style:table-column-properties style:column-width="0.06in"/>
    </style:style>
    <style:style style:name="TBL_0_2_col_6" style:family="table-column">
      <style:table-column-properties style:column-width="0.08in"/>
    </style:style>
    <style:style style:name="TBL_0_2_col_7" style:family="table-column">
      <style:table-column-properties style:column-width="0.7in"/>
    </style:style>
    <style:style style:name="TBL_0_2_col_8" style:family="table-column">
      <style:table-column-properties style:column-width="0.36in"/>
    </style:style>
    <style:style style:name="TBL_0_2_col_9" style:family="table-column">
      <style:table-column-properties style:column-width="0.05in"/>
    </style:style>
    <style:style style:name="TBL_0_2_col_10" style:family="table-column">
      <style:table-column-properties style:column-width="0.06in"/>
    </style:style>
    <style:style style:name="TBL_0_2_col_11" style:family="table-column">
      <style:table-column-properties style:column-width="0.01in"/>
    </style:style>
    <style:style style:name="TBL_0_2_col_12" style:family="table-column">
      <style:table-column-properties style:column-width="1.2in"/>
    </style:style>
    <style:style style:name="TBL_0_2_col_13" style:family="table-column">
      <style:table-column-properties style:column-width="1.16in"/>
    </style:style>
    <style:style style:name="TBL_0_2_col_14" style:family="table-column">
      <style:table-column-properties style:column-width="0.01in"/>
    </style:style>
    <style:style style:name="TBL_0_2_col_15" style:family="table-column">
      <style:table-column-properties style:column-width="0.01in"/>
    </style:style>
    <style:style style:name="TBL_0_2_col_16" style:family="table-column">
      <style:table-column-properties style:column-width="0.76in"/>
    </style:style>
    <style:style style:name="TBL_0_2_row_0" style:family="table-row">
      <style:table-row-properties style:use-optimal-row-height="false" style:row-height="0.77in"/>
    </style:style>
    <style:style style:name="TBL_0_2_row_1" style:family="table-row">
      <style:table-row-properties style:use-optimal-row-height="false" style:row-height="0.41in"/>
    </style:style>
    <style:style style:name="C5" style:family="table-cell">
      <style:table-cell-properties fo:wrap-option="wrap" style:shrink-to-fit="false" fo:padding-top="0.0in" fo:padding-left="0.0in" fo:padding-bottom="0.0in" fo:padding-right="0.0in" style:vertical-align="middle"/>
      <style:paragraph-properties fo:text-align="start"/>
    </style:style>
    <style:style style:name="P3" style:family="paragraph">
      <style:paragraph-properties fo:text-align="start" style:vertical-align="middle">
</style:paragraph-properties>
      <style:text-properties style:text-rotation-angle="0">
</style:text-properties>
    </style:style>
    <style:style style:name="T7" style:family="text">
      <style:text-properties style:font-name="SansSerif" fo:font-size="12.0pt" fo:font-weight="bold">
</style:text-properties>
    </style:style>
    <style:style style:name="TBL_0_2_row_2" style:family="table-row">
      <style:table-row-properties style:use-optimal-row-height="false" style:row-height="0.01in"/>
    </style:style>
    <style:style style:name="TBL_0_2_row_3" style:family="table-row">
      <style:table-row-properties style:use-optimal-row-height="false" style:row-height="0.01in"/>
    </style:style>
    <style:style style:name="G19"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2_row_4" style:family="table-row">
      <style:table-row-properties style:use-optimal-row-height="false" style:row-height="0.02in"/>
    </style:style>
    <style:style style:name="TBL_0_2_row_5" style:family="table-row">
      <style:table-row-properties style:use-optimal-row-height="false" style:row-height="0.41in"/>
    </style:style>
    <style:style style:name="TBL_0_2_row_6" style:family="table-row">
      <style:table-row-properties style:use-optimal-row-height="false" style:row-height="0.01in"/>
    </style:style>
    <style:style style:name="TBL_0_2_row_7" style:family="table-row">
      <style:table-row-properties style:use-optimal-row-height="false" style:row-height="0.01in"/>
    </style:style>
    <style:style style:name="G20"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2_row_8" style:family="table-row">
      <style:table-row-properties style:use-optimal-row-height="false" style:row-height="0.11in"/>
    </style:style>
    <style:style style:name="TBL_0_2_row_9" style:family="table-row">
      <style:table-row-properties style:use-optimal-row-height="false" style:row-height="0.13in"/>
    </style:style>
    <style:style style:name="TBL_0_2_row_10" style:family="table-row">
      <style:table-row-properties style:use-optimal-row-height="false" style:row-height="0.06in"/>
    </style:style>
    <style:style style:name="TBL_0_2_row_11" style:family="table-row">
      <style:table-row-properties style:use-optimal-row-height="false" style:row-height="0.25in"/>
    </style:style>
    <style:style style:name="TBL_0_2_row_12" style:family="table-row">
      <style:table-row-properties style:use-optimal-row-height="false" style:row-height="0.06in"/>
    </style:style>
    <style:style style:name="TBL_0_2_row_13" style:family="table-row">
      <style:table-row-properties style:use-optimal-row-height="false" style:row-height="0.13in"/>
    </style:style>
    <style:style style:name="TBL_0_2_row_14" style:family="table-row">
      <style:table-row-properties style:use-optimal-row-height="false" style:row-height="0.06in"/>
    </style:style>
    <style:style style:name="TBL_0_2_row_15" style:family="table-row">
      <style:table-row-properties style:use-optimal-row-height="false" style:row-height="0.13in"/>
    </style:style>
    <style:style style:name="TBL_0_2_row_16" style:family="table-row">
      <style:table-row-properties style:use-optimal-row-height="false" style:row-height="0.06in"/>
    </style:style>
    <style:style style:name="TBL_0_2_row_17" style:family="table-row">
      <style:table-row-properties style:use-optimal-row-height="false" style:row-height="0.13in"/>
    </style:style>
    <style:style style:name="TBL_0_2_row_18" style:family="table-row">
      <style:table-row-properties style:use-optimal-row-height="false" style:row-height="0.06in"/>
    </style:style>
    <style:style style:name="TBL_0_2_row_19" style:family="table-row">
      <style:table-row-properties style:use-optimal-row-height="false" style:row-height="0.13in"/>
    </style:style>
    <style:style style:name="TBL_0_2_row_20" style:family="table-row">
      <style:table-row-properties style:use-optimal-row-height="false" style:row-height="0.06in"/>
    </style:style>
    <style:style style:name="TBL_0_2_row_21" style:family="table-row">
      <style:table-row-properties style:use-optimal-row-height="false" style:row-height="0.13in"/>
    </style:style>
    <style:style style:name="TBL_0_2_row_22" style:family="table-row">
      <style:table-row-properties style:use-optimal-row-height="false" style:row-height="0.06in"/>
    </style:style>
    <style:style style:name="TBL_0_2_row_23" style:family="table-row">
      <style:table-row-properties style:use-optimal-row-height="false" style:row-height="0.13in"/>
    </style:style>
    <style:style style:name="TBL_0_2_row_24" style:family="table-row">
      <style:table-row-properties style:use-optimal-row-height="false" style:row-height="0.06in"/>
    </style:style>
    <style:style style:name="TBL_0_2_row_25" style:family="table-row">
      <style:table-row-properties style:use-optimal-row-height="false" style:row-height="0.13in"/>
    </style:style>
    <style:style style:name="TBL_0_2_row_26" style:family="table-row">
      <style:table-row-properties style:use-optimal-row-height="false" style:row-height="0.06in"/>
    </style:style>
    <style:style style:name="TBL_0_2_row_27" style:family="table-row">
      <style:table-row-properties style:use-optimal-row-height="false" style:row-height="0.13in"/>
    </style:style>
    <style:style style:name="TBL_0_2_row_28" style:family="table-row">
      <style:table-row-properties style:use-optimal-row-height="false" style:row-height="0.08in"/>
    </style:style>
    <style:style style:name="TBL_0_2_row_29" style:family="table-row">
      <style:table-row-properties style:use-optimal-row-height="false" style:row-height="0.01in"/>
    </style:style>
    <style:style style:name="G21" style:family="graphic" style:parent-style-name="Graphics">
      <style:graphic-properties draw:fill-color="#null" style:horizontal-pos="left" style:horizontal-rel="paragraph" style:vertical-pos="top" style:vertical-rel="paragraph" svg:stroke-color="#000000" draw:stroke="solid" draw:stroke-dash="Dashed" svg:stroke-width="0.013888888888888888in"/>
    </style:style>
    <style:style style:name="TBL_0_2_row_30" style:family="table-row">
      <style:table-row-properties style:use-optimal-row-height="false" style:row-height="0.09in"/>
    </style:style>
    <style:style style:name="TBL_0_2_row_31" style:family="table-row">
      <style:table-row-properties style:use-optimal-row-height="false" style:row-height="0.41in"/>
    </style:style>
    <style:style style:name="TBL_0_2_row_32" style:family="table-row">
      <style:table-row-properties style:use-optimal-row-height="false" style:row-height="0.01in"/>
    </style:style>
    <style:style style:name="TBL_0_2_row_33" style:family="table-row">
      <style:table-row-properties style:use-optimal-row-height="false" style:row-height="0.01in"/>
    </style:style>
    <style:style style:name="G22"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2_row_34" style:family="table-row">
      <style:table-row-properties style:use-optimal-row-height="false" style:row-height="0.11in"/>
    </style:style>
    <style:style style:name="TBL_0_2_row_35" style:family="table-row">
      <style:table-row-properties style:use-optimal-row-height="false" style:row-height="0.13in"/>
    </style:style>
    <style:style style:name="TBL_0_2_row_36" style:family="table-row">
      <style:table-row-properties style:use-optimal-row-height="false" style:row-height="0.06in"/>
    </style:style>
    <style:style style:name="TBL_0_2_row_37" style:family="table-row">
      <style:table-row-properties style:use-optimal-row-height="false" style:row-height="0.13in"/>
    </style:style>
    <style:style style:name="TBL_0_2_row_38" style:family="table-row">
      <style:table-row-properties style:use-optimal-row-height="false" style:row-height="0.06in"/>
    </style:style>
    <style:style style:name="TBL_0_2_row_39" style:family="table-row">
      <style:table-row-properties style:use-optimal-row-height="false" style:row-height="0.13in"/>
    </style:style>
    <style:style style:name="TBL_0_2_row_40" style:family="table-row">
      <style:table-row-properties style:use-optimal-row-height="false" style:row-height="0.06in"/>
    </style:style>
    <style:style style:name="TBL_0_2_row_41" style:family="table-row">
      <style:table-row-properties style:use-optimal-row-height="false" style:row-height="0.13in"/>
    </style:style>
    <style:style style:name="TBL_0_2_row_42" style:family="table-row">
      <style:table-row-properties style:use-optimal-row-height="false" style:row-height="0.06in"/>
    </style:style>
    <style:style style:name="TBL_0_2_row_43" style:family="table-row">
      <style:table-row-properties style:use-optimal-row-height="false" style:row-height="0.13in"/>
    </style:style>
    <style:style style:name="TBL_0_2_row_44" style:family="table-row">
      <style:table-row-properties style:use-optimal-row-height="false" style:row-height="0.05in"/>
    </style:style>
    <style:style style:name="TBL_0_2_row_45" style:family="table-row">
      <style:table-row-properties style:use-optimal-row-height="false" style:row-height="0.13in"/>
    </style:style>
    <style:style style:name="TBL_0_2_row_46" style:family="table-row">
      <style:table-row-properties style:use-optimal-row-height="false" style:row-height="0.06in"/>
    </style:style>
    <style:style style:name="TBL_0_2_row_47" style:family="table-row">
      <style:table-row-properties style:use-optimal-row-height="false" style:row-height="0.13in"/>
    </style:style>
    <style:style style:name="TBL_0_2_row_48" style:family="table-row">
      <style:table-row-properties style:use-optimal-row-height="false" style:row-height="0.06in"/>
    </style:style>
    <style:style style:name="TBL_0_2_row_49" style:family="table-row">
      <style:table-row-properties style:use-optimal-row-height="false" style:row-height="0.13in"/>
    </style:style>
    <style:style style:name="TBL_0_2_row_50" style:family="table-row">
      <style:table-row-properties style:use-optimal-row-height="false" style:row-height="0.05in"/>
    </style:style>
    <style:style style:name="TBL_0_2_row_51" style:family="table-row">
      <style:table-row-properties style:use-optimal-row-height="false" style:row-height="0.01in"/>
    </style:style>
    <style:style style:name="G23"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2_row_52" style:family="table-row">
      <style:table-row-properties style:use-optimal-row-height="false" style:row-height="0.11in"/>
    </style:style>
    <style:style style:name="TBL_0_2_row_53" style:family="table-row">
      <style:table-row-properties style:use-optimal-row-height="false" style:row-height="0.13in"/>
    </style:style>
    <style:style style:name="TBL_0_2_row_54" style:family="table-row">
      <style:table-row-properties style:use-optimal-row-height="false" style:row-height="0.06in"/>
    </style:style>
    <style:style style:name="TBL_0_2_row_55" style:family="table-row">
      <style:table-row-properties style:use-optimal-row-height="false" style:row-height="0.13in"/>
    </style:style>
    <style:style style:name="TBL_0_2_row_56" style:family="table-row">
      <style:table-row-properties style:use-optimal-row-height="false" style:row-height="0.06in"/>
    </style:style>
    <style:style style:name="TBL_0_2_row_57" style:family="table-row">
      <style:table-row-properties style:use-optimal-row-height="false" style:row-height="0.13in"/>
    </style:style>
    <style:style style:name="TBL_0_2_row_58" style:family="table-row">
      <style:table-row-properties style:use-optimal-row-height="false" style:row-height="0.06in"/>
    </style:style>
    <style:style style:name="TBL_0_2_row_59" style:family="table-row">
      <style:table-row-properties style:use-optimal-row-height="false" style:row-height="0.13in"/>
    </style:style>
    <style:style style:name="TBL_0_2_row_60" style:family="table-row">
      <style:table-row-properties style:use-optimal-row-height="false" style:row-height="0.06in"/>
    </style:style>
    <style:style style:name="TBL_0_2_row_61" style:family="table-row">
      <style:table-row-properties style:use-optimal-row-height="false" style:row-height="0.13in"/>
    </style:style>
    <style:style style:name="TBL_0_2_row_62" style:family="table-row">
      <style:table-row-properties style:use-optimal-row-height="false" style:row-height="0.06in"/>
    </style:style>
    <style:style style:name="TBL_0_2_row_63" style:family="table-row">
      <style:table-row-properties style:use-optimal-row-height="false" style:row-height="0.13in"/>
    </style:style>
    <style:style style:name="TBL_0_2_row_64" style:family="table-row">
      <style:table-row-properties style:use-optimal-row-height="false" style:row-height="0.05in"/>
    </style:style>
    <style:style style:name="TBL_0_2_row_65" style:family="table-row">
      <style:table-row-properties style:use-optimal-row-height="false" style:row-height="0.13in"/>
    </style:style>
    <style:style style:name="TBL_0_2_row_66" style:family="table-row">
      <style:table-row-properties style:use-optimal-row-height="false" style:row-height="0.06in"/>
    </style:style>
    <style:style style:name="TBL_0_2_row_67" style:family="table-row">
      <style:table-row-properties style:use-optimal-row-height="false" style:row-height="0.13in"/>
    </style:style>
    <style:style style:name="TBL_0_2_row_68" style:family="table-row">
      <style:table-row-properties style:use-optimal-row-height="false" style:row-height="0.06in"/>
    </style:style>
    <style:style style:name="TBL_0_2_row_69" style:family="table-row">
      <style:table-row-properties style:use-optimal-row-height="false" style:row-height="0.13in"/>
    </style:style>
    <style:style style:name="TBL_0_2_row_70" style:family="table-row">
      <style:table-row-properties style:use-optimal-row-height="false" style:row-height="0.05in"/>
    </style:style>
    <style:style style:name="TBL_0_2_row_71" style:family="table-row">
      <style:table-row-properties style:use-optimal-row-height="false" style:row-height="0.01in"/>
    </style:style>
    <style:style style:name="G24"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2_row_72" style:family="table-row">
      <style:table-row-properties style:use-optimal-row-height="false" style:row-height="0.02in"/>
    </style:style>
    <style:style style:name="TBL_0_2_row_73" style:family="table-row">
      <style:table-row-properties style:use-optimal-row-height="false" style:row-height="0.41in"/>
    </style:style>
    <style:style style:name="TBL_0_2_row_74" style:family="table-row">
      <style:table-row-properties style:use-optimal-row-height="false" style:row-height="0.01in"/>
    </style:style>
    <style:style style:name="TBL_0_2_row_75" style:family="table-row">
      <style:table-row-properties style:use-optimal-row-height="false" style:row-height="0.01in"/>
    </style:style>
    <style:style style:name="G25"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2_row_76" style:family="table-row">
      <style:table-row-properties style:use-optimal-row-height="false" style:row-height="0.02in"/>
    </style:style>
    <style:style style:name="TBL_0_2_row_77" style:family="table-row">
      <style:table-row-properties style:use-optimal-row-height="false" style:row-height="0.41in"/>
    </style:style>
    <style:style style:name="TBL_0_2_row_78" style:family="table-row">
      <style:table-row-properties style:use-optimal-row-height="false" style:row-height="0.01in"/>
    </style:style>
    <style:style style:name="TBL_0_2_row_79" style:family="table-row">
      <style:table-row-properties style:use-optimal-row-height="false" style:row-height="0.01in"/>
    </style:style>
    <style:style style:name="G26"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2_row_80" style:family="table-row">
      <style:table-row-properties style:use-optimal-row-height="false" style:row-height="0.11in"/>
    </style:style>
    <style:style style:name="TBL_0_2_row_81" style:family="table-row">
      <style:table-row-properties style:use-optimal-row-height="false" style:row-height="0.13in"/>
    </style:style>
    <style:style style:name="TBL_0_2_row_82" style:family="table-row">
      <style:table-row-properties style:use-optimal-row-height="false" style:row-height="0.06in"/>
    </style:style>
    <style:style style:name="TBL_0_2_row_83" style:family="table-row">
      <style:table-row-properties style:use-optimal-row-height="false" style:row-height="0.13in"/>
    </style:style>
    <style:style style:name="TBL_0_2_row_84" style:family="table-row">
      <style:table-row-properties style:use-optimal-row-height="false" style:row-height="0.06in"/>
    </style:style>
    <style:style style:name="TBL_0_2_row_85" style:family="table-row">
      <style:table-row-properties style:use-optimal-row-height="false" style:row-height="0.13in"/>
    </style:style>
    <style:style style:name="TBL_0_2_row_86" style:family="table-row">
      <style:table-row-properties style:use-optimal-row-height="false" style:row-height="0.06in"/>
    </style:style>
    <style:style style:name="TBL_0_2_row_87" style:family="table-row">
      <style:table-row-properties style:use-optimal-row-height="false" style:row-height="0.13in"/>
    </style:style>
    <style:style style:name="TBL_0_2_row_88" style:family="table-row">
      <style:table-row-properties style:use-optimal-row-height="false" style:row-height="0.06in"/>
    </style:style>
    <style:style style:name="TBL_0_2_row_89" style:family="table-row">
      <style:table-row-properties style:use-optimal-row-height="false" style:row-height="0.13in"/>
    </style:style>
    <style:style style:name="TBL_0_2_row_90" style:family="table-row">
      <style:table-row-properties style:use-optimal-row-height="false" style:row-height="0.06in"/>
    </style:style>
    <style:style style:name="TBL_0_2_row_91" style:family="table-row">
      <style:table-row-properties style:use-optimal-row-height="false" style:row-height="0.13in"/>
    </style:style>
    <style:style style:name="TBL_0_2_row_92" style:family="table-row">
      <style:table-row-properties style:use-optimal-row-height="false" style:row-height="0.06in"/>
    </style:style>
    <style:style style:name="TBL_0_2_row_93" style:family="table-row">
      <style:table-row-properties style:use-optimal-row-height="false" style:row-height="0.13in"/>
    </style:style>
    <style:style style:name="TBL_0_2_row_94" style:family="table-row">
      <style:table-row-properties style:use-optimal-row-height="false" style:row-height="0.06in"/>
    </style:style>
    <style:style style:name="TBL_0_2_row_95" style:family="table-row">
      <style:table-row-properties style:use-optimal-row-height="false" style:row-height="0.01in"/>
    </style:style>
    <style:style style:name="G27"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2_row_96" style:family="table-row">
      <style:table-row-properties style:use-optimal-row-height="false" style:row-height="0.04in"/>
    </style:style>
    <style:style style:name="TBL_0_2_row_97" style:family="table-row">
      <style:table-row-properties style:use-optimal-row-height="false" style:row-height="0.45in"/>
    </style:style>
    <style:style style:name="TBL_0_2_row_98" style:family="table-row">
      <style:table-row-properties style:use-optimal-row-height="false" style:row-height="0.01in"/>
    </style:style>
    <style:style style:name="TBL_0_2_69" style:family="table">
      <style:table-properties table:align="left" style:width="3.81in"/>
    </style:style>
    <style:style style:name="TBL_0_2_69_col_0" style:family="table-column">
      <style:table-column-properties style:column-width="3.81in"/>
    </style:style>
    <style:style style:name="TBL_0_2_70" style:family="table">
      <style:table-properties table:align="left" style:width="1.18in"/>
    </style:style>
    <style:style style:name="TBL_0_2_70_col_0" style:family="table-column">
      <style:table-column-properties style:column-width="1.18in"/>
    </style:style>
    <style:style style:name="TBL_0_2_row_99" style:family="table-row">
      <style:table-row-properties style:use-optimal-row-height="false" style:row-height="0.12in"/>
    </style:style>
    <style:style style:name="TBL_0_2_row_100" style:family="table-row">
      <style:table-row-properties style:use-optimal-row-height="false" style:row-height="0.01in"/>
    </style:style>
    <style:style style:name="TBL_0_3" style:master-page-name="master_0" style:family="table">
      <style:table-properties table:align="left" style:width="8.26in" fo:break-before="page"/>
    </style:style>
    <style:style style:name="TBL_0_3_col_0" style:family="table-column">
      <style:table-column-properties style:column-width="0.77in"/>
    </style:style>
    <style:style style:name="TBL_0_3_col_1" style:family="table-column">
      <style:table-column-properties style:column-width="0.01in"/>
    </style:style>
    <style:style style:name="TBL_0_3_col_2" style:family="table-column">
      <style:table-column-properties style:column-width="3.02in"/>
    </style:style>
    <style:style style:name="TBL_0_3_col_3" style:family="table-column">
      <style:table-column-properties style:column-width="0.06in"/>
    </style:style>
    <style:style style:name="TBL_0_3_col_4" style:family="table-column">
      <style:table-column-properties style:column-width="0.7in"/>
    </style:style>
    <style:style style:name="TBL_0_3_col_5" style:family="table-column">
      <style:table-column-properties style:column-width="1.7in"/>
    </style:style>
    <style:style style:name="TBL_0_3_col_6" style:family="table-column">
      <style:table-column-properties style:column-width="1.16in"/>
    </style:style>
    <style:style style:name="TBL_0_3_col_7" style:family="table-column">
      <style:table-column-properties style:column-width="0.01in"/>
    </style:style>
    <style:style style:name="TBL_0_3_col_8" style:family="table-column">
      <style:table-column-properties style:column-width="0.77in"/>
    </style:style>
    <style:style style:name="TBL_0_3_row_0" style:family="table-row">
      <style:table-row-properties style:use-optimal-row-height="false" style:row-height="0.77in"/>
    </style:style>
    <style:style style:name="TBL_0_3_row_1" style:family="table-row">
      <style:table-row-properties style:use-optimal-row-height="false" style:row-height="0.41in"/>
    </style:style>
    <style:style style:name="TBL_0_3_row_2" style:family="table-row">
      <style:table-row-properties style:use-optimal-row-height="false" style:row-height="0.01in"/>
    </style:style>
    <style:style style:name="TBL_0_3_row_3" style:family="table-row">
      <style:table-row-properties style:use-optimal-row-height="false" style:row-height="0.01in"/>
    </style:style>
    <style:style style:name="G28"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3_row_4" style:family="table-row">
      <style:table-row-properties style:use-optimal-row-height="false" style:row-height="0.02in"/>
    </style:style>
    <style:style style:name="TBL_0_3_row_5" style:family="table-row">
      <style:table-row-properties style:use-optimal-row-height="false" style:row-height="0.41in"/>
    </style:style>
    <style:style style:name="TBL_0_3_row_6" style:family="table-row">
      <style:table-row-properties style:use-optimal-row-height="false" style:row-height="0.01in"/>
    </style:style>
    <style:style style:name="TBL_0_3_row_7" style:family="table-row">
      <style:table-row-properties style:use-optimal-row-height="false" style:row-height="0.01in"/>
    </style:style>
    <style:style style:name="G29"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3_row_8" style:family="table-row">
      <style:table-row-properties style:use-optimal-row-height="false" style:row-height="0.11in"/>
    </style:style>
    <style:style style:name="TBL_0_3_row_9" style:family="table-row">
      <style:table-row-properties style:use-optimal-row-height="false" style:row-height="0.13in"/>
    </style:style>
    <style:style style:name="TBL_0_3_row_10" style:family="table-row">
      <style:table-row-properties style:use-optimal-row-height="false" style:row-height="0.06in"/>
    </style:style>
    <style:style style:name="TBL_0_3_row_11" style:family="table-row">
      <style:table-row-properties style:use-optimal-row-height="false" style:row-height="0.25in"/>
    </style:style>
    <style:style style:name="TBL_0_3_row_12" style:family="table-row">
      <style:table-row-properties style:use-optimal-row-height="false" style:row-height="0.06in"/>
    </style:style>
    <style:style style:name="TBL_0_3_row_13" style:family="table-row">
      <style:table-row-properties style:use-optimal-row-height="false" style:row-height="0.25in"/>
    </style:style>
    <style:style style:name="TBL_0_3_row_14" style:family="table-row">
      <style:table-row-properties style:use-optimal-row-height="false" style:row-height="0.06in"/>
    </style:style>
    <style:style style:name="TBL_0_3_row_15" style:family="table-row">
      <style:table-row-properties style:use-optimal-row-height="false" style:row-height="0.13in"/>
    </style:style>
    <style:style style:name="TBL_0_3_row_16" style:family="table-row">
      <style:table-row-properties style:use-optimal-row-height="false" style:row-height="0.06in"/>
    </style:style>
    <style:style style:name="TBL_0_3_row_17" style:family="table-row">
      <style:table-row-properties style:use-optimal-row-height="false" style:row-height="0.13in"/>
    </style:style>
    <style:style style:name="TBL_0_3_row_18" style:family="table-row">
      <style:table-row-properties style:use-optimal-row-height="false" style:row-height="0.06in"/>
    </style:style>
    <style:style style:name="TBL_0_3_row_19" style:family="table-row">
      <style:table-row-properties style:use-optimal-row-height="false" style:row-height="0.13in"/>
    </style:style>
    <style:style style:name="TBL_0_3_row_20" style:family="table-row">
      <style:table-row-properties style:use-optimal-row-height="false" style:row-height="0.06in"/>
    </style:style>
    <style:style style:name="TBL_0_3_row_21" style:family="table-row">
      <style:table-row-properties style:use-optimal-row-height="false" style:row-height="0.13in"/>
    </style:style>
    <style:style style:name="TBL_0_3_row_22" style:family="table-row">
      <style:table-row-properties style:use-optimal-row-height="false" style:row-height="0.06in"/>
    </style:style>
    <style:style style:name="TBL_0_3_row_23" style:family="table-row">
      <style:table-row-properties style:use-optimal-row-height="false" style:row-height="0.01in"/>
    </style:style>
    <style:style style:name="G30"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3_row_24" style:family="table-row">
      <style:table-row-properties style:use-optimal-row-height="false" style:row-height="0.12in"/>
    </style:style>
    <style:style style:name="TBL_0_3_row_25" style:family="table-row">
      <style:table-row-properties style:use-optimal-row-height="false" style:row-height="0.13in"/>
    </style:style>
    <style:style style:name="TBL_0_3_row_26" style:family="table-row">
      <style:table-row-properties style:use-optimal-row-height="false" style:row-height="0.06in"/>
    </style:style>
    <style:style style:name="TBL_0_3_row_27" style:family="table-row">
      <style:table-row-properties style:use-optimal-row-height="false" style:row-height="0.25in"/>
    </style:style>
    <style:style style:name="TBL_0_3_row_28" style:family="table-row">
      <style:table-row-properties style:use-optimal-row-height="false" style:row-height="0.06in"/>
    </style:style>
    <style:style style:name="TBL_0_3_row_29" style:family="table-row">
      <style:table-row-properties style:use-optimal-row-height="false" style:row-height="0.25in"/>
    </style:style>
    <style:style style:name="TBL_0_3_row_30" style:family="table-row">
      <style:table-row-properties style:use-optimal-row-height="false" style:row-height="0.06in"/>
    </style:style>
    <style:style style:name="TBL_0_3_row_31" style:family="table-row">
      <style:table-row-properties style:use-optimal-row-height="false" style:row-height="0.13in"/>
    </style:style>
    <style:style style:name="TBL_0_3_row_32" style:family="table-row">
      <style:table-row-properties style:use-optimal-row-height="false" style:row-height="0.06in"/>
    </style:style>
    <style:style style:name="TBL_0_3_row_33" style:family="table-row">
      <style:table-row-properties style:use-optimal-row-height="false" style:row-height="0.13in"/>
    </style:style>
    <style:style style:name="TBL_0_3_row_34" style:family="table-row">
      <style:table-row-properties style:use-optimal-row-height="false" style:row-height="0.06in"/>
    </style:style>
    <style:style style:name="TBL_0_3_row_35" style:family="table-row">
      <style:table-row-properties style:use-optimal-row-height="false" style:row-height="0.13in"/>
    </style:style>
    <style:style style:name="TBL_0_3_row_36" style:family="table-row">
      <style:table-row-properties style:use-optimal-row-height="false" style:row-height="0.06in"/>
    </style:style>
    <style:style style:name="TBL_0_3_row_37" style:family="table-row">
      <style:table-row-properties style:use-optimal-row-height="false" style:row-height="0.13in"/>
    </style:style>
    <style:style style:name="TBL_0_3_row_38" style:family="table-row">
      <style:table-row-properties style:use-optimal-row-height="false" style:row-height="0.06in"/>
    </style:style>
    <style:style style:name="TBL_0_3_row_39" style:family="table-row">
      <style:table-row-properties style:use-optimal-row-height="false" style:row-height="0.01in"/>
    </style:style>
    <style:style style:name="G31"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3_row_40" style:family="table-row">
      <style:table-row-properties style:use-optimal-row-height="false" style:row-height="0.12in"/>
    </style:style>
    <style:style style:name="TBL_0_3_row_41" style:family="table-row">
      <style:table-row-properties style:use-optimal-row-height="false" style:row-height="0.13in"/>
    </style:style>
    <style:style style:name="TBL_0_3_row_42" style:family="table-row">
      <style:table-row-properties style:use-optimal-row-height="false" style:row-height="0.06in"/>
    </style:style>
    <style:style style:name="TBL_0_3_row_43" style:family="table-row">
      <style:table-row-properties style:use-optimal-row-height="false" style:row-height="0.37in"/>
    </style:style>
    <style:style style:name="TBL_0_3_row_44" style:family="table-row">
      <style:table-row-properties style:use-optimal-row-height="false" style:row-height="0.06in"/>
    </style:style>
    <style:style style:name="TBL_0_3_row_45" style:family="table-row">
      <style:table-row-properties style:use-optimal-row-height="false" style:row-height="0.13in"/>
    </style:style>
    <style:style style:name="TBL_0_3_row_46" style:family="table-row">
      <style:table-row-properties style:use-optimal-row-height="false" style:row-height="0.06in"/>
    </style:style>
    <style:style style:name="TBL_0_3_row_47" style:family="table-row">
      <style:table-row-properties style:use-optimal-row-height="false" style:row-height="0.13in"/>
    </style:style>
    <style:style style:name="TBL_0_3_row_48" style:family="table-row">
      <style:table-row-properties style:use-optimal-row-height="false" style:row-height="0.06in"/>
    </style:style>
    <style:style style:name="TBL_0_3_row_49" style:family="table-row">
      <style:table-row-properties style:use-optimal-row-height="false" style:row-height="0.13in"/>
    </style:style>
    <style:style style:name="TBL_0_3_row_50" style:family="table-row">
      <style:table-row-properties style:use-optimal-row-height="false" style:row-height="0.06in"/>
    </style:style>
    <style:style style:name="TBL_0_3_row_51" style:family="table-row">
      <style:table-row-properties style:use-optimal-row-height="false" style:row-height="0.13in"/>
    </style:style>
    <style:style style:name="TBL_0_3_row_52" style:family="table-row">
      <style:table-row-properties style:use-optimal-row-height="false" style:row-height="0.06in"/>
    </style:style>
    <style:style style:name="TBL_0_3_row_53" style:family="table-row">
      <style:table-row-properties style:use-optimal-row-height="false" style:row-height="0.13in"/>
    </style:style>
    <style:style style:name="TBL_0_3_row_54" style:family="table-row">
      <style:table-row-properties style:use-optimal-row-height="false" style:row-height="0.06in"/>
    </style:style>
    <style:style style:name="TBL_0_3_row_55" style:family="table-row">
      <style:table-row-properties style:use-optimal-row-height="false" style:row-height="0.01in"/>
    </style:style>
    <style:style style:name="G32"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3_row_56" style:family="table-row">
      <style:table-row-properties style:use-optimal-row-height="false" style:row-height="0.12in"/>
    </style:style>
    <style:style style:name="TBL_0_3_row_57" style:family="table-row">
      <style:table-row-properties style:use-optimal-row-height="false" style:row-height="0.13in"/>
    </style:style>
    <style:style style:name="TBL_0_3_row_58" style:family="table-row">
      <style:table-row-properties style:use-optimal-row-height="false" style:row-height="0.06in"/>
    </style:style>
    <style:style style:name="TBL_0_3_row_59" style:family="table-row">
      <style:table-row-properties style:use-optimal-row-height="false" style:row-height="0.25in"/>
    </style:style>
    <style:style style:name="TBL_0_3_row_60" style:family="table-row">
      <style:table-row-properties style:use-optimal-row-height="false" style:row-height="0.06in"/>
    </style:style>
    <style:style style:name="TBL_0_3_row_61" style:family="table-row">
      <style:table-row-properties style:use-optimal-row-height="false" style:row-height="0.13in"/>
    </style:style>
    <style:style style:name="TBL_0_3_row_62" style:family="table-row">
      <style:table-row-properties style:use-optimal-row-height="false" style:row-height="0.06in"/>
    </style:style>
    <style:style style:name="TBL_0_3_row_63" style:family="table-row">
      <style:table-row-properties style:use-optimal-row-height="false" style:row-height="0.13in"/>
    </style:style>
    <style:style style:name="TBL_0_3_row_64" style:family="table-row">
      <style:table-row-properties style:use-optimal-row-height="false" style:row-height="0.06in"/>
    </style:style>
    <style:style style:name="TBL_0_3_row_65" style:family="table-row">
      <style:table-row-properties style:use-optimal-row-height="false" style:row-height="0.13in"/>
    </style:style>
    <style:style style:name="TBL_0_3_row_66" style:family="table-row">
      <style:table-row-properties style:use-optimal-row-height="false" style:row-height="0.06in"/>
    </style:style>
    <style:style style:name="TBL_0_3_row_67" style:family="table-row">
      <style:table-row-properties style:use-optimal-row-height="false" style:row-height="0.13in"/>
    </style:style>
    <style:style style:name="TBL_0_3_row_68" style:family="table-row">
      <style:table-row-properties style:use-optimal-row-height="false" style:row-height="0.06in"/>
    </style:style>
    <style:style style:name="TBL_0_3_row_69" style:family="table-row">
      <style:table-row-properties style:use-optimal-row-height="false" style:row-height="0.13in"/>
    </style:style>
    <style:style style:name="TBL_0_3_row_70" style:family="table-row">
      <style:table-row-properties style:use-optimal-row-height="false" style:row-height="0.06in"/>
    </style:style>
    <style:style style:name="TBL_0_3_row_71" style:family="table-row">
      <style:table-row-properties style:use-optimal-row-height="false" style:row-height="0.01in"/>
    </style:style>
    <style:style style:name="G33"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3_row_72" style:family="table-row">
      <style:table-row-properties style:use-optimal-row-height="false" style:row-height="0.12in"/>
    </style:style>
    <style:style style:name="TBL_0_3_row_73" style:family="table-row">
      <style:table-row-properties style:use-optimal-row-height="false" style:row-height="0.13in"/>
    </style:style>
    <style:style style:name="TBL_0_3_row_74" style:family="table-row">
      <style:table-row-properties style:use-optimal-row-height="false" style:row-height="0.06in"/>
    </style:style>
    <style:style style:name="TBL_0_3_row_75" style:family="table-row">
      <style:table-row-properties style:use-optimal-row-height="false" style:row-height="0.37in"/>
    </style:style>
    <style:style style:name="TBL_0_3_row_76" style:family="table-row">
      <style:table-row-properties style:use-optimal-row-height="false" style:row-height="0.06in"/>
    </style:style>
    <style:style style:name="TBL_0_3_row_77" style:family="table-row">
      <style:table-row-properties style:use-optimal-row-height="false" style:row-height="0.25in"/>
    </style:style>
    <style:style style:name="TBL_0_3_row_78" style:family="table-row">
      <style:table-row-properties style:use-optimal-row-height="false" style:row-height="0.06in"/>
    </style:style>
    <style:style style:name="TBL_0_3_row_79" style:family="table-row">
      <style:table-row-properties style:use-optimal-row-height="false" style:row-height="0.13in"/>
    </style:style>
    <style:style style:name="TBL_0_3_row_80" style:family="table-row">
      <style:table-row-properties style:use-optimal-row-height="false" style:row-height="0.06in"/>
    </style:style>
    <style:style style:name="TBL_0_3_row_81" style:family="table-row">
      <style:table-row-properties style:use-optimal-row-height="false" style:row-height="0.13in"/>
    </style:style>
    <style:style style:name="TBL_0_3_row_82" style:family="table-row">
      <style:table-row-properties style:use-optimal-row-height="false" style:row-height="0.06in"/>
    </style:style>
    <style:style style:name="TBL_0_3_row_83" style:family="table-row">
      <style:table-row-properties style:use-optimal-row-height="false" style:row-height="0.13in"/>
    </style:style>
    <style:style style:name="TBL_0_3_row_84" style:family="table-row">
      <style:table-row-properties style:use-optimal-row-height="false" style:row-height="0.06in"/>
    </style:style>
    <style:style style:name="TBL_0_3_row_85" style:family="table-row">
      <style:table-row-properties style:use-optimal-row-height="false" style:row-height="0.13in"/>
    </style:style>
    <style:style style:name="TBL_0_3_row_86" style:family="table-row">
      <style:table-row-properties style:use-optimal-row-height="false" style:row-height="0.06in"/>
    </style:style>
    <style:style style:name="TBL_0_3_row_87" style:family="table-row">
      <style:table-row-properties style:use-optimal-row-height="false" style:row-height="0.01in"/>
    </style:style>
    <style:style style:name="G34"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3_row_88" style:family="table-row">
      <style:table-row-properties style:use-optimal-row-height="false" style:row-height="0.52in"/>
    </style:style>
    <style:style style:name="TBL_0_3_row_89" style:family="table-row">
      <style:table-row-properties style:use-optimal-row-height="false" style:row-height="0.01in"/>
    </style:style>
    <style:style style:name="TBL_0_3_60" style:family="table">
      <style:table-properties table:align="left" style:width="3.81in"/>
    </style:style>
    <style:style style:name="TBL_0_3_60_col_0" style:family="table-column">
      <style:table-column-properties style:column-width="3.81in"/>
    </style:style>
    <style:style style:name="TBL_0_3_61" style:family="table">
      <style:table-properties table:align="left" style:width="1.18in"/>
    </style:style>
    <style:style style:name="TBL_0_3_61_col_0" style:family="table-column">
      <style:table-column-properties style:column-width="1.18in"/>
    </style:style>
    <style:style style:name="TBL_0_3_row_90" style:family="table-row">
      <style:table-row-properties style:use-optimal-row-height="false" style:row-height="0.12in"/>
    </style:style>
    <style:style style:name="TBL_0_3_row_91" style:family="table-row">
      <style:table-row-properties style:use-optimal-row-height="false" style:row-height="0.01in"/>
    </style:style>
    <style:style style:name="TBL_0_4" style:master-page-name="master_0" style:family="table">
      <style:table-properties table:align="left" style:width="8.26in" fo:break-before="page"/>
    </style:style>
    <style:style style:name="TBL_0_4_col_0" style:family="table-column">
      <style:table-column-properties style:column-width="0.77in"/>
    </style:style>
    <style:style style:name="TBL_0_4_col_1" style:family="table-column">
      <style:table-column-properties style:column-width="0.01in"/>
    </style:style>
    <style:style style:name="TBL_0_4_col_2" style:family="table-column">
      <style:table-column-properties style:column-width="3.02in"/>
    </style:style>
    <style:style style:name="TBL_0_4_col_3" style:family="table-column">
      <style:table-column-properties style:column-width="0.06in"/>
    </style:style>
    <style:style style:name="TBL_0_4_col_4" style:family="table-column">
      <style:table-column-properties style:column-width="0.7in"/>
    </style:style>
    <style:style style:name="TBL_0_4_col_5" style:family="table-column">
      <style:table-column-properties style:column-width="1.7in"/>
    </style:style>
    <style:style style:name="TBL_0_4_col_6" style:family="table-column">
      <style:table-column-properties style:column-width="1.16in"/>
    </style:style>
    <style:style style:name="TBL_0_4_col_7" style:family="table-column">
      <style:table-column-properties style:column-width="0.01in"/>
    </style:style>
    <style:style style:name="TBL_0_4_col_8" style:family="table-column">
      <style:table-column-properties style:column-width="0.77in"/>
    </style:style>
    <style:style style:name="TBL_0_4_row_0" style:family="table-row">
      <style:table-row-properties style:use-optimal-row-height="false" style:row-height="0.77in"/>
    </style:style>
    <style:style style:name="TBL_0_4_row_1" style:family="table-row">
      <style:table-row-properties style:use-optimal-row-height="false" style:row-height="0.08in"/>
    </style:style>
    <style:style style:name="TBL_0_4_row_2" style:family="table-row">
      <style:table-row-properties style:use-optimal-row-height="false" style:row-height="0.13in"/>
    </style:style>
    <style:style style:name="TBL_0_4_row_3" style:family="table-row">
      <style:table-row-properties style:use-optimal-row-height="false" style:row-height="0.06in"/>
    </style:style>
    <style:style style:name="TBL_0_4_row_4" style:family="table-row">
      <style:table-row-properties style:use-optimal-row-height="false" style:row-height="0.37in"/>
    </style:style>
    <style:style style:name="TBL_0_4_row_5" style:family="table-row">
      <style:table-row-properties style:use-optimal-row-height="false" style:row-height="0.06in"/>
    </style:style>
    <style:style style:name="TBL_0_4_row_6" style:family="table-row">
      <style:table-row-properties style:use-optimal-row-height="false" style:row-height="0.13in"/>
    </style:style>
    <style:style style:name="TBL_0_4_row_7" style:family="table-row">
      <style:table-row-properties style:use-optimal-row-height="false" style:row-height="0.06in"/>
    </style:style>
    <style:style style:name="TBL_0_4_row_8" style:family="table-row">
      <style:table-row-properties style:use-optimal-row-height="false" style:row-height="0.13in"/>
    </style:style>
    <style:style style:name="TBL_0_4_row_9" style:family="table-row">
      <style:table-row-properties style:use-optimal-row-height="false" style:row-height="0.06in"/>
    </style:style>
    <style:style style:name="TBL_0_4_row_10" style:family="table-row">
      <style:table-row-properties style:use-optimal-row-height="false" style:row-height="0.13in"/>
    </style:style>
    <style:style style:name="TBL_0_4_row_11" style:family="table-row">
      <style:table-row-properties style:use-optimal-row-height="false" style:row-height="0.06in"/>
    </style:style>
    <style:style style:name="TBL_0_4_row_12" style:family="table-row">
      <style:table-row-properties style:use-optimal-row-height="false" style:row-height="0.13in"/>
    </style:style>
    <style:style style:name="TBL_0_4_row_13" style:family="table-row">
      <style:table-row-properties style:use-optimal-row-height="false" style:row-height="0.06in"/>
    </style:style>
    <style:style style:name="TBL_0_4_row_14" style:family="table-row">
      <style:table-row-properties style:use-optimal-row-height="false" style:row-height="0.13in"/>
    </style:style>
    <style:style style:name="TBL_0_4_row_15" style:family="table-row">
      <style:table-row-properties style:use-optimal-row-height="false" style:row-height="0.06in"/>
    </style:style>
    <style:style style:name="TBL_0_4_row_16" style:family="table-row">
      <style:table-row-properties style:use-optimal-row-height="false" style:row-height="0.01in"/>
    </style:style>
    <style:style style:name="G35"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4_row_17" style:family="table-row">
      <style:table-row-properties style:use-optimal-row-height="false" style:row-height="0.12in"/>
    </style:style>
    <style:style style:name="TBL_0_4_row_18" style:family="table-row">
      <style:table-row-properties style:use-optimal-row-height="false" style:row-height="0.13in"/>
    </style:style>
    <style:style style:name="TBL_0_4_row_19" style:family="table-row">
      <style:table-row-properties style:use-optimal-row-height="false" style:row-height="0.06in"/>
    </style:style>
    <style:style style:name="TBL_0_4_row_20" style:family="table-row">
      <style:table-row-properties style:use-optimal-row-height="false" style:row-height="0.25in"/>
    </style:style>
    <style:style style:name="TBL_0_4_row_21" style:family="table-row">
      <style:table-row-properties style:use-optimal-row-height="false" style:row-height="0.06in"/>
    </style:style>
    <style:style style:name="TBL_0_4_row_22" style:family="table-row">
      <style:table-row-properties style:use-optimal-row-height="false" style:row-height="0.13in"/>
    </style:style>
    <style:style style:name="TBL_0_4_row_23" style:family="table-row">
      <style:table-row-properties style:use-optimal-row-height="false" style:row-height="0.06in"/>
    </style:style>
    <style:style style:name="TBL_0_4_row_24" style:family="table-row">
      <style:table-row-properties style:use-optimal-row-height="false" style:row-height="0.13in"/>
    </style:style>
    <style:style style:name="TBL_0_4_row_25" style:family="table-row">
      <style:table-row-properties style:use-optimal-row-height="false" style:row-height="0.06in"/>
    </style:style>
    <style:style style:name="TBL_0_4_row_26" style:family="table-row">
      <style:table-row-properties style:use-optimal-row-height="false" style:row-height="0.13in"/>
    </style:style>
    <style:style style:name="TBL_0_4_row_27" style:family="table-row">
      <style:table-row-properties style:use-optimal-row-height="false" style:row-height="0.06in"/>
    </style:style>
    <style:style style:name="TBL_0_4_row_28" style:family="table-row">
      <style:table-row-properties style:use-optimal-row-height="false" style:row-height="0.13in"/>
    </style:style>
    <style:style style:name="TBL_0_4_row_29" style:family="table-row">
      <style:table-row-properties style:use-optimal-row-height="false" style:row-height="0.06in"/>
    </style:style>
    <style:style style:name="TBL_0_4_row_30" style:family="table-row">
      <style:table-row-properties style:use-optimal-row-height="false" style:row-height="0.13in"/>
    </style:style>
    <style:style style:name="TBL_0_4_row_31" style:family="table-row">
      <style:table-row-properties style:use-optimal-row-height="false" style:row-height="0.06in"/>
    </style:style>
    <style:style style:name="TBL_0_4_row_32" style:family="table-row">
      <style:table-row-properties style:use-optimal-row-height="false" style:row-height="0.01in"/>
    </style:style>
    <style:style style:name="G36"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4_row_33" style:family="table-row">
      <style:table-row-properties style:use-optimal-row-height="false" style:row-height="0.12in"/>
    </style:style>
    <style:style style:name="TBL_0_4_row_34" style:family="table-row">
      <style:table-row-properties style:use-optimal-row-height="false" style:row-height="0.13in"/>
    </style:style>
    <style:style style:name="TBL_0_4_row_35" style:family="table-row">
      <style:table-row-properties style:use-optimal-row-height="false" style:row-height="0.06in"/>
    </style:style>
    <style:style style:name="TBL_0_4_row_36" style:family="table-row">
      <style:table-row-properties style:use-optimal-row-height="false" style:row-height="0.25in"/>
    </style:style>
    <style:style style:name="TBL_0_4_row_37" style:family="table-row">
      <style:table-row-properties style:use-optimal-row-height="false" style:row-height="0.06in"/>
    </style:style>
    <style:style style:name="TBL_0_4_row_38" style:family="table-row">
      <style:table-row-properties style:use-optimal-row-height="false" style:row-height="0.37in"/>
    </style:style>
    <style:style style:name="TBL_0_4_row_39" style:family="table-row">
      <style:table-row-properties style:use-optimal-row-height="false" style:row-height="0.06in"/>
    </style:style>
    <style:style style:name="TBL_0_4_row_40" style:family="table-row">
      <style:table-row-properties style:use-optimal-row-height="false" style:row-height="0.13in"/>
    </style:style>
    <style:style style:name="TBL_0_4_row_41" style:family="table-row">
      <style:table-row-properties style:use-optimal-row-height="false" style:row-height="0.06in"/>
    </style:style>
    <style:style style:name="TBL_0_4_row_42" style:family="table-row">
      <style:table-row-properties style:use-optimal-row-height="false" style:row-height="0.13in"/>
    </style:style>
    <style:style style:name="TBL_0_4_row_43" style:family="table-row">
      <style:table-row-properties style:use-optimal-row-height="false" style:row-height="0.06in"/>
    </style:style>
    <style:style style:name="TBL_0_4_row_44" style:family="table-row">
      <style:table-row-properties style:use-optimal-row-height="false" style:row-height="0.13in"/>
    </style:style>
    <style:style style:name="TBL_0_4_row_45" style:family="table-row">
      <style:table-row-properties style:use-optimal-row-height="false" style:row-height="0.06in"/>
    </style:style>
    <style:style style:name="TBL_0_4_row_46" style:family="table-row">
      <style:table-row-properties style:use-optimal-row-height="false" style:row-height="0.13in"/>
    </style:style>
    <style:style style:name="TBL_0_4_row_47" style:family="table-row">
      <style:table-row-properties style:use-optimal-row-height="false" style:row-height="0.06in"/>
    </style:style>
    <style:style style:name="TBL_0_4_row_48" style:family="table-row">
      <style:table-row-properties style:use-optimal-row-height="false" style:row-height="0.01in"/>
    </style:style>
    <style:style style:name="G37"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4_row_49" style:family="table-row">
      <style:table-row-properties style:use-optimal-row-height="false" style:row-height="0.12in"/>
    </style:style>
    <style:style style:name="TBL_0_4_row_50" style:family="table-row">
      <style:table-row-properties style:use-optimal-row-height="false" style:row-height="0.13in"/>
    </style:style>
    <style:style style:name="TBL_0_4_row_51" style:family="table-row">
      <style:table-row-properties style:use-optimal-row-height="false" style:row-height="0.06in"/>
    </style:style>
    <style:style style:name="TBL_0_4_row_52" style:family="table-row">
      <style:table-row-properties style:use-optimal-row-height="false" style:row-height="0.25in"/>
    </style:style>
    <style:style style:name="TBL_0_4_row_53" style:family="table-row">
      <style:table-row-properties style:use-optimal-row-height="false" style:row-height="0.06in"/>
    </style:style>
    <style:style style:name="TBL_0_4_row_54" style:family="table-row">
      <style:table-row-properties style:use-optimal-row-height="false" style:row-height="0.13in"/>
    </style:style>
    <style:style style:name="TBL_0_4_row_55" style:family="table-row">
      <style:table-row-properties style:use-optimal-row-height="false" style:row-height="0.06in"/>
    </style:style>
    <style:style style:name="TBL_0_4_row_56" style:family="table-row">
      <style:table-row-properties style:use-optimal-row-height="false" style:row-height="0.13in"/>
    </style:style>
    <style:style style:name="TBL_0_4_row_57" style:family="table-row">
      <style:table-row-properties style:use-optimal-row-height="false" style:row-height="0.06in"/>
    </style:style>
    <style:style style:name="TBL_0_4_row_58" style:family="table-row">
      <style:table-row-properties style:use-optimal-row-height="false" style:row-height="0.13in"/>
    </style:style>
    <style:style style:name="TBL_0_4_row_59" style:family="table-row">
      <style:table-row-properties style:use-optimal-row-height="false" style:row-height="0.06in"/>
    </style:style>
    <style:style style:name="TBL_0_4_row_60" style:family="table-row">
      <style:table-row-properties style:use-optimal-row-height="false" style:row-height="0.13in"/>
    </style:style>
    <style:style style:name="TBL_0_4_row_61" style:family="table-row">
      <style:table-row-properties style:use-optimal-row-height="false" style:row-height="0.06in"/>
    </style:style>
    <style:style style:name="TBL_0_4_row_62" style:family="table-row">
      <style:table-row-properties style:use-optimal-row-height="false" style:row-height="0.13in"/>
    </style:style>
    <style:style style:name="TBL_0_4_row_63" style:family="table-row">
      <style:table-row-properties style:use-optimal-row-height="false" style:row-height="0.06in"/>
    </style:style>
    <style:style style:name="TBL_0_4_row_64" style:family="table-row">
      <style:table-row-properties style:use-optimal-row-height="false" style:row-height="0.01in"/>
    </style:style>
    <style:style style:name="G38"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4_row_65" style:family="table-row">
      <style:table-row-properties style:use-optimal-row-height="false" style:row-height="0.12in"/>
    </style:style>
    <style:style style:name="TBL_0_4_row_66" style:family="table-row">
      <style:table-row-properties style:use-optimal-row-height="false" style:row-height="0.13in"/>
    </style:style>
    <style:style style:name="TBL_0_4_row_67" style:family="table-row">
      <style:table-row-properties style:use-optimal-row-height="false" style:row-height="0.06in"/>
    </style:style>
    <style:style style:name="TBL_0_4_row_68" style:family="table-row">
      <style:table-row-properties style:use-optimal-row-height="false" style:row-height="0.25in"/>
    </style:style>
    <style:style style:name="TBL_0_4_row_69" style:family="table-row">
      <style:table-row-properties style:use-optimal-row-height="false" style:row-height="0.06in"/>
    </style:style>
    <style:style style:name="TBL_0_4_row_70" style:family="table-row">
      <style:table-row-properties style:use-optimal-row-height="false" style:row-height="0.13in"/>
    </style:style>
    <style:style style:name="TBL_0_4_row_71" style:family="table-row">
      <style:table-row-properties style:use-optimal-row-height="false" style:row-height="0.06in"/>
    </style:style>
    <style:style style:name="TBL_0_4_row_72" style:family="table-row">
      <style:table-row-properties style:use-optimal-row-height="false" style:row-height="0.13in"/>
    </style:style>
    <style:style style:name="TBL_0_4_row_73" style:family="table-row">
      <style:table-row-properties style:use-optimal-row-height="false" style:row-height="0.06in"/>
    </style:style>
    <style:style style:name="TBL_0_4_row_74" style:family="table-row">
      <style:table-row-properties style:use-optimal-row-height="false" style:row-height="0.13in"/>
    </style:style>
    <style:style style:name="TBL_0_4_row_75" style:family="table-row">
      <style:table-row-properties style:use-optimal-row-height="false" style:row-height="0.06in"/>
    </style:style>
    <style:style style:name="TBL_0_4_row_76" style:family="table-row">
      <style:table-row-properties style:use-optimal-row-height="false" style:row-height="0.13in"/>
    </style:style>
    <style:style style:name="TBL_0_4_row_77" style:family="table-row">
      <style:table-row-properties style:use-optimal-row-height="false" style:row-height="0.06in"/>
    </style:style>
    <style:style style:name="TBL_0_4_row_78" style:family="table-row">
      <style:table-row-properties style:use-optimal-row-height="false" style:row-height="0.13in"/>
    </style:style>
    <style:style style:name="TBL_0_4_row_79" style:family="table-row">
      <style:table-row-properties style:use-optimal-row-height="false" style:row-height="0.06in"/>
    </style:style>
    <style:style style:name="TBL_0_4_row_80" style:family="table-row">
      <style:table-row-properties style:use-optimal-row-height="false" style:row-height="0.01in"/>
    </style:style>
    <style:style style:name="G39"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4_row_81" style:family="table-row">
      <style:table-row-properties style:use-optimal-row-height="false" style:row-height="1.69in"/>
    </style:style>
    <style:style style:name="TBL_0_4_row_82" style:family="table-row">
      <style:table-row-properties style:use-optimal-row-height="false" style:row-height="0.01in"/>
    </style:style>
    <style:style style:name="TBL_0_4_56" style:family="table">
      <style:table-properties table:align="left" style:width="3.81in"/>
    </style:style>
    <style:style style:name="TBL_0_4_56_col_0" style:family="table-column">
      <style:table-column-properties style:column-width="3.81in"/>
    </style:style>
    <style:style style:name="TBL_0_4_57" style:family="table">
      <style:table-properties table:align="left" style:width="1.18in"/>
    </style:style>
    <style:style style:name="TBL_0_4_57_col_0" style:family="table-column">
      <style:table-column-properties style:column-width="1.18in"/>
    </style:style>
    <style:style style:name="TBL_0_4_row_83" style:family="table-row">
      <style:table-row-properties style:use-optimal-row-height="false" style:row-height="0.12in"/>
    </style:style>
    <style:style style:name="TBL_0_4_row_84" style:family="table-row">
      <style:table-row-properties style:use-optimal-row-height="false" style:row-height="0.01in"/>
    </style:style>
    <style:style style:name="TBL_0_5" style:master-page-name="master_0" style:family="table">
      <style:table-properties table:align="left" style:width="8.26in" fo:break-before="page"/>
    </style:style>
    <style:style style:name="TBL_0_5_col_0" style:family="table-column">
      <style:table-column-properties style:column-width="0.77in"/>
    </style:style>
    <style:style style:name="TBL_0_5_col_1" style:family="table-column">
      <style:table-column-properties style:column-width="0.01in"/>
    </style:style>
    <style:style style:name="TBL_0_5_col_2" style:family="table-column">
      <style:table-column-properties style:column-width="3.02in"/>
    </style:style>
    <style:style style:name="TBL_0_5_col_3" style:family="table-column">
      <style:table-column-properties style:column-width="0.06in"/>
    </style:style>
    <style:style style:name="TBL_0_5_col_4" style:family="table-column">
      <style:table-column-properties style:column-width="0.7in"/>
    </style:style>
    <style:style style:name="TBL_0_5_col_5" style:family="table-column">
      <style:table-column-properties style:column-width="1.7in"/>
    </style:style>
    <style:style style:name="TBL_0_5_col_6" style:family="table-column">
      <style:table-column-properties style:column-width="1.16in"/>
    </style:style>
    <style:style style:name="TBL_0_5_col_7" style:family="table-column">
      <style:table-column-properties style:column-width="0.01in"/>
    </style:style>
    <style:style style:name="TBL_0_5_col_8" style:family="table-column">
      <style:table-column-properties style:column-width="0.77in"/>
    </style:style>
    <style:style style:name="TBL_0_5_row_0" style:family="table-row">
      <style:table-row-properties style:use-optimal-row-height="false" style:row-height="0.77in"/>
    </style:style>
    <style:style style:name="TBL_0_5_row_1" style:family="table-row">
      <style:table-row-properties style:use-optimal-row-height="false" style:row-height="0.08in"/>
    </style:style>
    <style:style style:name="TBL_0_5_row_2" style:family="table-row">
      <style:table-row-properties style:use-optimal-row-height="false" style:row-height="0.13in"/>
    </style:style>
    <style:style style:name="TBL_0_5_row_3" style:family="table-row">
      <style:table-row-properties style:use-optimal-row-height="false" style:row-height="0.06in"/>
    </style:style>
    <style:style style:name="TBL_0_5_row_4" style:family="table-row">
      <style:table-row-properties style:use-optimal-row-height="false" style:row-height="0.25in"/>
    </style:style>
    <style:style style:name="TBL_0_5_row_5" style:family="table-row">
      <style:table-row-properties style:use-optimal-row-height="false" style:row-height="0.06in"/>
    </style:style>
    <style:style style:name="TBL_0_5_row_6" style:family="table-row">
      <style:table-row-properties style:use-optimal-row-height="false" style:row-height="0.13in"/>
    </style:style>
    <style:style style:name="TBL_0_5_row_7" style:family="table-row">
      <style:table-row-properties style:use-optimal-row-height="false" style:row-height="0.06in"/>
    </style:style>
    <style:style style:name="TBL_0_5_row_8" style:family="table-row">
      <style:table-row-properties style:use-optimal-row-height="false" style:row-height="0.13in"/>
    </style:style>
    <style:style style:name="TBL_0_5_row_9" style:family="table-row">
      <style:table-row-properties style:use-optimal-row-height="false" style:row-height="0.06in"/>
    </style:style>
    <style:style style:name="TBL_0_5_row_10" style:family="table-row">
      <style:table-row-properties style:use-optimal-row-height="false" style:row-height="0.13in"/>
    </style:style>
    <style:style style:name="TBL_0_5_row_11" style:family="table-row">
      <style:table-row-properties style:use-optimal-row-height="false" style:row-height="0.06in"/>
    </style:style>
    <style:style style:name="TBL_0_5_row_12" style:family="table-row">
      <style:table-row-properties style:use-optimal-row-height="false" style:row-height="0.13in"/>
    </style:style>
    <style:style style:name="TBL_0_5_row_13" style:family="table-row">
      <style:table-row-properties style:use-optimal-row-height="false" style:row-height="0.06in"/>
    </style:style>
    <style:style style:name="TBL_0_5_row_14" style:family="table-row">
      <style:table-row-properties style:use-optimal-row-height="false" style:row-height="0.13in"/>
    </style:style>
    <style:style style:name="TBL_0_5_row_15" style:family="table-row">
      <style:table-row-properties style:use-optimal-row-height="false" style:row-height="0.06in"/>
    </style:style>
    <style:style style:name="TBL_0_5_row_16" style:family="table-row">
      <style:table-row-properties style:use-optimal-row-height="false" style:row-height="0.01in"/>
    </style:style>
    <style:style style:name="G40"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5_row_17" style:family="table-row">
      <style:table-row-properties style:use-optimal-row-height="false" style:row-height="0.12in"/>
    </style:style>
    <style:style style:name="TBL_0_5_row_18" style:family="table-row">
      <style:table-row-properties style:use-optimal-row-height="false" style:row-height="0.13in"/>
    </style:style>
    <style:style style:name="TBL_0_5_row_19" style:family="table-row">
      <style:table-row-properties style:use-optimal-row-height="false" style:row-height="0.06in"/>
    </style:style>
    <style:style style:name="TBL_0_5_row_20" style:family="table-row">
      <style:table-row-properties style:use-optimal-row-height="false" style:row-height="0.25in"/>
    </style:style>
    <style:style style:name="TBL_0_5_row_21" style:family="table-row">
      <style:table-row-properties style:use-optimal-row-height="false" style:row-height="0.06in"/>
    </style:style>
    <style:style style:name="TBL_0_5_row_22" style:family="table-row">
      <style:table-row-properties style:use-optimal-row-height="false" style:row-height="0.13in"/>
    </style:style>
    <style:style style:name="TBL_0_5_row_23" style:family="table-row">
      <style:table-row-properties style:use-optimal-row-height="false" style:row-height="0.06in"/>
    </style:style>
    <style:style style:name="TBL_0_5_row_24" style:family="table-row">
      <style:table-row-properties style:use-optimal-row-height="false" style:row-height="0.13in"/>
    </style:style>
    <style:style style:name="TBL_0_5_row_25" style:family="table-row">
      <style:table-row-properties style:use-optimal-row-height="false" style:row-height="0.06in"/>
    </style:style>
    <style:style style:name="TBL_0_5_row_26" style:family="table-row">
      <style:table-row-properties style:use-optimal-row-height="false" style:row-height="0.13in"/>
    </style:style>
    <style:style style:name="TBL_0_5_row_27" style:family="table-row">
      <style:table-row-properties style:use-optimal-row-height="false" style:row-height="0.06in"/>
    </style:style>
    <style:style style:name="TBL_0_5_row_28" style:family="table-row">
      <style:table-row-properties style:use-optimal-row-height="false" style:row-height="0.13in"/>
    </style:style>
    <style:style style:name="TBL_0_5_row_29" style:family="table-row">
      <style:table-row-properties style:use-optimal-row-height="false" style:row-height="0.06in"/>
    </style:style>
    <style:style style:name="TBL_0_5_row_30" style:family="table-row">
      <style:table-row-properties style:use-optimal-row-height="false" style:row-height="0.13in"/>
    </style:style>
    <style:style style:name="TBL_0_5_row_31" style:family="table-row">
      <style:table-row-properties style:use-optimal-row-height="false" style:row-height="0.06in"/>
    </style:style>
    <style:style style:name="TBL_0_5_row_32" style:family="table-row">
      <style:table-row-properties style:use-optimal-row-height="false" style:row-height="0.01in"/>
    </style:style>
    <style:style style:name="G41"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5_row_33" style:family="table-row">
      <style:table-row-properties style:use-optimal-row-height="false" style:row-height="0.12in"/>
    </style:style>
    <style:style style:name="TBL_0_5_row_34" style:family="table-row">
      <style:table-row-properties style:use-optimal-row-height="false" style:row-height="0.13in"/>
    </style:style>
    <style:style style:name="TBL_0_5_row_35" style:family="table-row">
      <style:table-row-properties style:use-optimal-row-height="false" style:row-height="0.06in"/>
    </style:style>
    <style:style style:name="TBL_0_5_row_36" style:family="table-row">
      <style:table-row-properties style:use-optimal-row-height="false" style:row-height="0.25in"/>
    </style:style>
    <style:style style:name="TBL_0_5_row_37" style:family="table-row">
      <style:table-row-properties style:use-optimal-row-height="false" style:row-height="0.06in"/>
    </style:style>
    <style:style style:name="TBL_0_5_row_38" style:family="table-row">
      <style:table-row-properties style:use-optimal-row-height="false" style:row-height="0.13in"/>
    </style:style>
    <style:style style:name="TBL_0_5_row_39" style:family="table-row">
      <style:table-row-properties style:use-optimal-row-height="false" style:row-height="0.06in"/>
    </style:style>
    <style:style style:name="TBL_0_5_row_40" style:family="table-row">
      <style:table-row-properties style:use-optimal-row-height="false" style:row-height="0.13in"/>
    </style:style>
    <style:style style:name="TBL_0_5_row_41" style:family="table-row">
      <style:table-row-properties style:use-optimal-row-height="false" style:row-height="0.06in"/>
    </style:style>
    <style:style style:name="TBL_0_5_row_42" style:family="table-row">
      <style:table-row-properties style:use-optimal-row-height="false" style:row-height="0.13in"/>
    </style:style>
    <style:style style:name="TBL_0_5_row_43" style:family="table-row">
      <style:table-row-properties style:use-optimal-row-height="false" style:row-height="0.06in"/>
    </style:style>
    <style:style style:name="TBL_0_5_row_44" style:family="table-row">
      <style:table-row-properties style:use-optimal-row-height="false" style:row-height="0.13in"/>
    </style:style>
    <style:style style:name="TBL_0_5_row_45" style:family="table-row">
      <style:table-row-properties style:use-optimal-row-height="false" style:row-height="0.06in"/>
    </style:style>
    <style:style style:name="TBL_0_5_row_46" style:family="table-row">
      <style:table-row-properties style:use-optimal-row-height="false" style:row-height="0.13in"/>
    </style:style>
    <style:style style:name="TBL_0_5_row_47" style:family="table-row">
      <style:table-row-properties style:use-optimal-row-height="false" style:row-height="0.06in"/>
    </style:style>
    <style:style style:name="TBL_0_5_row_48" style:family="table-row">
      <style:table-row-properties style:use-optimal-row-height="false" style:row-height="0.01in"/>
    </style:style>
    <style:style style:name="G42"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5_row_49" style:family="table-row">
      <style:table-row-properties style:use-optimal-row-height="false" style:row-height="0.12in"/>
    </style:style>
    <style:style style:name="TBL_0_5_row_50" style:family="table-row">
      <style:table-row-properties style:use-optimal-row-height="false" style:row-height="0.13in"/>
    </style:style>
    <style:style style:name="TBL_0_5_row_51" style:family="table-row">
      <style:table-row-properties style:use-optimal-row-height="false" style:row-height="0.06in"/>
    </style:style>
    <style:style style:name="TBL_0_5_row_52" style:family="table-row">
      <style:table-row-properties style:use-optimal-row-height="false" style:row-height="0.25in"/>
    </style:style>
    <style:style style:name="TBL_0_5_row_53" style:family="table-row">
      <style:table-row-properties style:use-optimal-row-height="false" style:row-height="0.06in"/>
    </style:style>
    <style:style style:name="TBL_0_5_row_54" style:family="table-row">
      <style:table-row-properties style:use-optimal-row-height="false" style:row-height="0.13in"/>
    </style:style>
    <style:style style:name="TBL_0_5_row_55" style:family="table-row">
      <style:table-row-properties style:use-optimal-row-height="false" style:row-height="0.06in"/>
    </style:style>
    <style:style style:name="TBL_0_5_row_56" style:family="table-row">
      <style:table-row-properties style:use-optimal-row-height="false" style:row-height="0.13in"/>
    </style:style>
    <style:style style:name="TBL_0_5_row_57" style:family="table-row">
      <style:table-row-properties style:use-optimal-row-height="false" style:row-height="0.06in"/>
    </style:style>
    <style:style style:name="TBL_0_5_row_58" style:family="table-row">
      <style:table-row-properties style:use-optimal-row-height="false" style:row-height="0.13in"/>
    </style:style>
    <style:style style:name="TBL_0_5_row_59" style:family="table-row">
      <style:table-row-properties style:use-optimal-row-height="false" style:row-height="0.06in"/>
    </style:style>
    <style:style style:name="TBL_0_5_row_60" style:family="table-row">
      <style:table-row-properties style:use-optimal-row-height="false" style:row-height="0.13in"/>
    </style:style>
    <style:style style:name="TBL_0_5_row_61" style:family="table-row">
      <style:table-row-properties style:use-optimal-row-height="false" style:row-height="0.06in"/>
    </style:style>
    <style:style style:name="TBL_0_5_row_62" style:family="table-row">
      <style:table-row-properties style:use-optimal-row-height="false" style:row-height="0.13in"/>
    </style:style>
    <style:style style:name="TBL_0_5_row_63" style:family="table-row">
      <style:table-row-properties style:use-optimal-row-height="false" style:row-height="0.06in"/>
    </style:style>
    <style:style style:name="TBL_0_5_row_64" style:family="table-row">
      <style:table-row-properties style:use-optimal-row-height="false" style:row-height="0.01in"/>
    </style:style>
    <style:style style:name="G43"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5_row_65" style:family="table-row">
      <style:table-row-properties style:use-optimal-row-height="false" style:row-height="0.12in"/>
    </style:style>
    <style:style style:name="TBL_0_5_row_66" style:family="table-row">
      <style:table-row-properties style:use-optimal-row-height="false" style:row-height="0.13in"/>
    </style:style>
    <style:style style:name="TBL_0_5_row_67" style:family="table-row">
      <style:table-row-properties style:use-optimal-row-height="false" style:row-height="0.06in"/>
    </style:style>
    <style:style style:name="TBL_0_5_row_68" style:family="table-row">
      <style:table-row-properties style:use-optimal-row-height="false" style:row-height="0.25in"/>
    </style:style>
    <style:style style:name="TBL_0_5_row_69" style:family="table-row">
      <style:table-row-properties style:use-optimal-row-height="false" style:row-height="0.06in"/>
    </style:style>
    <style:style style:name="TBL_0_5_row_70" style:family="table-row">
      <style:table-row-properties style:use-optimal-row-height="false" style:row-height="0.25in"/>
    </style:style>
    <style:style style:name="TBL_0_5_row_71" style:family="table-row">
      <style:table-row-properties style:use-optimal-row-height="false" style:row-height="0.06in"/>
    </style:style>
    <style:style style:name="TBL_0_5_row_72" style:family="table-row">
      <style:table-row-properties style:use-optimal-row-height="false" style:row-height="0.13in"/>
    </style:style>
    <style:style style:name="TBL_0_5_row_73" style:family="table-row">
      <style:table-row-properties style:use-optimal-row-height="false" style:row-height="0.06in"/>
    </style:style>
    <style:style style:name="TBL_0_5_row_74" style:family="table-row">
      <style:table-row-properties style:use-optimal-row-height="false" style:row-height="0.13in"/>
    </style:style>
    <style:style style:name="TBL_0_5_row_75" style:family="table-row">
      <style:table-row-properties style:use-optimal-row-height="false" style:row-height="0.06in"/>
    </style:style>
    <style:style style:name="TBL_0_5_row_76" style:family="table-row">
      <style:table-row-properties style:use-optimal-row-height="false" style:row-height="0.13in"/>
    </style:style>
    <style:style style:name="TBL_0_5_row_77" style:family="table-row">
      <style:table-row-properties style:use-optimal-row-height="false" style:row-height="0.06in"/>
    </style:style>
    <style:style style:name="TBL_0_5_row_78" style:family="table-row">
      <style:table-row-properties style:use-optimal-row-height="false" style:row-height="0.13in"/>
    </style:style>
    <style:style style:name="TBL_0_5_row_79" style:family="table-row">
      <style:table-row-properties style:use-optimal-row-height="false" style:row-height="0.06in"/>
    </style:style>
    <style:style style:name="TBL_0_5_row_80" style:family="table-row">
      <style:table-row-properties style:use-optimal-row-height="false" style:row-height="0.01in"/>
    </style:style>
    <style:style style:name="G44"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5_row_81" style:family="table-row">
      <style:table-row-properties style:use-optimal-row-height="false" style:row-height="0.12in"/>
    </style:style>
    <style:style style:name="TBL_0_5_row_82" style:family="table-row">
      <style:table-row-properties style:use-optimal-row-height="false" style:row-height="0.13in"/>
    </style:style>
    <style:style style:name="TBL_0_5_row_83" style:family="table-row">
      <style:table-row-properties style:use-optimal-row-height="false" style:row-height="0.06in"/>
    </style:style>
    <style:style style:name="TBL_0_5_row_84" style:family="table-row">
      <style:table-row-properties style:use-optimal-row-height="false" style:row-height="0.13in"/>
    </style:style>
    <style:style style:name="TBL_0_5_row_85" style:family="table-row">
      <style:table-row-properties style:use-optimal-row-height="false" style:row-height="0.06in"/>
    </style:style>
    <style:style style:name="TBL_0_5_row_86" style:family="table-row">
      <style:table-row-properties style:use-optimal-row-height="false" style:row-height="0.13in"/>
    </style:style>
    <style:style style:name="TBL_0_5_row_87" style:family="table-row">
      <style:table-row-properties style:use-optimal-row-height="false" style:row-height="0.06in"/>
    </style:style>
    <style:style style:name="TBL_0_5_row_88" style:family="table-row">
      <style:table-row-properties style:use-optimal-row-height="false" style:row-height="0.13in"/>
    </style:style>
    <style:style style:name="TBL_0_5_row_89" style:family="table-row">
      <style:table-row-properties style:use-optimal-row-height="false" style:row-height="0.06in"/>
    </style:style>
    <style:style style:name="TBL_0_5_row_90" style:family="table-row">
      <style:table-row-properties style:use-optimal-row-height="false" style:row-height="0.13in"/>
    </style:style>
    <style:style style:name="TBL_0_5_row_91" style:family="table-row">
      <style:table-row-properties style:use-optimal-row-height="false" style:row-height="0.06in"/>
    </style:style>
    <style:style style:name="TBL_0_5_row_92" style:family="table-row">
      <style:table-row-properties style:use-optimal-row-height="false" style:row-height="0.13in"/>
    </style:style>
    <style:style style:name="TBL_0_5_row_93" style:family="table-row">
      <style:table-row-properties style:use-optimal-row-height="false" style:row-height="0.06in"/>
    </style:style>
    <style:style style:name="TBL_0_5_row_94" style:family="table-row">
      <style:table-row-properties style:use-optimal-row-height="false" style:row-height="0.13in"/>
    </style:style>
    <style:style style:name="TBL_0_5_row_95" style:family="table-row">
      <style:table-row-properties style:use-optimal-row-height="false" style:row-height="0.06in"/>
    </style:style>
    <style:style style:name="TBL_0_5_row_96" style:family="table-row">
      <style:table-row-properties style:use-optimal-row-height="false" style:row-height="0.01in"/>
    </style:style>
    <style:style style:name="G45"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5_row_97" style:family="table-row">
      <style:table-row-properties style:use-optimal-row-height="false" style:row-height="0.34in"/>
    </style:style>
    <style:style style:name="TBL_0_5_row_98" style:family="table-row">
      <style:table-row-properties style:use-optimal-row-height="false" style:row-height="0.01in"/>
    </style:style>
    <style:style style:name="TBL_0_5_66" style:family="table">
      <style:table-properties table:align="left" style:width="3.81in"/>
    </style:style>
    <style:style style:name="TBL_0_5_66_col_0" style:family="table-column">
      <style:table-column-properties style:column-width="3.81in"/>
    </style:style>
    <style:style style:name="TBL_0_5_67" style:family="table">
      <style:table-properties table:align="left" style:width="1.18in"/>
    </style:style>
    <style:style style:name="TBL_0_5_67_col_0" style:family="table-column">
      <style:table-column-properties style:column-width="1.18in"/>
    </style:style>
    <style:style style:name="TBL_0_5_row_99" style:family="table-row">
      <style:table-row-properties style:use-optimal-row-height="false" style:row-height="0.12in"/>
    </style:style>
    <style:style style:name="TBL_0_5_row_100" style:family="table-row">
      <style:table-row-properties style:use-optimal-row-height="false" style:row-height="0.01in"/>
    </style:style>
    <style:style style:name="TBL_0_6" style:master-page-name="master_0" style:family="table">
      <style:table-properties table:align="left" style:width="8.26in" fo:break-before="page"/>
    </style:style>
    <style:style style:name="TBL_0_6_col_0" style:family="table-column">
      <style:table-column-properties style:column-width="0.77in"/>
    </style:style>
    <style:style style:name="TBL_0_6_col_1" style:family="table-column">
      <style:table-column-properties style:column-width="0.01in"/>
    </style:style>
    <style:style style:name="TBL_0_6_col_2" style:family="table-column">
      <style:table-column-properties style:column-width="0.01in"/>
    </style:style>
    <style:style style:name="TBL_0_6_col_3" style:family="table-column">
      <style:table-column-properties style:column-width="2.13in"/>
    </style:style>
    <style:style style:name="TBL_0_6_col_4" style:family="table-column">
      <style:table-column-properties style:column-width="0.13in"/>
    </style:style>
    <style:style style:name="TBL_0_6_col_5" style:family="table-column">
      <style:table-column-properties style:column-width="0.73in"/>
    </style:style>
    <style:style style:name="TBL_0_6_col_6" style:family="table-column">
      <style:table-column-properties style:column-width="0.06in"/>
    </style:style>
    <style:style style:name="TBL_0_6_col_7" style:family="table-column">
      <style:table-column-properties style:column-width="0.7in"/>
    </style:style>
    <style:style style:name="TBL_0_6_col_8" style:family="table-column">
      <style:table-column-properties style:column-width="0.36in"/>
    </style:style>
    <style:style style:name="TBL_0_6_col_9" style:family="table-column">
      <style:table-column-properties style:column-width="0.13in"/>
    </style:style>
    <style:style style:name="TBL_0_6_col_10" style:family="table-column">
      <style:table-column-properties style:column-width="1.2in"/>
    </style:style>
    <style:style style:name="TBL_0_6_col_11" style:family="table-column">
      <style:table-column-properties style:column-width="1.16in"/>
    </style:style>
    <style:style style:name="TBL_0_6_col_12" style:family="table-column">
      <style:table-column-properties style:column-width="0.01in"/>
    </style:style>
    <style:style style:name="TBL_0_6_col_13" style:family="table-column">
      <style:table-column-properties style:column-width="0.77in"/>
    </style:style>
    <style:style style:name="TBL_0_6_row_0" style:family="table-row">
      <style:table-row-properties style:use-optimal-row-height="false" style:row-height="0.77in"/>
    </style:style>
    <style:style style:name="TBL_0_6_row_1" style:family="table-row">
      <style:table-row-properties style:use-optimal-row-height="false" style:row-height="0.08in"/>
    </style:style>
    <style:style style:name="TBL_0_6_row_2" style:family="table-row">
      <style:table-row-properties style:use-optimal-row-height="false" style:row-height="0.13in"/>
    </style:style>
    <style:style style:name="TBL_0_6_row_3" style:family="table-row">
      <style:table-row-properties style:use-optimal-row-height="false" style:row-height="0.06in"/>
    </style:style>
    <style:style style:name="TBL_0_6_row_4" style:family="table-row">
      <style:table-row-properties style:use-optimal-row-height="false" style:row-height="0.25in"/>
    </style:style>
    <style:style style:name="TBL_0_6_row_5" style:family="table-row">
      <style:table-row-properties style:use-optimal-row-height="false" style:row-height="0.06in"/>
    </style:style>
    <style:style style:name="TBL_0_6_row_6" style:family="table-row">
      <style:table-row-properties style:use-optimal-row-height="false" style:row-height="0.25in"/>
    </style:style>
    <style:style style:name="TBL_0_6_row_7" style:family="table-row">
      <style:table-row-properties style:use-optimal-row-height="false" style:row-height="0.06in"/>
    </style:style>
    <style:style style:name="TBL_0_6_row_8" style:family="table-row">
      <style:table-row-properties style:use-optimal-row-height="false" style:row-height="0.13in"/>
    </style:style>
    <style:style style:name="TBL_0_6_row_9" style:family="table-row">
      <style:table-row-properties style:use-optimal-row-height="false" style:row-height="0.06in"/>
    </style:style>
    <style:style style:name="TBL_0_6_row_10" style:family="table-row">
      <style:table-row-properties style:use-optimal-row-height="false" style:row-height="0.13in"/>
    </style:style>
    <style:style style:name="TBL_0_6_row_11" style:family="table-row">
      <style:table-row-properties style:use-optimal-row-height="false" style:row-height="0.06in"/>
    </style:style>
    <style:style style:name="TBL_0_6_row_12" style:family="table-row">
      <style:table-row-properties style:use-optimal-row-height="false" style:row-height="0.13in"/>
    </style:style>
    <style:style style:name="TBL_0_6_row_13" style:family="table-row">
      <style:table-row-properties style:use-optimal-row-height="false" style:row-height="0.06in"/>
    </style:style>
    <style:style style:name="TBL_0_6_row_14" style:family="table-row">
      <style:table-row-properties style:use-optimal-row-height="false" style:row-height="0.13in"/>
    </style:style>
    <style:style style:name="TBL_0_6_row_15" style:family="table-row">
      <style:table-row-properties style:use-optimal-row-height="false" style:row-height="0.06in"/>
    </style:style>
    <style:style style:name="TBL_0_6_row_16" style:family="table-row">
      <style:table-row-properties style:use-optimal-row-height="false" style:row-height="0.01in"/>
    </style:style>
    <style:style style:name="G46"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6_row_17" style:family="table-row">
      <style:table-row-properties style:use-optimal-row-height="false" style:row-height="0.12in"/>
    </style:style>
    <style:style style:name="TBL_0_6_row_18" style:family="table-row">
      <style:table-row-properties style:use-optimal-row-height="false" style:row-height="0.13in"/>
    </style:style>
    <style:style style:name="TBL_0_6_row_19" style:family="table-row">
      <style:table-row-properties style:use-optimal-row-height="false" style:row-height="0.06in"/>
    </style:style>
    <style:style style:name="TBL_0_6_row_20" style:family="table-row">
      <style:table-row-properties style:use-optimal-row-height="false" style:row-height="0.13in"/>
    </style:style>
    <style:style style:name="TBL_0_6_row_21" style:family="table-row">
      <style:table-row-properties style:use-optimal-row-height="false" style:row-height="0.06in"/>
    </style:style>
    <style:style style:name="TBL_0_6_row_22" style:family="table-row">
      <style:table-row-properties style:use-optimal-row-height="false" style:row-height="0.13in"/>
    </style:style>
    <style:style style:name="TBL_0_6_row_23" style:family="table-row">
      <style:table-row-properties style:use-optimal-row-height="false" style:row-height="0.06in"/>
    </style:style>
    <style:style style:name="TBL_0_6_row_24" style:family="table-row">
      <style:table-row-properties style:use-optimal-row-height="false" style:row-height="0.13in"/>
    </style:style>
    <style:style style:name="TBL_0_6_row_25" style:family="table-row">
      <style:table-row-properties style:use-optimal-row-height="false" style:row-height="0.06in"/>
    </style:style>
    <style:style style:name="TBL_0_6_row_26" style:family="table-row">
      <style:table-row-properties style:use-optimal-row-height="false" style:row-height="0.13in"/>
    </style:style>
    <style:style style:name="TBL_0_6_row_27" style:family="table-row">
      <style:table-row-properties style:use-optimal-row-height="false" style:row-height="0.06in"/>
    </style:style>
    <style:style style:name="TBL_0_6_row_28" style:family="table-row">
      <style:table-row-properties style:use-optimal-row-height="false" style:row-height="0.13in"/>
    </style:style>
    <style:style style:name="TBL_0_6_row_29" style:family="table-row">
      <style:table-row-properties style:use-optimal-row-height="false" style:row-height="0.06in"/>
    </style:style>
    <style:style style:name="TBL_0_6_row_30" style:family="table-row">
      <style:table-row-properties style:use-optimal-row-height="false" style:row-height="0.13in"/>
    </style:style>
    <style:style style:name="TBL_0_6_row_31" style:family="table-row">
      <style:table-row-properties style:use-optimal-row-height="false" style:row-height="0.06in"/>
    </style:style>
    <style:style style:name="TBL_0_6_row_32" style:family="table-row">
      <style:table-row-properties style:use-optimal-row-height="false" style:row-height="0.01in"/>
    </style:style>
    <style:style style:name="G47"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6_row_33" style:family="table-row">
      <style:table-row-properties style:use-optimal-row-height="false" style:row-height="0.12in"/>
    </style:style>
    <style:style style:name="TBL_0_6_row_34" style:family="table-row">
      <style:table-row-properties style:use-optimal-row-height="false" style:row-height="0.13in"/>
    </style:style>
    <style:style style:name="TBL_0_6_row_35" style:family="table-row">
      <style:table-row-properties style:use-optimal-row-height="false" style:row-height="0.06in"/>
    </style:style>
    <style:style style:name="TBL_0_6_row_36" style:family="table-row">
      <style:table-row-properties style:use-optimal-row-height="false" style:row-height="0.25in"/>
    </style:style>
    <style:style style:name="TBL_0_6_row_37" style:family="table-row">
      <style:table-row-properties style:use-optimal-row-height="false" style:row-height="0.06in"/>
    </style:style>
    <style:style style:name="TBL_0_6_row_38" style:family="table-row">
      <style:table-row-properties style:use-optimal-row-height="false" style:row-height="0.13in"/>
    </style:style>
    <style:style style:name="TBL_0_6_row_39" style:family="table-row">
      <style:table-row-properties style:use-optimal-row-height="false" style:row-height="0.06in"/>
    </style:style>
    <style:style style:name="TBL_0_6_row_40" style:family="table-row">
      <style:table-row-properties style:use-optimal-row-height="false" style:row-height="0.13in"/>
    </style:style>
    <style:style style:name="TBL_0_6_row_41" style:family="table-row">
      <style:table-row-properties style:use-optimal-row-height="false" style:row-height="0.06in"/>
    </style:style>
    <style:style style:name="TBL_0_6_row_42" style:family="table-row">
      <style:table-row-properties style:use-optimal-row-height="false" style:row-height="0.13in"/>
    </style:style>
    <style:style style:name="TBL_0_6_row_43" style:family="table-row">
      <style:table-row-properties style:use-optimal-row-height="false" style:row-height="0.06in"/>
    </style:style>
    <style:style style:name="TBL_0_6_row_44" style:family="table-row">
      <style:table-row-properties style:use-optimal-row-height="false" style:row-height="0.13in"/>
    </style:style>
    <style:style style:name="TBL_0_6_row_45" style:family="table-row">
      <style:table-row-properties style:use-optimal-row-height="false" style:row-height="0.06in"/>
    </style:style>
    <style:style style:name="TBL_0_6_row_46" style:family="table-row">
      <style:table-row-properties style:use-optimal-row-height="false" style:row-height="0.13in"/>
    </style:style>
    <style:style style:name="TBL_0_6_row_47" style:family="table-row">
      <style:table-row-properties style:use-optimal-row-height="false" style:row-height="0.06in"/>
    </style:style>
    <style:style style:name="TBL_0_6_row_48" style:family="table-row">
      <style:table-row-properties style:use-optimal-row-height="false" style:row-height="0.01in"/>
    </style:style>
    <style:style style:name="G48"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6_row_49" style:family="table-row">
      <style:table-row-properties style:use-optimal-row-height="false" style:row-height="0.04in"/>
    </style:style>
    <style:style style:name="TBL_0_6_row_50" style:family="table-row">
      <style:table-row-properties style:use-optimal-row-height="false" style:row-height="0.41in"/>
    </style:style>
    <style:style style:name="TBL_0_6_row_51" style:family="table-row">
      <style:table-row-properties style:use-optimal-row-height="false" style:row-height="0.01in"/>
    </style:style>
    <style:style style:name="TBL_0_6_row_52" style:family="table-row">
      <style:table-row-properties style:use-optimal-row-height="false" style:row-height="0.01in"/>
    </style:style>
    <style:style style:name="G49" style:family="graphic" style:parent-style-name="Graphics">
      <style:graphic-properties draw:fill-color="#FFFFFF" style:horizontal-pos="left" style:horizontal-rel="paragraph" style:vertical-pos="top" style:vertical-rel="paragraph" svg:stroke-color="#000000" draw:stroke="solid" draw:stroke-dash="Dashed" svg:stroke-width="0.027777777777777776in"/>
    </style:style>
    <style:style style:name="TBL_0_6_row_53" style:family="table-row">
      <style:table-row-properties style:use-optimal-row-height="false" style:row-height="0.02in"/>
    </style:style>
    <style:style style:name="TBL_0_6_row_54" style:family="table-row">
      <style:table-row-properties style:use-optimal-row-height="false" style:row-height="0.41in"/>
    </style:style>
    <style:style style:name="TBL_0_6_row_55" style:family="table-row">
      <style:table-row-properties style:use-optimal-row-height="false" style:row-height="0.01in"/>
    </style:style>
    <style:style style:name="TBL_0_6_row_56" style:family="table-row">
      <style:table-row-properties style:use-optimal-row-height="false" style:row-height="0.01in"/>
    </style:style>
    <style:style style:name="G50"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6_row_57" style:family="table-row">
      <style:table-row-properties style:use-optimal-row-height="false" style:row-height="0.11in"/>
    </style:style>
    <style:style style:name="TBL_0_6_row_58" style:family="table-row">
      <style:table-row-properties style:use-optimal-row-height="false" style:row-height="0.13in"/>
    </style:style>
    <style:style style:name="TBL_0_6_row_59" style:family="table-row">
      <style:table-row-properties style:use-optimal-row-height="false" style:row-height="0.06in"/>
    </style:style>
    <style:style style:name="TBL_0_6_row_60" style:family="table-row">
      <style:table-row-properties style:use-optimal-row-height="false" style:row-height="0.13in"/>
    </style:style>
    <style:style style:name="TBL_0_6_row_61" style:family="table-row">
      <style:table-row-properties style:use-optimal-row-height="false" style:row-height="0.06in"/>
    </style:style>
    <style:style style:name="TBL_0_6_row_62" style:family="table-row">
      <style:table-row-properties style:use-optimal-row-height="false" style:row-height="0.13in"/>
    </style:style>
    <style:style style:name="TBL_0_6_row_63" style:family="table-row">
      <style:table-row-properties style:use-optimal-row-height="false" style:row-height="0.06in"/>
    </style:style>
    <style:style style:name="TBL_0_6_row_64" style:family="table-row">
      <style:table-row-properties style:use-optimal-row-height="false" style:row-height="0.13in"/>
    </style:style>
    <style:style style:name="TBL_0_6_row_65" style:family="table-row">
      <style:table-row-properties style:use-optimal-row-height="false" style:row-height="0.11in"/>
    </style:style>
    <style:style style:name="TBL_0_6_row_66" style:family="table-row">
      <style:table-row-properties style:use-optimal-row-height="false" style:row-height="0.05in"/>
    </style:style>
    <style:style style:name="TBL_0_6_row_67" style:family="table-row">
      <style:table-row-properties style:use-optimal-row-height="false" style:row-height="0.13in"/>
    </style:style>
    <style:style style:name="TBL_0_6_row_68" style:family="table-row">
      <style:table-row-properties style:use-optimal-row-height="false" style:row-height="0.06in"/>
    </style:style>
    <style:style style:name="TBL_0_6_row_69" style:family="table-row">
      <style:table-row-properties style:use-optimal-row-height="false" style:row-height="0.13in"/>
    </style:style>
    <style:style style:name="TBL_0_6_row_70" style:family="table-row">
      <style:table-row-properties style:use-optimal-row-height="false" style:row-height="0.06in"/>
    </style:style>
    <style:style style:name="TBL_0_6_row_71" style:family="table-row">
      <style:table-row-properties style:use-optimal-row-height="false" style:row-height="0.13in"/>
    </style:style>
    <style:style style:name="TBL_0_6_row_72" style:family="table-row">
      <style:table-row-properties style:use-optimal-row-height="false" style:row-height="0.08in"/>
    </style:style>
    <style:style style:name="TBL_0_6_row_73" style:family="table-row">
      <style:table-row-properties style:use-optimal-row-height="false" style:row-height="0.13in"/>
    </style:style>
    <style:style style:name="TBL_0_6_row_74" style:family="table-row">
      <style:table-row-properties style:use-optimal-row-height="false" style:row-height="0.06in"/>
    </style:style>
    <style:style style:name="TBL_0_6_row_75" style:family="table-row">
      <style:table-row-properties style:use-optimal-row-height="false" style:row-height="0.01in"/>
    </style:style>
    <style:style style:name="G51"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6_row_76" style:family="table-row">
      <style:table-row-properties style:use-optimal-row-height="false" style:row-height="0.12in"/>
    </style:style>
    <style:style style:name="TBL_0_6_row_77" style:family="table-row">
      <style:table-row-properties style:use-optimal-row-height="false" style:row-height="0.13in"/>
    </style:style>
    <style:style style:name="TBL_0_6_row_78" style:family="table-row">
      <style:table-row-properties style:use-optimal-row-height="false" style:row-height="0.06in"/>
    </style:style>
    <style:style style:name="TBL_0_6_row_79" style:family="table-row">
      <style:table-row-properties style:use-optimal-row-height="false" style:row-height="0.13in"/>
    </style:style>
    <style:style style:name="TBL_0_6_row_80" style:family="table-row">
      <style:table-row-properties style:use-optimal-row-height="false" style:row-height="0.06in"/>
    </style:style>
    <style:style style:name="TBL_0_6_row_81" style:family="table-row">
      <style:table-row-properties style:use-optimal-row-height="false" style:row-height="0.13in"/>
    </style:style>
    <style:style style:name="TBL_0_6_row_82" style:family="table-row">
      <style:table-row-properties style:use-optimal-row-height="false" style:row-height="0.06in"/>
    </style:style>
    <style:style style:name="TBL_0_6_row_83" style:family="table-row">
      <style:table-row-properties style:use-optimal-row-height="false" style:row-height="0.13in"/>
    </style:style>
    <style:style style:name="TBL_0_6_row_84" style:family="table-row">
      <style:table-row-properties style:use-optimal-row-height="false" style:row-height="0.05in"/>
    </style:style>
    <style:style style:name="TBL_0_6_row_85" style:family="table-row">
      <style:table-row-properties style:use-optimal-row-height="false" style:row-height="0.13in"/>
    </style:style>
    <style:style style:name="TBL_0_6_row_86" style:family="table-row">
      <style:table-row-properties style:use-optimal-row-height="false" style:row-height="0.06in"/>
    </style:style>
    <style:style style:name="TBL_0_6_row_87" style:family="table-row">
      <style:table-row-properties style:use-optimal-row-height="false" style:row-height="0.13in"/>
    </style:style>
    <style:style style:name="TBL_0_6_row_88" style:family="table-row">
      <style:table-row-properties style:use-optimal-row-height="false" style:row-height="0.06in"/>
    </style:style>
    <style:style style:name="TBL_0_6_row_89" style:family="table-row">
      <style:table-row-properties style:use-optimal-row-height="false" style:row-height="0.13in"/>
    </style:style>
    <style:style style:name="TBL_0_6_row_90" style:family="table-row">
      <style:table-row-properties style:use-optimal-row-height="false" style:row-height="0.08in"/>
    </style:style>
    <style:style style:name="TBL_0_6_row_91" style:family="table-row">
      <style:table-row-properties style:use-optimal-row-height="false" style:row-height="0.13in"/>
    </style:style>
    <style:style style:name="TBL_0_6_row_92" style:family="table-row">
      <style:table-row-properties style:use-optimal-row-height="false" style:row-height="0.06in"/>
    </style:style>
    <style:style style:name="TBL_0_6_row_93" style:family="table-row">
      <style:table-row-properties style:use-optimal-row-height="false" style:row-height="0.01in"/>
    </style:style>
    <style:style style:name="G52"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6_row_94" style:family="table-row">
      <style:table-row-properties style:use-optimal-row-height="false" style:row-height="0.8in"/>
    </style:style>
    <style:style style:name="TBL_0_6_row_95" style:family="table-row">
      <style:table-row-properties style:use-optimal-row-height="false" style:row-height="0.01in"/>
    </style:style>
    <style:style style:name="TBL_0_6_68" style:family="table">
      <style:table-properties table:align="left" style:width="3.81in"/>
    </style:style>
    <style:style style:name="TBL_0_6_68_col_0" style:family="table-column">
      <style:table-column-properties style:column-width="3.81in"/>
    </style:style>
    <style:style style:name="TBL_0_6_69" style:family="table">
      <style:table-properties table:align="left" style:width="1.18in"/>
    </style:style>
    <style:style style:name="TBL_0_6_69_col_0" style:family="table-column">
      <style:table-column-properties style:column-width="1.18in"/>
    </style:style>
    <style:style style:name="TBL_0_6_row_96" style:family="table-row">
      <style:table-row-properties style:use-optimal-row-height="false" style:row-height="0.12in"/>
    </style:style>
    <style:style style:name="TBL_0_6_row_97" style:family="table-row">
      <style:table-row-properties style:use-optimal-row-height="false" style:row-height="0.01in"/>
    </style:style>
    <style:style style:name="TBL_0_7" style:master-page-name="master_0" style:family="table">
      <style:table-properties table:align="left" style:width="8.26in" fo:break-before="page"/>
    </style:style>
    <style:style style:name="TBL_0_7_col_0" style:family="table-column">
      <style:table-column-properties style:column-width="0.77in"/>
    </style:style>
    <style:style style:name="TBL_0_7_col_1" style:family="table-column">
      <style:table-column-properties style:column-width="0.02in"/>
    </style:style>
    <style:style style:name="TBL_0_7_col_2" style:family="table-column">
      <style:table-column-properties style:column-width="2.13in"/>
    </style:style>
    <style:style style:name="TBL_0_7_col_3" style:family="table-column">
      <style:table-column-properties style:column-width="0.13in"/>
    </style:style>
    <style:style style:name="TBL_0_7_col_4" style:family="table-column">
      <style:table-column-properties style:column-width="0.73in"/>
    </style:style>
    <style:style style:name="TBL_0_7_col_5" style:family="table-column">
      <style:table-column-properties style:column-width="0.06in"/>
    </style:style>
    <style:style style:name="TBL_0_7_col_6" style:family="table-column">
      <style:table-column-properties style:column-width="0.7in"/>
    </style:style>
    <style:style style:name="TBL_0_7_col_7" style:family="table-column">
      <style:table-column-properties style:column-width="0.36in"/>
    </style:style>
    <style:style style:name="TBL_0_7_col_8" style:family="table-column">
      <style:table-column-properties style:column-width="0.13in"/>
    </style:style>
    <style:style style:name="TBL_0_7_col_9" style:family="table-column">
      <style:table-column-properties style:column-width="1.2in"/>
    </style:style>
    <style:style style:name="TBL_0_7_col_10" style:family="table-column">
      <style:table-column-properties style:column-width="1.18in"/>
    </style:style>
    <style:style style:name="TBL_0_7_col_11" style:family="table-column">
      <style:table-column-properties style:column-width="0.77in"/>
    </style:style>
    <style:style style:name="TBL_0_7_row_0" style:family="table-row">
      <style:table-row-properties style:use-optimal-row-height="false" style:row-height="0.77in"/>
    </style:style>
    <style:style style:name="TBL_0_7_row_1" style:family="table-row">
      <style:table-row-properties style:use-optimal-row-height="false" style:row-height="0.08in"/>
    </style:style>
    <style:style style:name="TBL_0_7_row_2" style:family="table-row">
      <style:table-row-properties style:use-optimal-row-height="false" style:row-height="0.13in"/>
    </style:style>
    <style:style style:name="TBL_0_7_row_3" style:family="table-row">
      <style:table-row-properties style:use-optimal-row-height="false" style:row-height="0.06in"/>
    </style:style>
    <style:style style:name="TBL_0_7_row_4" style:family="table-row">
      <style:table-row-properties style:use-optimal-row-height="false" style:row-height="0.13in"/>
    </style:style>
    <style:style style:name="TBL_0_7_row_5" style:family="table-row">
      <style:table-row-properties style:use-optimal-row-height="false" style:row-height="0.06in"/>
    </style:style>
    <style:style style:name="TBL_0_7_row_6" style:family="table-row">
      <style:table-row-properties style:use-optimal-row-height="false" style:row-height="0.13in"/>
    </style:style>
    <style:style style:name="TBL_0_7_row_7" style:family="table-row">
      <style:table-row-properties style:use-optimal-row-height="false" style:row-height="0.06in"/>
    </style:style>
    <style:style style:name="TBL_0_7_row_8" style:family="table-row">
      <style:table-row-properties style:use-optimal-row-height="false" style:row-height="0.13in"/>
    </style:style>
    <style:style style:name="TBL_0_7_row_9" style:family="table-row">
      <style:table-row-properties style:use-optimal-row-height="false" style:row-height="0.11in"/>
    </style:style>
    <style:style style:name="TBL_0_7_row_10" style:family="table-row">
      <style:table-row-properties style:use-optimal-row-height="false" style:row-height="0.05in"/>
    </style:style>
    <style:style style:name="TBL_0_7_row_11" style:family="table-row">
      <style:table-row-properties style:use-optimal-row-height="false" style:row-height="0.13in"/>
    </style:style>
    <style:style style:name="TBL_0_7_row_12" style:family="table-row">
      <style:table-row-properties style:use-optimal-row-height="false" style:row-height="0.06in"/>
    </style:style>
    <style:style style:name="TBL_0_7_row_13" style:family="table-row">
      <style:table-row-properties style:use-optimal-row-height="false" style:row-height="0.13in"/>
    </style:style>
    <style:style style:name="TBL_0_7_row_14" style:family="table-row">
      <style:table-row-properties style:use-optimal-row-height="false" style:row-height="0.06in"/>
    </style:style>
    <style:style style:name="TBL_0_7_row_15" style:family="table-row">
      <style:table-row-properties style:use-optimal-row-height="false" style:row-height="0.13in"/>
    </style:style>
    <style:style style:name="TBL_0_7_row_16" style:family="table-row">
      <style:table-row-properties style:use-optimal-row-height="false" style:row-height="0.08in"/>
    </style:style>
    <style:style style:name="TBL_0_7_row_17" style:family="table-row">
      <style:table-row-properties style:use-optimal-row-height="false" style:row-height="0.13in"/>
    </style:style>
    <style:style style:name="TBL_0_7_row_18" style:family="table-row">
      <style:table-row-properties style:use-optimal-row-height="false" style:row-height="0.06in"/>
    </style:style>
    <style:style style:name="TBL_0_7_row_19" style:family="table-row">
      <style:table-row-properties style:use-optimal-row-height="false" style:row-height="0.01in"/>
    </style:style>
    <style:style style:name="G53"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7_row_20" style:family="table-row">
      <style:table-row-properties style:use-optimal-row-height="false" style:row-height="0.12in"/>
    </style:style>
    <style:style style:name="TBL_0_7_row_21" style:family="table-row">
      <style:table-row-properties style:use-optimal-row-height="false" style:row-height="0.13in"/>
    </style:style>
    <style:style style:name="TBL_0_7_row_22" style:family="table-row">
      <style:table-row-properties style:use-optimal-row-height="false" style:row-height="0.06in"/>
    </style:style>
    <style:style style:name="TBL_0_7_row_23" style:family="table-row">
      <style:table-row-properties style:use-optimal-row-height="false" style:row-height="0.13in"/>
    </style:style>
    <style:style style:name="TBL_0_7_row_24" style:family="table-row">
      <style:table-row-properties style:use-optimal-row-height="false" style:row-height="0.06in"/>
    </style:style>
    <style:style style:name="TBL_0_7_row_25" style:family="table-row">
      <style:table-row-properties style:use-optimal-row-height="false" style:row-height="0.13in"/>
    </style:style>
    <style:style style:name="TBL_0_7_row_26" style:family="table-row">
      <style:table-row-properties style:use-optimal-row-height="false" style:row-height="0.06in"/>
    </style:style>
    <style:style style:name="TBL_0_7_row_27" style:family="table-row">
      <style:table-row-properties style:use-optimal-row-height="false" style:row-height="0.13in"/>
    </style:style>
    <style:style style:name="TBL_0_7_row_28" style:family="table-row">
      <style:table-row-properties style:use-optimal-row-height="false" style:row-height="0.11in"/>
    </style:style>
    <style:style style:name="TBL_0_7_row_29" style:family="table-row">
      <style:table-row-properties style:use-optimal-row-height="false" style:row-height="0.05in"/>
    </style:style>
    <style:style style:name="TBL_0_7_row_30" style:family="table-row">
      <style:table-row-properties style:use-optimal-row-height="false" style:row-height="0.13in"/>
    </style:style>
    <style:style style:name="TBL_0_7_row_31" style:family="table-row">
      <style:table-row-properties style:use-optimal-row-height="false" style:row-height="0.06in"/>
    </style:style>
    <style:style style:name="TBL_0_7_row_32" style:family="table-row">
      <style:table-row-properties style:use-optimal-row-height="false" style:row-height="0.13in"/>
    </style:style>
    <style:style style:name="TBL_0_7_row_33" style:family="table-row">
      <style:table-row-properties style:use-optimal-row-height="false" style:row-height="0.06in"/>
    </style:style>
    <style:style style:name="TBL_0_7_row_34" style:family="table-row">
      <style:table-row-properties style:use-optimal-row-height="false" style:row-height="0.13in"/>
    </style:style>
    <style:style style:name="TBL_0_7_row_35" style:family="table-row">
      <style:table-row-properties style:use-optimal-row-height="false" style:row-height="0.08in"/>
    </style:style>
    <style:style style:name="TBL_0_7_row_36" style:family="table-row">
      <style:table-row-properties style:use-optimal-row-height="false" style:row-height="0.13in"/>
    </style:style>
    <style:style style:name="TBL_0_7_row_37" style:family="table-row">
      <style:table-row-properties style:use-optimal-row-height="false" style:row-height="0.06in"/>
    </style:style>
    <style:style style:name="TBL_0_7_row_38" style:family="table-row">
      <style:table-row-properties style:use-optimal-row-height="false" style:row-height="0.01in"/>
    </style:style>
    <style:style style:name="G54"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7_row_39" style:family="table-row">
      <style:table-row-properties style:use-optimal-row-height="false" style:row-height="0.12in"/>
    </style:style>
    <style:style style:name="TBL_0_7_row_40" style:family="table-row">
      <style:table-row-properties style:use-optimal-row-height="false" style:row-height="0.13in"/>
    </style:style>
    <style:style style:name="TBL_0_7_row_41" style:family="table-row">
      <style:table-row-properties style:use-optimal-row-height="false" style:row-height="0.06in"/>
    </style:style>
    <style:style style:name="TBL_0_7_row_42" style:family="table-row">
      <style:table-row-properties style:use-optimal-row-height="false" style:row-height="0.13in"/>
    </style:style>
    <style:style style:name="TBL_0_7_row_43" style:family="table-row">
      <style:table-row-properties style:use-optimal-row-height="false" style:row-height="0.06in"/>
    </style:style>
    <style:style style:name="TBL_0_7_row_44" style:family="table-row">
      <style:table-row-properties style:use-optimal-row-height="false" style:row-height="0.13in"/>
    </style:style>
    <style:style style:name="TBL_0_7_row_45" style:family="table-row">
      <style:table-row-properties style:use-optimal-row-height="false" style:row-height="0.06in"/>
    </style:style>
    <style:style style:name="TBL_0_7_row_46" style:family="table-row">
      <style:table-row-properties style:use-optimal-row-height="false" style:row-height="0.13in"/>
    </style:style>
    <style:style style:name="TBL_0_7_row_47" style:family="table-row">
      <style:table-row-properties style:use-optimal-row-height="false" style:row-height="0.05in"/>
    </style:style>
    <style:style style:name="TBL_0_7_row_48" style:family="table-row">
      <style:table-row-properties style:use-optimal-row-height="false" style:row-height="0.13in"/>
    </style:style>
    <style:style style:name="TBL_0_7_row_49" style:family="table-row">
      <style:table-row-properties style:use-optimal-row-height="false" style:row-height="0.06in"/>
    </style:style>
    <style:style style:name="TBL_0_7_row_50" style:family="table-row">
      <style:table-row-properties style:use-optimal-row-height="false" style:row-height="0.13in"/>
    </style:style>
    <style:style style:name="TBL_0_7_row_51" style:family="table-row">
      <style:table-row-properties style:use-optimal-row-height="false" style:row-height="0.06in"/>
    </style:style>
    <style:style style:name="TBL_0_7_row_52" style:family="table-row">
      <style:table-row-properties style:use-optimal-row-height="false" style:row-height="0.13in"/>
    </style:style>
    <style:style style:name="TBL_0_7_row_53" style:family="table-row">
      <style:table-row-properties style:use-optimal-row-height="false" style:row-height="0.08in"/>
    </style:style>
    <style:style style:name="TBL_0_7_row_54" style:family="table-row">
      <style:table-row-properties style:use-optimal-row-height="false" style:row-height="0.13in"/>
    </style:style>
    <style:style style:name="TBL_0_7_row_55" style:family="table-row">
      <style:table-row-properties style:use-optimal-row-height="false" style:row-height="0.06in"/>
    </style:style>
    <style:style style:name="TBL_0_7_row_56" style:family="table-row">
      <style:table-row-properties style:use-optimal-row-height="false" style:row-height="0.01in"/>
    </style:style>
    <style:style style:name="G55"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7_row_57" style:family="table-row">
      <style:table-row-properties style:use-optimal-row-height="false" style:row-height="0.12in"/>
    </style:style>
    <style:style style:name="TBL_0_7_row_58" style:family="table-row">
      <style:table-row-properties style:use-optimal-row-height="false" style:row-height="0.13in"/>
    </style:style>
    <style:style style:name="TBL_0_7_row_59" style:family="table-row">
      <style:table-row-properties style:use-optimal-row-height="false" style:row-height="0.06in"/>
    </style:style>
    <style:style style:name="TBL_0_7_row_60" style:family="table-row">
      <style:table-row-properties style:use-optimal-row-height="false" style:row-height="0.13in"/>
    </style:style>
    <style:style style:name="TBL_0_7_row_61" style:family="table-row">
      <style:table-row-properties style:use-optimal-row-height="false" style:row-height="0.06in"/>
    </style:style>
    <style:style style:name="TBL_0_7_row_62" style:family="table-row">
      <style:table-row-properties style:use-optimal-row-height="false" style:row-height="0.13in"/>
    </style:style>
    <style:style style:name="TBL_0_7_row_63" style:family="table-row">
      <style:table-row-properties style:use-optimal-row-height="false" style:row-height="0.06in"/>
    </style:style>
    <style:style style:name="TBL_0_7_row_64" style:family="table-row">
      <style:table-row-properties style:use-optimal-row-height="false" style:row-height="0.13in"/>
    </style:style>
    <style:style style:name="TBL_0_7_row_65" style:family="table-row">
      <style:table-row-properties style:use-optimal-row-height="false" style:row-height="0.11in"/>
    </style:style>
    <style:style style:name="TBL_0_7_row_66" style:family="table-row">
      <style:table-row-properties style:use-optimal-row-height="false" style:row-height="0.05in"/>
    </style:style>
    <style:style style:name="TBL_0_7_row_67" style:family="table-row">
      <style:table-row-properties style:use-optimal-row-height="false" style:row-height="0.13in"/>
    </style:style>
    <style:style style:name="TBL_0_7_row_68" style:family="table-row">
      <style:table-row-properties style:use-optimal-row-height="false" style:row-height="0.06in"/>
    </style:style>
    <style:style style:name="TBL_0_7_row_69" style:family="table-row">
      <style:table-row-properties style:use-optimal-row-height="false" style:row-height="0.13in"/>
    </style:style>
    <style:style style:name="TBL_0_7_row_70" style:family="table-row">
      <style:table-row-properties style:use-optimal-row-height="false" style:row-height="0.06in"/>
    </style:style>
    <style:style style:name="TBL_0_7_row_71" style:family="table-row">
      <style:table-row-properties style:use-optimal-row-height="false" style:row-height="0.13in"/>
    </style:style>
    <style:style style:name="TBL_0_7_row_72" style:family="table-row">
      <style:table-row-properties style:use-optimal-row-height="false" style:row-height="0.08in"/>
    </style:style>
    <style:style style:name="TBL_0_7_row_73" style:family="table-row">
      <style:table-row-properties style:use-optimal-row-height="false" style:row-height="0.13in"/>
    </style:style>
    <style:style style:name="TBL_0_7_row_74" style:family="table-row">
      <style:table-row-properties style:use-optimal-row-height="false" style:row-height="0.06in"/>
    </style:style>
    <style:style style:name="TBL_0_7_row_75" style:family="table-row">
      <style:table-row-properties style:use-optimal-row-height="false" style:row-height="0.01in"/>
    </style:style>
    <style:style style:name="G56"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7_row_76" style:family="table-row">
      <style:table-row-properties style:use-optimal-row-height="false" style:row-height="0.12in"/>
    </style:style>
    <style:style style:name="TBL_0_7_row_77" style:family="table-row">
      <style:table-row-properties style:use-optimal-row-height="false" style:row-height="0.13in"/>
    </style:style>
    <style:style style:name="TBL_0_7_row_78" style:family="table-row">
      <style:table-row-properties style:use-optimal-row-height="false" style:row-height="0.06in"/>
    </style:style>
    <style:style style:name="TBL_0_7_row_79" style:family="table-row">
      <style:table-row-properties style:use-optimal-row-height="false" style:row-height="0.13in"/>
    </style:style>
    <style:style style:name="TBL_0_7_row_80" style:family="table-row">
      <style:table-row-properties style:use-optimal-row-height="false" style:row-height="0.06in"/>
    </style:style>
    <style:style style:name="TBL_0_7_row_81" style:family="table-row">
      <style:table-row-properties style:use-optimal-row-height="false" style:row-height="0.13in"/>
    </style:style>
    <style:style style:name="TBL_0_7_row_82" style:family="table-row">
      <style:table-row-properties style:use-optimal-row-height="false" style:row-height="0.06in"/>
    </style:style>
    <style:style style:name="TBL_0_7_row_83" style:family="table-row">
      <style:table-row-properties style:use-optimal-row-height="false" style:row-height="0.13in"/>
    </style:style>
    <style:style style:name="TBL_0_7_row_84" style:family="table-row">
      <style:table-row-properties style:use-optimal-row-height="false" style:row-height="0.11in"/>
    </style:style>
    <style:style style:name="TBL_0_7_row_85" style:family="table-row">
      <style:table-row-properties style:use-optimal-row-height="false" style:row-height="0.05in"/>
    </style:style>
    <style:style style:name="TBL_0_7_row_86" style:family="table-row">
      <style:table-row-properties style:use-optimal-row-height="false" style:row-height="0.13in"/>
    </style:style>
    <style:style style:name="TBL_0_7_row_87" style:family="table-row">
      <style:table-row-properties style:use-optimal-row-height="false" style:row-height="0.06in"/>
    </style:style>
    <style:style style:name="TBL_0_7_row_88" style:family="table-row">
      <style:table-row-properties style:use-optimal-row-height="false" style:row-height="0.13in"/>
    </style:style>
    <style:style style:name="TBL_0_7_row_89" style:family="table-row">
      <style:table-row-properties style:use-optimal-row-height="false" style:row-height="0.06in"/>
    </style:style>
    <style:style style:name="TBL_0_7_row_90" style:family="table-row">
      <style:table-row-properties style:use-optimal-row-height="false" style:row-height="0.13in"/>
    </style:style>
    <style:style style:name="TBL_0_7_row_91" style:family="table-row">
      <style:table-row-properties style:use-optimal-row-height="false" style:row-height="0.08in"/>
    </style:style>
    <style:style style:name="TBL_0_7_row_92" style:family="table-row">
      <style:table-row-properties style:use-optimal-row-height="false" style:row-height="0.13in"/>
    </style:style>
    <style:style style:name="TBL_0_7_row_93" style:family="table-row">
      <style:table-row-properties style:use-optimal-row-height="false" style:row-height="0.06in"/>
    </style:style>
    <style:style style:name="TBL_0_7_row_94" style:family="table-row">
      <style:table-row-properties style:use-optimal-row-height="false" style:row-height="0.01in"/>
    </style:style>
    <style:style style:name="G57"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7_row_95" style:family="table-row">
      <style:table-row-properties style:use-optimal-row-height="false" style:row-height="1.12in"/>
    </style:style>
    <style:style style:name="TBL_0_7_row_96" style:family="table-row">
      <style:table-row-properties style:use-optimal-row-height="false" style:row-height="0.01in"/>
    </style:style>
    <style:style style:name="TBL_0_7_71" style:family="table">
      <style:table-properties table:align="left" style:width="3.81in"/>
    </style:style>
    <style:style style:name="TBL_0_7_71_col_0" style:family="table-column">
      <style:table-column-properties style:column-width="3.81in"/>
    </style:style>
    <style:style style:name="TBL_0_7_72" style:family="table">
      <style:table-properties table:align="left" style:width="1.18in"/>
    </style:style>
    <style:style style:name="TBL_0_7_72_col_0" style:family="table-column">
      <style:table-column-properties style:column-width="1.18in"/>
    </style:style>
    <style:style style:name="TBL_0_7_row_97" style:family="table-row">
      <style:table-row-properties style:use-optimal-row-height="false" style:row-height="0.12in"/>
    </style:style>
    <style:style style:name="TBL_0_7_row_98" style:family="table-row">
      <style:table-row-properties style:use-optimal-row-height="false" style:row-height="0.01in"/>
    </style:style>
    <style:style style:name="TBL_0_8" style:master-page-name="master_0" style:family="table">
      <style:table-properties table:align="left" style:width="8.26in" fo:break-before="page"/>
    </style:style>
    <style:style style:name="TBL_0_8_col_0" style:family="table-column">
      <style:table-column-properties style:column-width="0.77in"/>
    </style:style>
    <style:style style:name="TBL_0_8_col_1" style:family="table-column">
      <style:table-column-properties style:column-width="0.02in"/>
    </style:style>
    <style:style style:name="TBL_0_8_col_2" style:family="table-column">
      <style:table-column-properties style:column-width="2.13in"/>
    </style:style>
    <style:style style:name="TBL_0_8_col_3" style:family="table-column">
      <style:table-column-properties style:column-width="0.13in"/>
    </style:style>
    <style:style style:name="TBL_0_8_col_4" style:family="table-column">
      <style:table-column-properties style:column-width="0.73in"/>
    </style:style>
    <style:style style:name="TBL_0_8_col_5" style:family="table-column">
      <style:table-column-properties style:column-width="0.06in"/>
    </style:style>
    <style:style style:name="TBL_0_8_col_6" style:family="table-column">
      <style:table-column-properties style:column-width="0.7in"/>
    </style:style>
    <style:style style:name="TBL_0_8_col_7" style:family="table-column">
      <style:table-column-properties style:column-width="0.36in"/>
    </style:style>
    <style:style style:name="TBL_0_8_col_8" style:family="table-column">
      <style:table-column-properties style:column-width="0.13in"/>
    </style:style>
    <style:style style:name="TBL_0_8_col_9" style:family="table-column">
      <style:table-column-properties style:column-width="1.2in"/>
    </style:style>
    <style:style style:name="TBL_0_8_col_10" style:family="table-column">
      <style:table-column-properties style:column-width="1.18in"/>
    </style:style>
    <style:style style:name="TBL_0_8_col_11" style:family="table-column">
      <style:table-column-properties style:column-width="0.77in"/>
    </style:style>
    <style:style style:name="TBL_0_8_row_0" style:family="table-row">
      <style:table-row-properties style:use-optimal-row-height="false" style:row-height="0.77in"/>
    </style:style>
    <style:style style:name="TBL_0_8_row_1" style:family="table-row">
      <style:table-row-properties style:use-optimal-row-height="false" style:row-height="0.08in"/>
    </style:style>
    <style:style style:name="TBL_0_8_row_2" style:family="table-row">
      <style:table-row-properties style:use-optimal-row-height="false" style:row-height="0.13in"/>
    </style:style>
    <style:style style:name="TBL_0_8_row_3" style:family="table-row">
      <style:table-row-properties style:use-optimal-row-height="false" style:row-height="0.06in"/>
    </style:style>
    <style:style style:name="TBL_0_8_row_4" style:family="table-row">
      <style:table-row-properties style:use-optimal-row-height="false" style:row-height="0.13in"/>
    </style:style>
    <style:style style:name="TBL_0_8_row_5" style:family="table-row">
      <style:table-row-properties style:use-optimal-row-height="false" style:row-height="0.06in"/>
    </style:style>
    <style:style style:name="TBL_0_8_row_6" style:family="table-row">
      <style:table-row-properties style:use-optimal-row-height="false" style:row-height="0.13in"/>
    </style:style>
    <style:style style:name="TBL_0_8_row_7" style:family="table-row">
      <style:table-row-properties style:use-optimal-row-height="false" style:row-height="0.06in"/>
    </style:style>
    <style:style style:name="TBL_0_8_row_8" style:family="table-row">
      <style:table-row-properties style:use-optimal-row-height="false" style:row-height="0.13in"/>
    </style:style>
    <style:style style:name="TBL_0_8_row_9" style:family="table-row">
      <style:table-row-properties style:use-optimal-row-height="false" style:row-height="0.11in"/>
    </style:style>
    <style:style style:name="TBL_0_8_row_10" style:family="table-row">
      <style:table-row-properties style:use-optimal-row-height="false" style:row-height="0.05in"/>
    </style:style>
    <style:style style:name="TBL_0_8_row_11" style:family="table-row">
      <style:table-row-properties style:use-optimal-row-height="false" style:row-height="0.13in"/>
    </style:style>
    <style:style style:name="TBL_0_8_row_12" style:family="table-row">
      <style:table-row-properties style:use-optimal-row-height="false" style:row-height="0.06in"/>
    </style:style>
    <style:style style:name="TBL_0_8_row_13" style:family="table-row">
      <style:table-row-properties style:use-optimal-row-height="false" style:row-height="0.13in"/>
    </style:style>
    <style:style style:name="TBL_0_8_row_14" style:family="table-row">
      <style:table-row-properties style:use-optimal-row-height="false" style:row-height="0.06in"/>
    </style:style>
    <style:style style:name="TBL_0_8_row_15" style:family="table-row">
      <style:table-row-properties style:use-optimal-row-height="false" style:row-height="0.13in"/>
    </style:style>
    <style:style style:name="TBL_0_8_row_16" style:family="table-row">
      <style:table-row-properties style:use-optimal-row-height="false" style:row-height="0.08in"/>
    </style:style>
    <style:style style:name="TBL_0_8_row_17" style:family="table-row">
      <style:table-row-properties style:use-optimal-row-height="false" style:row-height="0.13in"/>
    </style:style>
    <style:style style:name="TBL_0_8_row_18" style:family="table-row">
      <style:table-row-properties style:use-optimal-row-height="false" style:row-height="0.06in"/>
    </style:style>
    <style:style style:name="TBL_0_8_row_19" style:family="table-row">
      <style:table-row-properties style:use-optimal-row-height="false" style:row-height="0.01in"/>
    </style:style>
    <style:style style:name="G58"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8_row_20" style:family="table-row">
      <style:table-row-properties style:use-optimal-row-height="false" style:row-height="0.04in"/>
    </style:style>
    <style:style style:name="TBL_0_8_row_21" style:family="table-row">
      <style:table-row-properties style:use-optimal-row-height="false" style:row-height="8.63in"/>
    </style:style>
    <style:style style:name="TBL_0_8_row_22" style:family="table-row">
      <style:table-row-properties style:use-optimal-row-height="false" style:row-height="0.01in"/>
    </style:style>
    <style:style style:name="TBL_0_8_19" style:family="table">
      <style:table-properties table:align="left" style:width="3.81in"/>
    </style:style>
    <style:style style:name="TBL_0_8_19_col_0" style:family="table-column">
      <style:table-column-properties style:column-width="3.81in"/>
    </style:style>
    <style:style style:name="TBL_0_8_20" style:family="table">
      <style:table-properties table:align="left" style:width="1.18in"/>
    </style:style>
    <style:style style:name="TBL_0_8_20_col_0" style:family="table-column">
      <style:table-column-properties style:column-width="1.18in"/>
    </style:style>
    <style:style style:name="TBL_0_8_row_23" style:family="table-row">
      <style:table-row-properties style:use-optimal-row-height="false" style:row-height="0.12in"/>
    </style:style>
    <style:style style:name="TBL_0_8_row_24" style:family="table-row">
      <style:table-row-properties style:use-optimal-row-height="false" style:row-height="0.01in"/>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_0_0">
        <table:table-column table:style-name="TBL_0_0_col_0">
</table:table-column>
        <table:table-column table:style-name="TBL_0_0_col_1">
</table:table-column>
        <table:table-column table:style-name="TBL_0_0_col_2">
</table:table-column>
        <table:table-column table:style-name="TBL_0_0_col_3">
</table:table-column>
        <table:table-column table:style-name="TBL_0_0_col_4">
</table:table-column>
        <table:table-column table:style-name="TBL_0_0_col_5">
</table:table-column>
        <table:table-row table:style-name="TBL_0_0_row_0">
          <table:table-cell table:style-name="C0"/>
          <table:table-cell table:style-name="C0"/>
          <table:table-cell table:style-name="C0"/>
          <table:table-cell table:style-name="C0"/>
          <table:table-cell table:style-name="C0"/>
          <table:table-cell table:style-name="C0"/>
        </table:table-row>
        <table:table-row table:style-name="TBL_0_0_row_1">
          <table:table-cell table:style-name="C0"/>
          <table:table-cell table:style-name="C0"/>
          <table:table-cell table:style-name="C1">
            <text:p><text:bookmark text:name="JR_PAGE_ANCHOR_0_1"/>
<draw:frame text:anchor-type="paragraph" draw:style-name="G0" svg:x="0.0in" svg:y="0.0in" svg:width="4.3in" svg:height="0.75in"><draw:image xlink:href="Pictures/img_0_0_11" xlink:type="simple" xlink:show="embed" xlink:actuate="onLoad"/>
</draw:frame></text:p>
          </table:table-cell>
          <table:table-cell table:style-name="C0"/>
          <table:table-cell table:style-name="C1">
            <text:p><draw:frame text:anchor-type="paragraph" draw:style-name="G1" svg:x="0.0in" svg:y="0.0in" svg:width="0.61in" svg:height="0.61in"><draw:image xlink:href="Pictures/img_0_0_0" xlink:type="simple" xlink:show="embed" xlink:actuate="onLoad"/>
</draw:frame></text:p>
          </table:table-cell>
          <table:table-cell table:style-name="C0"/>
        </table:table-row>
        <table:table-row table:style-name="TBL_0_0_row_2">
          <table:table-cell table:style-name="C0"/>
          <table:table-cell table:style-name="C0"/>
          <table:table-cell table:style-name="C0"/>
          <table:table-cell table:style-name="C0"/>
          <table:table-cell table:style-name="C0"/>
          <table:table-cell table:style-name="C0"/>
        </table:table-row>
        <table:table-row table:style-name="TBL_0_0_row_3">
          <table:table-cell table:style-name="C0"/>
          <table:table-cell table:style-name="C0"/>
          <table:table-cell table:style-name="C1" table:number-columns-spanned="3">
            <text:p text:style-name="P0"><text:span text:style-name="T0">Currículum vitae</text:span></text:p>
          </table:table-cell>
          <table:covered-table-cell/>
          <table:covered-table-cell/>
          <table:table-cell table:style-name="C0"/>
        </table:table-row>
        <table:table-row table:style-name="TBL_0_0_row_4">
          <table:table-cell table:style-name="C0"/>
          <table:table-cell table:style-name="C0"/>
          <table:table-cell table:style-name="C1" table:number-columns-spanned="3">
            <text:p text:style-name="P0"><text:span text:style-name="T1">Imprès normalitzat (DRAC)</text:span></text:p>
          </table:table-cell>
          <table:covered-table-cell/>
          <table:covered-table-cell/>
          <table:table-cell table:style-name="C0"/>
        </table:table-row>
        <table:table-row table:style-name="TBL_0_0_row_5">
          <table:table-cell table:style-name="C0"/>
          <table:table-cell table:style-name="C0"/>
          <table:table-cell table:style-name="C0"/>
          <table:table-cell table:style-name="C0"/>
          <table:table-cell table:style-name="C0"/>
          <table:table-cell table:style-name="C0"/>
        </table:table-row>
        <table:table-row table:style-name="TBL_0_0_row_6">
          <table:table-cell table:style-name="C0"/>
          <table:table-cell table:number-columns-spanned="4">
            <text:p><draw:line text:anchor-type="paragraph" draw:style-name="G2" svg:x1="0.0in" svg:y1="0.0in" svg:x2="6.69in" svg:y2="0.0in"><text:p/></draw:line></text:p>
          </table:table-cell>
          <table:covered-table-cell/>
          <table:covered-table-cell/>
          <table:covered-table-cell/>
          <table:table-cell table:style-name="C0"/>
        </table:table-row>
        <table:table-row table:style-name="TBL_0_0_row_7">
          <table:table-cell table:style-name="C0"/>
          <table:table-cell table:style-name="C0"/>
          <table:table-cell table:style-name="C0"/>
          <table:table-cell table:style-name="C0"/>
          <table:table-cell table:style-name="C0"/>
          <table:table-cell table:style-name="C0"/>
        </table:table-row>
        <table:table-row table:style-name="TBL_0_0_row_8">
          <table:table-cell table:style-name="C0"/>
          <table:table-cell table:style-name="C0"/>
          <table:table-cell table:style-name="C1" table:number-columns-spanned="3">
            <text:p text:style-name="P0"><text:span text:style-name="T2">Nombre de fulls que conté: 9</text:span></text:p>
          </table:table-cell>
          <table:covered-table-cell/>
          <table:covered-table-cell/>
          <table:table-cell table:style-name="C0"/>
        </table:table-row>
        <table:table-row table:style-name="TBL_0_0_row_9">
          <table:table-cell table:style-name="C0"/>
          <table:table-cell table:style-name="C0"/>
          <table:table-cell table:style-name="C0"/>
          <table:table-cell table:style-name="C0"/>
          <table:table-cell table:style-name="C0"/>
          <table:table-cell table:style-name="C0"/>
        </table:table-row>
        <table:table-row table:style-name="TBL_0_0_row_10">
          <table:table-cell table:style-name="C0"/>
          <table:table-cell table:style-name="C0"/>
          <table:table-cell table:style-name="C1" table:number-columns-spanned="3">
            <text:p text:style-name="P0"><text:span text:style-name="T2">Nom i cognoms: Enrique Bonet Gil</text:span></text:p>
          </table:table-cell>
          <table:covered-table-cell/>
          <table:covered-table-cell/>
          <table:table-cell table:style-name="C0"/>
        </table:table-row>
        <table:table-row table:style-name="TBL_0_0_row_11">
          <table:table-cell table:style-name="C0"/>
          <table:table-cell table:style-name="C0"/>
          <table:table-cell table:style-name="C0"/>
          <table:table-cell table:style-name="C0"/>
          <table:table-cell table:style-name="C0"/>
          <table:table-cell table:style-name="C0"/>
        </table:table-row>
        <table:table-row table:style-name="TBL_0_0_row_12">
          <table:table-cell table:style-name="C0"/>
          <table:table-cell table:style-name="C0"/>
          <table:table-cell table:style-name="C1" table:number-columns-spanned="3">
            <text:p text:style-name="P0"><text:span text:style-name="T2">Data: 13 /abril/2015</text:span></text:p>
          </table:table-cell>
          <table:covered-table-cell/>
          <table:covered-table-cell/>
          <table:table-cell table:style-name="C0"/>
        </table:table-row>
        <table:table-row table:style-name="TBL_0_0_row_13">
          <table:table-cell table:style-name="C0"/>
          <table:table-cell table:style-name="C0"/>
          <table:table-cell table:style-name="C0"/>
          <table:table-cell table:style-name="C0"/>
          <table:table-cell table:style-name="C0"/>
          <table:table-cell table:style-name="C0"/>
        </table:table-row>
        <table:table-row table:style-name="TBL_0_0_row_14">
          <table:table-cell table:style-name="C0"/>
          <table:table-cell table:style-name="C0"/>
          <table:table-cell table:style-name="C1" table:number-columns-spanned="3">
            <text:p text:style-name="P0"><text:span text:style-name="T2">Signatura: Bonet, E.</text:span></text:p>
          </table:table-cell>
          <table:covered-table-cell/>
          <table:covered-table-cell/>
          <table:table-cell table:style-name="C0"/>
        </table:table-row>
        <table:table-row table:style-name="TBL_0_0_row_15">
          <table:table-cell table:style-name="C0"/>
          <table:table-cell table:style-name="C0"/>
          <table:table-cell table:style-name="C0"/>
          <table:table-cell table:style-name="C0"/>
          <table:table-cell table:style-name="C0"/>
          <table:table-cell table:style-name="C0"/>
        </table:table-row>
        <table:table-row table:style-name="TBL_0_0_row_16">
          <table:table-cell table:style-name="C0"/>
          <table:table-cell table:style-name="C0"/>
          <table:table-cell table:number-columns-spanned="3">
            <text:p><draw:line text:anchor-type="paragraph" draw:style-name="G3" svg:x1="0.0in" svg:y1="0.0in" svg:x2="6.68in" svg:y2="0.0in"><text:p/></draw:line></text:p>
          </table:table-cell>
          <table:covered-table-cell/>
          <table:covered-table-cell/>
          <table:table-cell table:style-name="C0"/>
        </table:table-row>
        <table:table-row table:style-name="TBL_0_0_row_17">
          <table:table-cell table:style-name="C0"/>
          <table:table-cell table:style-name="C0"/>
          <table:table-cell table:style-name="C0"/>
          <table:table-cell table:style-name="C0"/>
          <table:table-cell table:style-name="C0"/>
          <table:table-cell table:style-name="C0"/>
        </table:table-row>
        <table:table-row table:style-name="TBL_0_0_row_18">
          <table:table-cell table:style-name="C0"/>
          <table:table-cell table:style-name="C0"/>
          <table:table-cell table:style-name="C1" table:number-columns-spanned="3">
            <text:p text:style-name="P0"><text:span text:style-name="T3">La persona signant declara que són certes les dades que figuren en aquest currículum i assumeix, en cas contrari, les responsabilitats que es derivin de les inexactituds que hi constin.</text:span></text:p>
          </table:table-cell>
          <table:covered-table-cell/>
          <table:covered-table-cell/>
          <table:table-cell table:style-name="C0"/>
        </table:table-row>
        <table:table-row table:style-name="TBL_0_0_row_19">
          <table:table-cell table:style-name="C0"/>
          <table:table-cell table:style-name="C0"/>
          <table:table-cell table:style-name="C0"/>
          <table:table-cell table:style-name="C0"/>
          <table:table-cell table:style-name="C0"/>
          <table:table-cell table:style-name="C0"/>
        </table:table-row>
        <table:table-row table:style-name="TBL_0_0_row_20">
          <table:table-cell table:style-name="C0"/>
          <table:table-cell table:style-name="C0"/>
          <table:table-cell table:style-name="C1" table:number-columns-spanned="3">
            <text:p text:style-name="P0"><text:span text:style-name="T3">Cal signar al marge de cada una de les pàgines</text:span></text:p>
          </table:table-cell>
          <table:covered-table-cell/>
          <table:covered-table-cell/>
          <table:table-cell table:style-name="C0"/>
        </table:table-row>
        <table:table-row table:style-name="TBL_0_0_row_21">
          <table:table-cell table:style-name="C0"/>
          <table:table-cell table:style-name="C0"/>
          <table:table-cell table:style-name="C1" table:number-columns-spanned="3">
            <text:p text:style-name="P0"><text:span text:style-name="T3">Aquest currículum es presenta sense perjudici que en el procés d'avaluació es pugui demanar a la persona interessada l'ampliació i justificació de la informació que conté.</text:span></text:p>
          </table:table-cell>
          <table:covered-table-cell/>
          <table:covered-table-cell/>
          <table:table-cell table:style-name="C0"/>
        </table:table-row>
      </table:table>
      <table:table table:name="TBL_0_1" table:style-name="TBL_0_1">
        <table:table-column table:style-name="TBL_0_1_col_0">
</table:table-column>
        <table:table-column table:style-name="TBL_0_1_col_1">
</table:table-column>
        <table:table-column table:style-name="TBL_0_1_col_2">
</table:table-column>
        <table:table-column table:style-name="TBL_0_1_col_3">
</table:table-column>
        <table:table-column table:style-name="TBL_0_1_col_4">
</table:table-column>
        <table:table-column table:style-name="TBL_0_1_col_5">
</table:table-column>
        <table:table-column table:style-name="TBL_0_1_col_6">
</table:table-column>
        <table:table-column table:style-name="TBL_0_1_col_7">
</table:table-column>
        <table:table-column table:style-name="TBL_0_1_col_8">
</table:table-column>
        <table:table-column table:style-name="TBL_0_1_col_9">
</table:table-column>
        <table:table-column table:style-name="TBL_0_1_col_10">
</table:table-column>
        <table:table-column table:style-name="TBL_0_1_col_11">
</table:table-column>
        <table:table-column table:style-name="TBL_0_1_col_12">
</table:table-column>
        <table:table-column table:style-name="TBL_0_1_col_13">
</table:table-column>
        <table:table-column table:style-name="TBL_0_1_col_14">
</table:table-column>
        <table:table-column table:style-name="TBL_0_1_col_15">
</table:table-column>
        <table:table-column table:style-name="TBL_0_1_col_16">
</table:table-column>
        <table:table-column table:style-name="TBL_0_1_col_17">
</table:table-column>
        <table:table-column table:style-name="TBL_0_1_col_18">
</table:table-column>
        <table:table-column table:style-name="TBL_0_1_col_19">
</table:table-column>
        <table:table-column table:style-name="TBL_0_1_col_20">
</table:table-column>
        <table:table-column table:style-name="TBL_0_1_col_21">
</table:table-column>
        <table:table-column table:style-name="TBL_0_1_col_22">
</table:table-column>
        <table:table-column table:style-name="TBL_0_1_col_23">
</table:table-column>
        <table:table-column table:style-name="TBL_0_1_col_24">
</table:table-column>
        <table:table-column table:style-name="TBL_0_1_col_25">
</table:table-column>
        <table:table-column table:style-name="TBL_0_1_col_26">
</table:table-column>
        <table:table-column table:style-name="TBL_0_1_col_27">
</table:table-column>
        <table:table-column table:style-name="TBL_0_1_col_28">
</table:table-column>
        <table:table-column table:style-name="TBL_0_1_col_29">
</table:table-column>
        <table:table-column table:style-name="TBL_0_1_col_30">
</table:table-column>
        <table:table-column table:style-name="TBL_0_1_col_31">
</table:table-column>
        <table:table-column table:style-name="TBL_0_1_col_32">
</table:table-column>
        <table:table-column table:style-name="TBL_0_1_col_33">
</table:table-column>
        <table:table-column table:style-name="TBL_0_1_col_34">
</table:table-column>
        <table:table-column table:style-name="TBL_0_1_col_35">
</table:table-column>
        <table:table-column table:style-name="TBL_0_1_col_36">
</table:table-column>
        <table:table-column table:style-name="TBL_0_1_col_37">
</table:table-column>
        <table:table-column table:style-name="TBL_0_1_col_38">
</table:table-column>
        <table:table-column table:style-name="TBL_0_1_col_39">
</table:table-column>
        <table:table-column table:style-name="TBL_0_1_col_40">
</table:table-column>
        <table:table-row table:style-name="TBL_0_1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2">
          <table:table-cell table:style-name="C0"/>
          <table:table-cell table:style-name="C1" table:number-columns-spanned="36">
            <text:p text:style-name="P0"><text:bookmark text:name="JR_PAGE_ANCHOR_0_2"/>
<text:span text:style-name="T4">1. Dades persona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row>
        <table:table-row table:style-name="TBL_0_1_row_3">
          <table:table-cell table:style-name="C0"/>
          <table:table-cell table:number-columns-spanned="38">
            <text:p><draw:line text:anchor-type="paragraph" draw:style-name="G4"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
          <table:table-cell table:style-name="C0"/>
          <table:table-cell table:style-name="C0"/>
          <table:table-cell table:style-name="C1" table:number-columns-spanned="24">
            <text:p text:style-name="P0"><text:span text:style-name="T5">Cognoms i no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1" table:number-columns-spanned="12">
            <text:p text:style-name="P0"><text:span text:style-name="T5">DNI</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7">
          <table:table-cell table:style-name="C0"/>
          <table:table-cell table:style-name="C0"/>
          <table:table-cell table:style-name="C1" table:number-columns-spanned="24">
            <text:p text:style-name="P0"><text:span text:style-name="T3">Enrique Bonet Gi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1" table:number-columns-spanned="12">
            <text:p text:style-name="P0"><text:span text:style-name="T3">43545678P</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9">
          <table:table-cell table:style-name="C0"/>
          <table:table-cell table:style-name="C0"/>
          <table:table-cell table:number-columns-spanned="36">
            <text:p><draw:line text:anchor-type="paragraph" draw:style-name="G5" svg:x1="0.0in" svg:y1="0.0in" svg:x2="6.66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1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1">
          <table:table-cell table:style-name="C0"/>
          <table:table-cell table:style-name="C0"/>
          <table:table-cell table:style-name="C1" table:number-columns-spanned="12">
            <text:p text:style-name="P0"><text:span text:style-name="T5">Nacionalita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1" table:number-columns-spanned="10">
            <text:p text:style-name="P0"><text:span text:style-name="T5">Data de naixement</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1" table:number-columns-spanned="12">
            <text:p text:style-name="P0"><text:span text:style-name="T5">Sex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1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3">
          <table:table-cell table:style-name="C0"/>
          <table:table-cell table:style-name="C0"/>
          <table:table-cell table:style-name="C1" table:number-columns-spanned="12">
            <text:p text:style-name="P0"><text:span text:style-name="T3">Espanya</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1" table:number-columns-spanned="10">
            <text:p text:style-name="P0"><text:span text:style-name="T3">03/06/1979</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2" table:number-columns-spanned="3">
            <text:p text:style-name="P1"><text:span text:style-name="T3">X</text:span></text:p>
          </table:table-cell>
          <table:covered-table-cell/>
          <table:covered-table-cell/>
          <table:table-cell table:style-name="C0"/>
          <table:table-cell table:style-name="C1" table:number-columns-spanned="2">
            <text:p text:style-name="P0"><text:span text:style-name="T5">Home</text:span></text:p>
          </table:table-cell>
          <table:covered-table-cell/>
          <table:table-cell table:style-name="C0"/>
          <table:table-cell table:style-name="C3">
            <text:p text:style-name="P2"/>
          </table:table-cell>
          <table:table-cell table:style-name="C0"/>
          <table:table-cell table:style-name="C1" table:number-columns-spanned="3">
            <text:p text:style-name="P0"><text:span text:style-name="T5">Dona</text:span></text:p>
          </table:table-cell>
          <table:covered-table-cell/>
          <table:covered-table-cell/>
          <table:table-cell table:style-name="C0"/>
          <table:table-cell table:style-name="C0"/>
        </table:table-row>
        <table:table-row table:style-name="TBL_0_1_row_1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5">
          <table:table-cell table:style-name="C0"/>
          <table:table-cell table:style-name="C0"/>
          <table:table-cell table:number-columns-spanned="36">
            <text:p><draw:line text:anchor-type="paragraph" draw:style-name="G6" svg:x1="0.0in" svg:y1="0.0in" svg:x2="6.66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7">
          <table:table-cell table:style-name="C0"/>
          <table:table-cell table:style-name="C0"/>
          <table:table-cell table:style-name="C1" table:number-columns-spanned="35">
            <text:p text:style-name="P0"><text:span text:style-name="T5">Adreç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row>
        <table:table-row table:style-name="TBL_0_1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9">
          <table:table-cell table:style-name="C0"/>
          <table:table-cell table:style-name="C0"/>
          <table:table-cell table:style-name="C1" table:number-columns-spanned="37">
            <text:p text:style-name="P0"><text:span text:style-name="T3">EDIFICI D1, DESPATX 209, C. JORDI GIRONA, 1-3, 08034 BARCELON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2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21">
          <table:table-cell table:style-name="C0"/>
          <table:table-cell table:number-columns-spanned="38">
            <text:p><draw:line text:anchor-type="paragraph" draw:style-name="G7"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2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2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24">
          <table:table-cell table:style-name="C0"/>
          <table:table-cell table:style-name="C0"/>
          <table:table-cell table:style-name="C1" table:number-columns-spanned="11">
            <text:p text:style-name="P0"><text:span text:style-name="T4">2. Situació professional actual</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25">
          <table:table-cell table:style-name="C0"/>
          <table:table-cell table:style-name="C0"/>
          <table:table-cell table:number-columns-spanned="38">
            <text:p><draw:line text:anchor-type="paragraph" draw:style-name="G8"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2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2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28">
          <table:table-cell table:style-name="C0"/>
          <table:table-cell table:style-name="C0"/>
          <table:table-cell table:style-name="C1" table:number-columns-spanned="18">
            <text:p text:style-name="P0"><text:span text:style-name="T5">Institució/organisme/empres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1" table:number-columns-spanned="17" table:number-rows-spanned="2">
            <text:p text:style-name="P0"><text:span text:style-name="T5">Cent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2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30">
          <table:table-cell table:style-name="C0"/>
          <table:table-cell table:style-name="C0"/>
          <table:table-cell table:style-name="C1" table:number-columns-spanned="18">
            <text:p text:style-name="P0"><text:span text:style-name="T3">Universitat Politècnica de Cataluny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1" table:number-columns-spanned="17" table:number-rows-spanned="2">
            <text:p text:style-name="P0"><text:span text:style-name="T3">Escola Tècnica Superior d'Enginyers de Camins, Canals i Ports de Barcelona (ETSECCPB)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3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3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33">
          <table:table-cell table:style-name="C0"/>
          <table:table-cell table:style-name="C0"/>
          <table:table-cell table:number-columns-spanned="36">
            <text:p><draw:line text:anchor-type="paragraph" draw:style-name="G9" svg:x1="0.0in" svg:y1="0.0in" svg:x2="6.66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3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35">
          <table:table-cell table:style-name="C0"/>
          <table:table-cell table:style-name="C0"/>
          <table:table-cell table:style-name="C1" table:number-columns-spanned="36">
            <text:p text:style-name="P0"><text:span text:style-name="T5">Departament, secció, unita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36">
          <table:table-cell table:style-name="C0"/>
          <table:table-cell table:style-name="C0"/>
          <table:table-cell table:style-name="C1" table:number-columns-spanned="36">
            <text:p text:style-name="P0"><text:span text:style-name="T3">Departament d'Enginyeria Hidràulica, Marítima i Ambient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3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38">
          <table:table-cell table:style-name="C0"/>
          <table:table-cell table:style-name="C0"/>
          <table:table-cell table:number-columns-spanned="36">
            <text:p><draw:line text:anchor-type="paragraph" draw:style-name="G10" svg:x1="0.0in" svg:y1="0.0in" svg:x2="6.66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3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0">
          <table:table-cell table:style-name="C0"/>
          <table:table-cell table:style-name="C0"/>
          <table:table-cell table:style-name="C1" table:number-columns-spanned="22">
            <text:p text:style-name="P0"><text:span text:style-name="T5">Categoria professional actu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1" table:number-columns-spanned="10">
            <text:p text:style-name="P0"><text:span text:style-name="T5">Data d'inici</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41">
          <table:table-cell table:style-name="C0"/>
          <table:table-cell table:style-name="C0"/>
          <table:table-cell table:style-name="C1" table:number-columns-spanned="22">
            <text:p text:style-name="P0"><text:span text:style-name="T3">Professor/a associat/ad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1" table:number-columns-spanned="10">
            <text:p text:style-name="P0"><text:span text:style-name="T3">01/09/2011</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4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3">
          <table:table-cell table:style-name="C0"/>
          <table:table-cell table:style-name="C0"/>
          <table:table-cell table:number-columns-spanned="36">
            <text:p><draw:line text:anchor-type="paragraph" draw:style-name="G11" svg:x1="0.0in" svg:y1="0.0in" svg:x2="6.66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4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5">
          <table:table-cell table:style-name="C0"/>
          <table:table-cell table:style-name="C0"/>
          <table:table-cell table:style-name="C0"/>
          <table:table-cell table:style-name="C0"/>
          <table:table-cell table:style-name="C1" table:number-columns-spanned="34">
            <text:p text:style-name="P0"><text:span text:style-name="T5">Situació administrativ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4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7">
          <table:table-cell table:style-name="C0"/>
          <table:table-cell table:style-name="C0"/>
          <table:table-cell table:style-name="C0"/>
          <table:table-cell table:style-name="C4" table:number-columns-spanned="2">
            <text:p text:style-name="P1"/>
          </table:table-cell>
          <table:covered-table-cell/>
          <table:table-cell table:style-name="C0"/>
          <table:table-cell table:style-name="C1">
            <text:p text:style-name="P0"><text:span text:style-name="T3">Funcionari/nària</text:span></text:p>
          </table:table-cell>
          <table:table-cell table:style-name="C4">
            <text:p text:style-name="P1"/>
          </table:table-cell>
          <table:table-cell table:style-name="C0"/>
          <table:table-cell table:style-name="C1" table:number-columns-spanned="6">
            <text:p text:style-name="P0"><text:span text:style-name="T3">Contractat/ada indefinit</text:span></text:p>
          </table:table-cell>
          <table:covered-table-cell/>
          <table:covered-table-cell/>
          <table:covered-table-cell/>
          <table:covered-table-cell/>
          <table:covered-table-cell/>
          <table:table-cell table:style-name="C4" table:number-columns-spanned="2">
            <text:p text:style-name="P1"/>
          </table:table-cell>
          <table:covered-table-cell/>
          <table:table-cell table:style-name="C0"/>
          <table:table-cell table:style-name="C1" table:number-columns-spanned="6">
            <text:p text:style-name="P0"><text:span text:style-name="T3">Becari/ària</text:span></text:p>
          </table:table-cell>
          <table:covered-table-cell/>
          <table:covered-table-cell/>
          <table:covered-table-cell/>
          <table:covered-table-cell/>
          <table:covered-table-cell/>
          <table:table-cell table:style-name="C4" table:number-columns-spanned="3">
            <text:p text:style-name="P1"/>
          </table:table-cell>
          <table:covered-table-cell/>
          <table:covered-table-cell/>
          <table:table-cell table:style-name="C0"/>
          <table:table-cell table:style-name="C0"/>
          <table:table-cell table:style-name="C1" table:number-columns-spanned="9">
            <text:p text:style-name="P0"><text:span text:style-name="T3">Interí</text:span></text:p>
          </table: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4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9">
          <table:table-cell table:style-name="C0"/>
          <table:table-cell table:style-name="C0"/>
          <table:table-cell table:style-name="C0"/>
          <table:table-cell table:style-name="C4" table:number-columns-spanned="2">
            <text:p text:style-name="P1"/>
          </table:table-cell>
          <table:covered-table-cell/>
          <table:table-cell table:style-name="C0"/>
          <table:table-cell table:style-name="C1">
            <text:p text:style-name="P0"><text:span text:style-name="T3">Emèrit</text:span></text:p>
          </table:table-cell>
          <table:table-cell table:style-name="C4">
            <text:p text:style-name="P1"><text:span text:style-name="T6">X</text:span></text:p>
          </table:table-cell>
          <table:table-cell table:style-name="C0"/>
          <table:table-cell table:style-name="C1" table:number-columns-spanned="6">
            <text:p text:style-name="P0"><text:span text:style-name="T3">Contractat/ada temporal</text:span></text:p>
          </table:table-cell>
          <table:covered-table-cell/>
          <table:covered-table-cell/>
          <table:covered-table-cell/>
          <table:covered-table-cell/>
          <table:covered-table-cell/>
          <table:table-cell table:style-name="C4" table:number-columns-spanned="2">
            <text:p text:style-name="P1"/>
          </table:table-cell>
          <table:covered-table-cell/>
          <table:table-cell table:style-name="C0"/>
          <table:table-cell table:style-name="C1" table:number-columns-spanned="6">
            <text:p text:style-name="P0"><text:span text:style-name="T3">Estatutari</text:span></text:p>
          </table:table-cell>
          <table:covered-table-cell/>
          <table:covered-table-cell/>
          <table:covered-table-cell/>
          <table:covered-table-cell/>
          <table:covered-table-cell/>
          <table:table-cell table:style-name="C4" table:number-columns-spanned="3">
            <text:p text:style-name="P1"/>
          </table:table-cell>
          <table:covered-table-cell/>
          <table:covered-table-cell/>
          <table:table-cell table:style-name="C0"/>
          <table:table-cell table:style-name="C0"/>
          <table:table-cell table:style-name="C1" table:number-columns-spanned="9">
            <text:p text:style-name="P0"><text:span text:style-name="T3">Altres</text:span></text:p>
          </table: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5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1">
          <table:table-cell table:style-name="C0"/>
          <table:table-cell table:style-name="C0"/>
          <table:table-cell table:number-columns-spanned="36">
            <text:p><draw:line text:anchor-type="paragraph" draw:style-name="G12" svg:x1="0.0in" svg:y1="0.0in" svg:x2="6.66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5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3">
          <table:table-cell table:style-name="C0"/>
          <table:table-cell table:style-name="C0"/>
          <table:table-cell table:style-name="C1" table:number-columns-spanned="18">
            <text:p text:style-name="P0"><text:span text:style-name="T5">Dedicació</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1" table:number-columns-spanned="17">
            <text:p text:style-name="P0"><text:span text:style-name="T5">Especialització (codis UNES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5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5">
          <table:table-cell table:style-name="C0"/>
          <table:table-cell table:style-name="C0"/>
          <table:table-cell table:style-name="C0"/>
          <table:table-cell table:style-name="C2" table:number-columns-spanned="2">
            <text:p text:style-name="P1"/>
          </table:table-cell>
          <table:covered-table-cell/>
          <table:table-cell table:style-name="C0"/>
          <table:table-cell table:style-name="C1">
            <text:p text:style-name="P0"><text:span text:style-name="T3">A temps complet</text:span></text:p>
          </table:table-cell>
          <table:table-cell table:style-name="C2">
            <text:p text:style-name="P1"><text:span text:style-name="T3">X</text:span></text:p>
          </table:table-cell>
          <table:table-cell table:style-name="C0"/>
          <table:table-cell table:style-name="C1" table:number-columns-spanned="11">
            <text:p text:style-name="P0"><text:span text:style-name="T3">A temps parcial</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1" table:number-columns-spanned="17">
            <text:p text:style-name="P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5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7">
          <table:table-cell table:style-name="C0"/>
          <table:table-cell table:number-columns-spanned="38">
            <text:p><draw:line text:anchor-type="paragraph" draw:style-name="G13"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5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0">
          <table:table-cell table:style-name="C0"/>
          <table:table-cell table:style-name="C0"/>
          <table:table-cell table:style-name="C1" table:number-columns-spanned="11">
            <text:p text:style-name="P0"><text:span text:style-name="T4">3. Formació acadèmica</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1">
          <table:table-cell table:style-name="C0"/>
          <table:table-cell table:number-columns-spanned="38">
            <text:p><draw:line text:anchor-type="paragraph" draw:style-name="G14"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6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4">
          <table:table-cell table:style-name="C0"/>
          <table:table-cell table:style-name="C0"/>
          <table:table-cell table:style-name="C1" table:number-columns-spanned="8" table:number-rows-spanned="2">
            <text:p text:style-name="P0"><text:span text:style-name="T5">Estudis de grau/ 1er cicle/ 1er i 2n cicle/ 2n cicle</text:span></text:p>
          </table:table-cell>
          <table:covered-table-cell/>
          <table:covered-table-cell/>
          <table:covered-table-cell/>
          <table:covered-table-cell/>
          <table:covered-table-cell/>
          <table:covered-table-cell/>
          <table:covered-table-cell/>
          <table:table-cell table:style-name="C0"/>
          <table:table-cell table:style-name="C0"/>
          <table:table-cell table:style-name="C1" table:number-columns-spanned="10">
            <text:p text:style-name="P0"><text:span text:style-name="T5">Centre</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1" table:number-columns-spanned="14">
            <text:p text:style-name="P0"><text:span text:style-name="T5">Data d'obtenció</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65">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7">
          <table:table-cell table:style-name="C0"/>
          <table:table-cell table:style-name="C0"/>
          <table:table-cell table:style-name="C1" table:number-columns-spanned="9" table:number-rows-spanned="2">
            <text:p text:style-name="P0"><text:span text:style-name="T5">1.</text:span><text:span text:style-name="T3"> Titulat superior. Enginyer de Camins, Canals i Ports</text:span></text:p>
          </table:table-cell>
          <table:covered-table-cell/>
          <table:covered-table-cell/>
          <table:covered-table-cell/>
          <table:covered-table-cell/>
          <table:covered-table-cell/>
          <table:covered-table-cell/>
          <table:covered-table-cell/>
          <table:covered-table-cell/>
          <table:table-cell table:style-name="C0"/>
          <table:table-cell table:style-name="C1" table:number-columns-spanned="11">
            <text:p text:style-name="P0"><text:span text:style-name="T5">1.</text:span><text:span text:style-name="T3"> Universitat Politècnica de Catalunya</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1" table:number-columns-spanned="14">
            <text:p text:style-name="P0"><text:span text:style-name="T5">1.</text:span><text:span text:style-name="T3"> 18/12/200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68">
          <table:table-cell table:style-name="C0"/>
          <table:table-cell table:style-name="C0"/>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70">
          <table:table-cell table:style-name="C0"/>
          <table:table-cell table:style-name="C0"/>
          <table:table-cell table:number-columns-spanned="36">
            <text:p><draw:line text:anchor-type="paragraph" draw:style-name="G15" svg:x1="0.0in" svg:y1="0.0in" svg:x2="6.66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7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72">
          <table:table-cell table:style-name="C0"/>
          <table:table-cell table:number-columns-spanned="38">
            <text:p><draw:line text:anchor-type="paragraph" draw:style-name="G16"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7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7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75">
          <table:table-cell table:style-name="C0"/>
          <table:table-cell table:style-name="C0"/>
          <table:table-cell table:style-name="C1" table:number-columns-spanned="37">
            <text:p text:style-name="P0"><text:span text:style-name="T4">4. Activitat de carácter científic o professional anteriors a la situació actu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76">
          <table:table-cell table:style-name="C0"/>
          <table:table-cell table:number-columns-spanned="38">
            <text:p><draw:line text:anchor-type="paragraph" draw:style-name="G17"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7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78">
          <table:table-cell table:style-name="C0"/>
          <table:table-cell table:style-name="C0"/>
          <table:table-cell table:style-name="C1" table:number-columns-spanned="8">
            <text:p text:style-name="P0"><text:span text:style-name="T5">Categoria</text:span></text:p>
          </table:table-cell>
          <table:covered-table-cell/>
          <table:covered-table-cell/>
          <table:covered-table-cell/>
          <table:covered-table-cell/>
          <table:covered-table-cell/>
          <table:covered-table-cell/>
          <table:covered-table-cell/>
          <table:table-cell table:style-name="C0"/>
          <table:table-cell table:style-name="C0"/>
          <table:table-cell table:style-name="C1" table:number-columns-spanned="10">
            <text:p text:style-name="P0"><text:span text:style-name="T5">Institució</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1" table:number-columns-spanned="14">
            <text:p text:style-name="P0"><text:span text:style-name="T5">Perí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7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80">
          <table:table-cell table:style-name="C0"/>
          <table:table-cell table:style-name="C0"/>
          <table:table-cell table:style-name="C1" table:number-columns-spanned="8">
            <text:p text:style-name="P0"><text:span text:style-name="T5">1.</text:span><text:span text:style-name="T3"> Professor/a associat/ada</text:span></text:p>
          </table:table-cell>
          <table:covered-table-cell/>
          <table:covered-table-cell/>
          <table:covered-table-cell/>
          <table:covered-table-cell/>
          <table:covered-table-cell/>
          <table:covered-table-cell/>
          <table:covered-table-cell/>
          <table:table-cell table:style-name="C0"/>
          <table:table-cell table:style-name="C0"/>
          <table:table-cell table:style-name="C1" table:number-columns-spanned="10">
            <text:p text:style-name="P0"><text:span text:style-name="T5">1.</text:span><text:span text:style-name="T3"> Universitat Politècnica de Catalunya</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1" table:number-columns-spanned="14">
            <text:p text:style-name="P0"><text:span text:style-name="T5">1.</text:span><text:span text:style-name="T3"> 05/10/2009 - 31/08/20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8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82">
          <table:table-cell table:style-name="C0"/>
          <table:table-cell table:number-columns-spanned="38">
            <text:p><draw:line text:anchor-type="paragraph" draw:style-name="G18"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8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8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85">
          <table:table-cell table:style-name="C0"/>
          <table:table-cell table:style-name="C0" table:number-columns-spanned="18" table:number-rows-spanned="3">
            <table:table is-subtable="true" table:name="TBL_0_1_90" table:style-name="TBL_0_1_90">
              <table:table-column table:style-name="TBL_0_1_90_col_0">
</table:table-column>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7" table:number-rows-spanned="3">
            <table:table is-subtable="true" table:name="TBL_0_1_91" table:style-name="TBL_0_1_91">
              <table:table-column table:style-name="TBL_0_1_91_col_0">
</table:table-column>
            </table:table>
          </table:table-cell>
          <table:covered-table-cell/>
          <table:covered-table-cell/>
          <table:covered-table-cell/>
          <table:covered-table-cell/>
          <table:covered-table-cell/>
          <table:covered-table-cell/>
          <table:table-cell table:style-name="C0"/>
          <table:table-cell table:style-name="C0"/>
        </table:table-row>
        <table:table-row table:style-name="TBL_0_1_row_86">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table-cell table:style-name="C0"/>
          <table:table-cell table:style-name="C0"/>
        </table:table-row>
        <table:table-row table:style-name="TBL_0_1_row_87">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table-cell table:style-name="C0"/>
          <table:table-cell table:style-name="C0"/>
        </table:table-row>
      </table:table>
      <table:table table:name="TBL_0_2" table:style-name="TBL_0_2">
        <table:table-column table:style-name="TBL_0_2_col_0">
</table:table-column>
        <table:table-column table:style-name="TBL_0_2_col_1">
</table:table-column>
        <table:table-column table:style-name="TBL_0_2_col_2">
</table:table-column>
        <table:table-column table:style-name="TBL_0_2_col_3">
</table:table-column>
        <table:table-column table:style-name="TBL_0_2_col_4">
</table:table-column>
        <table:table-column table:style-name="TBL_0_2_col_5">
</table:table-column>
        <table:table-column table:style-name="TBL_0_2_col_6">
</table:table-column>
        <table:table-column table:style-name="TBL_0_2_col_7">
</table:table-column>
        <table:table-column table:style-name="TBL_0_2_col_8">
</table:table-column>
        <table:table-column table:style-name="TBL_0_2_col_9">
</table:table-column>
        <table:table-column table:style-name="TBL_0_2_col_10">
</table:table-column>
        <table:table-column table:style-name="TBL_0_2_col_11">
</table:table-column>
        <table:table-column table:style-name="TBL_0_2_col_12">
</table:table-column>
        <table:table-column table:style-name="TBL_0_2_col_13">
</table:table-column>
        <table:table-column table:style-name="TBL_0_2_col_14">
</table:table-column>
        <table:table-column table:style-name="TBL_0_2_col_15">
</table:table-column>
        <table:table-column table:style-name="TBL_0_2_col_16">
</table:table-column>
        <table:table-row table:style-name="TBL_0_2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
          <table:table-cell table:style-name="C0"/>
          <table:table-cell table:style-name="C5" table:number-columns-spanned="14">
            <text:p text:style-name="P3"><text:bookmark text:name="JR_PAGE_ANCHOR_0_3"/>
<text:span text:style-name="T7">A. Publicacions i tesi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
          <table:table-cell table:style-name="C0"/>
          <table:table-cell table:number-columns-spanned="14">
            <text:p><draw:line text:anchor-type="paragraph" draw:style-name="G19"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5">
          <table:table-cell table:style-name="C0"/>
          <table:table-cell table:style-name="C5" table:number-columns-spanned="14">
            <text:p text:style-name="P3"><text:span text:style-name="T4">A.2 Text en actes de congré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7">
          <table:table-cell table:style-name="C0"/>
          <table:table-cell table:number-columns-spanned="14">
            <text:p><draw:line text:anchor-type="paragraph" draw:style-name="G20"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9">
          <table:table-cell table:style-name="C0"/>
          <table:table-cell table:style-name="C0"/>
          <table:table-cell table:style-name="C5" table:number-columns-spanned="13">
            <text:p text:style-name="P3"><text:span text:style-name="T5">Autors/res: </text:span><text:span text:style-name="T3">Soler, J.; Bonet, E.; Gomez, M.; Rodellar, J.; Gamazo, 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1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1">
          <table:table-cell table:style-name="C0"/>
          <table:table-cell table:style-name="C5" table:number-columns-spanned="13">
            <text:p text:style-name="P3"><text:span text:style-name="T5">Grups de Recerca vinculats: </text:span><text:span text:style-name="T3">FLUMEN - Grup de recerca en Dinàmica Fluvial i Enginyeria Hidrològica; CoDAlab - Control, Dinàmica i Aplicacion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2_row_1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3">
          <table:table-cell table:style-name="C0"/>
          <table:table-cell table:style-name="C0"/>
          <table:table-cell table:style-name="C5" table:number-columns-spanned="13">
            <text:p text:style-name="P3"><text:span text:style-name="T5">Títol: </text:span><text:span text:style-name="T3">Algoritmo "CSI: Canal Survey Information" para el seguimiento de los caudales extraídos en canales de regadí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1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5">
          <table:table-cell table:style-name="C0"/>
          <table:table-cell table:style-name="C0"/>
          <table:table-cell table:style-name="C5" table:number-columns-spanned="4">
            <text:p text:style-name="P3"><text:span text:style-name="T5">Pàgines (inicial-final): </text:span><text:span text:style-name="T3">559-566</text:span></text:p>
          </table:table-cell>
          <table:covered-table-cell/>
          <table:covered-table-cell/>
          <table:covered-table-cell/>
          <table:table-cell table:style-name="C0"/>
          <table:table-cell table:style-name="C5" table:number-columns-spanned="8">
            <text:p text:style-name="P3"><text:span text:style-name="T5">Tipus de document: </text:span><text:span text:style-name="T3">Article-Conference Paper</text:span></text:p>
          </table: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7">
          <table:table-cell table:style-name="C0"/>
          <table:table-cell table:style-name="C0"/>
          <table:table-cell table:style-name="C5" table:number-columns-spanned="4">
            <text:p text:style-name="P3"><text:span text:style-name="T5">ISBN: </text:span><text:span text:style-name="T3">978-84-267-2071-9</text:span></text:p>
          </table:table-cell>
          <table:covered-table-cell/>
          <table:covered-table-cell/>
          <table:covered-table-cell/>
          <table:table-cell table:style-name="C0"/>
          <table:table-cell table:style-name="C5" table:number-columns-spanned="8">
            <text:p text:style-name="P3"><text:span text:style-name="T5">Dipòsit legal: </text:span><text:span text:style-name="T3">B-21365-2013</text:span></text:p>
          </table: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9">
          <table:table-cell table:style-name="C0"/>
          <table:table-cell table:style-name="C0"/>
          <table:table-cell table:style-name="C5" table:number-columns-spanned="13">
            <text:p text:style-name="P3"><text:span text:style-name="T5">Publicació: </text:span><text:span text:style-name="T3">III Jornadas de Ingeniería del Agua La protección contra los riesgos hídricos. Marcombo. 2013.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2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1">
          <table:table-cell table:style-name="C0"/>
          <table:table-cell table:style-name="C5" table:number-columns-spanned="13">
            <text:p text:style-name="P3"><text:span text:style-name="T5">URL de la publicació: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2_row_2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3">
          <table:table-cell table:style-name="C0"/>
          <table:table-cell table:style-name="C0"/>
          <table:table-cell table:style-name="C5" table:number-columns-spanned="13">
            <text:p text:style-name="P3"><text:span text:style-name="T5">Edició de congrés: </text:span><text:span text:style-name="T3">III Jornadas de Ingeniería del Agu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2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5">
          <table:table-cell table:style-name="C0"/>
          <table:table-cell table:style-name="C0"/>
          <table:table-cell table:style-name="C5" table:number-columns-spanned="8">
            <text:p text:style-name="P3"><text:span text:style-name="T5">Tipus d'edició de congrés: </text:span><text:span text:style-name="T3">Congrés</text:span></text:p>
          </table:table-cell>
          <table:covered-table-cell/>
          <table:covered-table-cell/>
          <table:covered-table-cell/>
          <table:covered-table-cell/>
          <table:covered-table-cell/>
          <table:covered-table-cell/>
          <table:covered-table-cell/>
          <table:table-cell table:style-name="C0"/>
          <table:table-cell table:style-name="C5" table:number-columns-spanned="4">
            <text:p text:style-name="P3"><text:span text:style-name="T5">Any: </text:span><text:span text:style-name="T3">2013</text:span></text:p>
          </table:table-cell>
          <table:covered-table-cell/>
          <table:covered-table-cell/>
          <table:covered-table-cell/>
          <table:table-cell table:style-name="C0"/>
          <table:table-cell table:style-name="C0"/>
        </table:table-row>
        <table:table-row table:style-name="TBL_0_2_row_2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7">
          <table:table-cell table:style-name="C0"/>
          <table:table-cell table:style-name="C0"/>
          <table:table-cell table:style-name="C5" table:number-columns-spanned="8">
            <text:p text:style-name="P3"><text:span text:style-name="T5">Localitat: </text:span><text:span text:style-name="T3">Valencia</text:span></text:p>
          </table:table-cell>
          <table:covered-table-cell/>
          <table:covered-table-cell/>
          <table:covered-table-cell/>
          <table:covered-table-cell/>
          <table:covered-table-cell/>
          <table:covered-table-cell/>
          <table:covered-table-cell/>
          <table:table-cell table:style-name="C0"/>
          <table:table-cell table:style-name="C5" table:number-columns-spanned="4">
            <text:p text:style-name="P3"><text:span text:style-name="T5">País: </text:span></text:p>
          </table:table-cell>
          <table:covered-table-cell/>
          <table:covered-table-cell/>
          <table:covered-table-cell/>
          <table:table-cell table:style-name="C0"/>
          <table:table-cell table:style-name="C0"/>
        </table:table-row>
        <table:table-row table:style-name="TBL_0_2_row_2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9">
          <table:table-cell table:style-name="C0"/>
          <table:table-cell table:number-columns-spanned="14">
            <text:p><draw:line text:anchor-type="paragraph" draw:style-name="G21"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3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1">
          <table:table-cell table:style-name="C0"/>
          <table:table-cell table:style-name="C5" table:number-columns-spanned="14">
            <text:p text:style-name="P3"><text:span text:style-name="T4">A.9 Treballs acadèmic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3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3">
          <table:table-cell table:style-name="C0"/>
          <table:table-cell table:number-columns-spanned="14">
            <text:p><draw:line text:anchor-type="paragraph" draw:style-name="G22"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3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5">
          <table:table-cell table:style-name="C0"/>
          <table:table-cell table:style-name="C0"/>
          <table:table-cell table:style-name="C5" table:number-columns-spanned="13">
            <text:p text:style-name="P3"><text:span text:style-name="T5">Autors/res: </text:span><text:span text:style-name="T3">Bonet, 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3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7">
          <table:table-cell table:style-name="C0"/>
          <table:table-cell table:style-name="C0"/>
          <table:table-cell table:style-name="C5" table:number-columns-spanned="13">
            <text:p text:style-name="P3"><text:span text:style-name="T5">Títol: </text:span><text:span text:style-name="T3">Experimental design and verification of a centralized controller for irrigation cana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3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9">
          <table:table-cell table:style-name="C0"/>
          <table:table-cell table:style-name="C0"/>
          <table:table-cell table:style-name="C5">
            <text:p text:style-name="P3"><text:span text:style-name="T5">Tipus: </text:span><text:span text:style-name="T3">Tesi doctoral</text:span></text:p>
          </table:table-cell>
          <table:table-cell table:style-name="C0"/>
          <table:table-cell table:style-name="C5" table:number-columns-spanned="5">
            <text:p text:style-name="P3"><text:span text:style-name="T5">Data de lectura: </text:span><text:span text:style-name="T3">26/03/2015</text:span></text:p>
          </table:table-cell>
          <table:covered-table-cell/>
          <table:covered-table-cell/>
          <table:covered-table-cell/>
          <table:covered-table-cell/>
          <table:table-cell table:style-name="C0"/>
          <table:table-cell table:style-name="C0"/>
          <table:table-cell table:style-name="C0"/>
          <table:table-cell table:style-name="C5" table:number-columns-spanned="3">
            <text:p text:style-name="P3"><text:span text:style-name="T5">Qualificació: </text:span><text:span text:style-name="T3">Excel·lent</text:span></text:p>
          </table:table-cell>
          <table:covered-table-cell/>
          <table:covered-table-cell/>
          <table:table-cell table:style-name="C0"/>
          <table:table-cell table:style-name="C0"/>
        </table:table-row>
        <table:table-row table:style-name="TBL_0_2_row_4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41">
          <table:table-cell table:style-name="C0"/>
          <table:table-cell table:style-name="C0"/>
          <table:table-cell table:style-name="C5" table:number-columns-spanned="13">
            <text:p text:style-name="P3"><text:span text:style-name="T5">Menció doctorat europeu (tesis):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4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43">
          <table:table-cell table:style-name="C0"/>
          <table:table-cell table:style-name="C0"/>
          <table:table-cell table:style-name="C5" table:number-columns-spanned="13">
            <text:p text:style-name="P3"><text:span text:style-name="T5">Directors/res: </text:span><text:span text:style-name="T3">Gomez, M.; Soler, J.</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4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45">
          <table:table-cell table:style-name="C0"/>
          <table:table-cell table:style-name="C0"/>
          <table:table-cell table:style-name="C5" table:number-columns-spanned="13">
            <text:p text:style-name="P3"><text:span text:style-name="T5">Nom 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4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47">
          <table:table-cell table:style-name="C0"/>
          <table:table-cell table:style-name="C0"/>
          <table:table-cell table:style-name="C5" table:number-columns-spanned="13">
            <text:p text:style-name="P3"><text:span text:style-name="T5">Unitat lectora (UPC): </text:span><text:span text:style-name="T3">Departament d'Enginyeria Hidràulica, Marítima i Ambient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4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49">
          <table:table-cell table:style-name="C0"/>
          <table:table-cell table:style-name="C0"/>
          <table:table-cell table:style-name="C5" table:number-columns-spanned="13">
            <text:p text:style-name="P3"><text:span text:style-name="T5">URL del treball acadèmic: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5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51">
          <table:table-cell table:style-name="C0"/>
          <table:table-cell table:number-columns-spanned="14">
            <text:p><draw:line text:anchor-type="paragraph" draw:style-name="G23"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5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53">
          <table:table-cell table:style-name="C0"/>
          <table:table-cell table:style-name="C0"/>
          <table:table-cell table:style-name="C5" table:number-columns-spanned="13">
            <text:p text:style-name="P3"><text:span text:style-name="T5">Autors/res: </text:span><text:span text:style-name="T3">Bonet, 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5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55">
          <table:table-cell table:style-name="C0"/>
          <table:table-cell table:style-name="C5" table:number-columns-spanned="13">
            <text:p text:style-name="P3"><text:span text:style-name="T5">Grups de Recerca vinculats: </text:span><text:span text:style-name="T3">FLUMEN - Grup de recerca en Dinàmica Fluvial i Enginyeria Hidrològic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2_row_5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57">
          <table:table-cell table:style-name="C0"/>
          <table:table-cell table:style-name="C0"/>
          <table:table-cell table:style-name="C5" table:number-columns-spanned="13">
            <text:p text:style-name="P3"><text:span text:style-name="T5">Títol: </text:span><text:span text:style-name="T3">Disseny i verificació experimental d'algoritmes de control en canals semidescentralitza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5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59">
          <table:table-cell table:style-name="C0"/>
          <table:table-cell table:style-name="C0"/>
          <table:table-cell table:style-name="C5">
            <text:p text:style-name="P3"><text:span text:style-name="T5">Tipus: </text:span><text:span text:style-name="T3">PROPOSTA DE TESI</text:span></text:p>
          </table:table-cell>
          <table:table-cell table:style-name="C0"/>
          <table:table-cell table:style-name="C5" table:number-columns-spanned="5">
            <text:p text:style-name="P3"><text:span text:style-name="T5">Data de lectura: </text:span><text:span text:style-name="T3">11/07/2011</text:span></text:p>
          </table:table-cell>
          <table:covered-table-cell/>
          <table:covered-table-cell/>
          <table:covered-table-cell/>
          <table:covered-table-cell/>
          <table:table-cell table:style-name="C0"/>
          <table:table-cell table:style-name="C0"/>
          <table:table-cell table:style-name="C0"/>
          <table:table-cell table:style-name="C5" table:number-columns-spanned="3">
            <text:p text:style-name="P3"><text:span text:style-name="T5">Qualificació: </text:span><text:span text:style-name="T3">Satisfactori</text:span></text:p>
          </table:table-cell>
          <table:covered-table-cell/>
          <table:covered-table-cell/>
          <table:table-cell table:style-name="C0"/>
          <table:table-cell table:style-name="C0"/>
        </table:table-row>
        <table:table-row table:style-name="TBL_0_2_row_6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61">
          <table:table-cell table:style-name="C0"/>
          <table:table-cell table:style-name="C0"/>
          <table:table-cell table:style-name="C5" table:number-columns-spanned="13">
            <text:p text:style-name="P3"><text:span text:style-name="T5">Menció doctorat europeu (tesis):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6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63">
          <table:table-cell table:style-name="C0"/>
          <table:table-cell table:style-name="C0"/>
          <table:table-cell table:style-name="C5" table:number-columns-spanned="13">
            <text:p text:style-name="P3"><text:span text:style-name="T5">Directors/res: </text:span><text:span text:style-name="T3">Gomez, 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6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65">
          <table:table-cell table:style-name="C0"/>
          <table:table-cell table:style-name="C0"/>
          <table:table-cell table:style-name="C5" table:number-columns-spanned="13">
            <text:p text:style-name="P3"><text:span text:style-name="T5">Nom 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6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67">
          <table:table-cell table:style-name="C0"/>
          <table:table-cell table:style-name="C0"/>
          <table:table-cell table:style-name="C5" table:number-columns-spanned="13">
            <text:p text:style-name="P3"><text:span text:style-name="T5">Unitat lectora (UPC): </text:span><text:span text:style-name="T3">Departament d'Enginyeria Hidràulica, Marítima i Ambient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6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69">
          <table:table-cell table:style-name="C0"/>
          <table:table-cell table:style-name="C0"/>
          <table:table-cell table:style-name="C5" table:number-columns-spanned="13">
            <text:p text:style-name="P3"><text:span text:style-name="T5">URL del treball acadèmic: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7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71">
          <table:table-cell table:style-name="C0"/>
          <table:table-cell table:number-columns-spanned="14">
            <text:p><draw:line text:anchor-type="paragraph" draw:style-name="G24"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7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73">
          <table:table-cell table:style-name="C0"/>
          <table:table-cell table:style-name="C5" table:number-columns-spanned="14">
            <text:p text:style-name="P3"><text:span text:style-name="T7">B. Congressos, cursos i altres esdevenimen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7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75">
          <table:table-cell table:style-name="C0"/>
          <table:table-cell table:number-columns-spanned="14">
            <text:p><draw:line text:anchor-type="paragraph" draw:style-name="G25"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7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77">
          <table:table-cell table:style-name="C0"/>
          <table:table-cell table:style-name="C5" table:number-columns-spanned="14">
            <text:p text:style-name="P3"><text:span text:style-name="T4">B.7 Impartició de conferènci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7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79">
          <table:table-cell table:style-name="C0"/>
          <table:table-cell table:number-columns-spanned="14">
            <text:p><draw:line text:anchor-type="paragraph" draw:style-name="G26"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8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81">
          <table:table-cell table:style-name="C0"/>
          <table:table-cell table:style-name="C0"/>
          <table:table-cell table:style-name="C5" table:number-columns-spanned="13">
            <text:p text:style-name="P3"><text:span text:style-name="T5">Autors/res: </text:span><text:span text:style-name="T3">Bonet, 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8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83">
          <table:table-cell table:style-name="C0"/>
          <table:table-cell table:style-name="C5" table:number-columns-spanned="13">
            <text:p text:style-name="P3"><text:span text:style-name="T5">Grups de Recerca vinculats: </text:span><text:span text:style-name="T3">FLUMEN - Grup de recerca en Dinàmica Fluvial i Enginyeria Hidrològic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2_row_8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85">
          <table:table-cell table:style-name="C0"/>
          <table:table-cell table:style-name="C0"/>
          <table:table-cell table:style-name="C5" table:number-columns-spanned="13">
            <text:p text:style-name="P3"><text:span text:style-name="T5">Títol conferència impartida:</text:span><text:span text:style-name="T3">Determination of initial state in a canal from CSI algorith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8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87">
          <table:table-cell table:style-name="C0"/>
          <table:table-cell table:style-name="C0"/>
          <table:table-cell table:style-name="C5" table:number-columns-spanned="13">
            <text:p text:style-name="P3"><text:span text:style-name="T5">Data celebració:</text:span><text:span text:style-name="T3">19/11/201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8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89">
          <table:table-cell table:style-name="C0"/>
          <table:table-cell table:style-name="C0"/>
          <table:table-cell table:style-name="C5" table:number-columns-spanned="13">
            <text:p text:style-name="P3"><text:span text:style-name="T5">Nom conferència o cicle:</text:span><text:span text:style-name="T3">Small workshop on Modelling and Control of Water System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9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91">
          <table:table-cell table:style-name="C0"/>
          <table:table-cell table:style-name="C0"/>
          <table:table-cell table:style-name="C5" table:number-columns-spanned="13">
            <text:p text:style-name="P3"><text:span text:style-name="T5">Tipus conferència:</text:span><text:span text:style-name="T3">Altr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9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93">
          <table:table-cell table:style-name="C0"/>
          <table:table-cell table:style-name="C0"/>
          <table:table-cell table:style-name="C5" table:number-columns-spanned="3">
            <text:p text:style-name="P3"><text:span text:style-name="T5">Localitat: </text:span><text:span text:style-name="T3">Barcelona</text:span></text:p>
          </table:table-cell>
          <table:covered-table-cell/>
          <table:covered-table-cell/>
          <table:table-cell table:style-name="C0"/>
          <table:table-cell table:style-name="C0"/>
          <table:table-cell table:style-name="C5" table:number-columns-spanned="8">
            <text:p text:style-name="P3"><text:span text:style-name="T5">País: </text:span></text:p>
          </table: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9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95">
          <table:table-cell table:style-name="C0"/>
          <table:table-cell table:style-name="C0"/>
          <table:table-cell table:number-columns-spanned="14">
            <text:p><draw:line text:anchor-type="paragraph" draw:style-name="G27"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2_row_9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9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98">
          <table:table-cell table:style-name="C0"/>
          <table:table-cell table:style-name="C0" table:number-columns-spanned="7" table:number-rows-spanned="3">
            <table:table is-subtable="true" table:name="TBL_0_2_69" table:style-name="TBL_0_2_69">
              <table:table-column table:style-name="TBL_0_2_69_col_0">
</table:table-column>
            </table:table>
          </table: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number-columns-spanned="2" table:number-rows-spanned="3">
            <table:table is-subtable="true" table:name="TBL_0_2_70" table:style-name="TBL_0_2_70">
              <table:table-column table:style-name="TBL_0_2_70_col_0">
</table:table-column>
            </table:table>
          </table:table-cell>
          <table:covered-table-cell/>
          <table:table-cell table:style-name="C0"/>
          <table:table-cell table:style-name="C0"/>
        </table:table-row>
        <table:table-row table:style-name="TBL_0_2_row_99">
          <table:table-cell table:style-name="C0"/>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covered-table-cell/>
          <table:covered-table-cell/>
          <table:table-cell table:style-name="C0"/>
          <table:table-cell table:style-name="C0"/>
        </table:table-row>
        <table:table-row table:style-name="TBL_0_2_row_100">
          <table:table-cell table:style-name="C0"/>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covered-table-cell/>
          <table:covered-table-cell/>
          <table:table-cell table:style-name="C0"/>
          <table:table-cell table:style-name="C0"/>
        </table:table-row>
      </table:table>
      <table:table table:name="TBL_0_3" table:style-name="TBL_0_3">
        <table:table-column table:style-name="TBL_0_3_col_0">
</table:table-column>
        <table:table-column table:style-name="TBL_0_3_col_1">
</table:table-column>
        <table:table-column table:style-name="TBL_0_3_col_2">
</table:table-column>
        <table:table-column table:style-name="TBL_0_3_col_3">
</table:table-column>
        <table:table-column table:style-name="TBL_0_3_col_4">
</table:table-column>
        <table:table-column table:style-name="TBL_0_3_col_5">
</table:table-column>
        <table:table-column table:style-name="TBL_0_3_col_6">
</table:table-column>
        <table:table-column table:style-name="TBL_0_3_col_7">
</table:table-column>
        <table:table-column table:style-name="TBL_0_3_col_8">
</table:table-column>
        <table:table-row table:style-name="TBL_0_3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
          <table:table-cell table:style-name="C0"/>
          <table:table-cell table:style-name="C5" table:number-columns-spanned="7">
            <text:p text:style-name="P3"><text:bookmark text:name="JR_PAGE_ANCHOR_0_4"/>
<text:span text:style-name="T7">E. Col·laboració en publicacions i tesis</text:span></text:p>
          </table:table-cell>
          <table:covered-table-cell/>
          <table:covered-table-cell/>
          <table:covered-table-cell/>
          <table:covered-table-cell/>
          <table:covered-table-cell/>
          <table:covered-table-cell/>
          <table:table-cell table:style-name="C0"/>
        </table:table-row>
        <table:table-row table:style-name="TBL_0_3_row_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3">
          <table:table-cell table:style-name="C0"/>
          <table:table-cell table:number-columns-spanned="7">
            <text:p><draw:line text:anchor-type="paragraph" draw:style-name="G28"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3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5">
          <table:table-cell table:style-name="C0"/>
          <table:table-cell table:style-name="C5" table:number-columns-spanned="7">
            <text:p text:style-name="P3"><text:span text:style-name="T4">E.4 Direcció, tutoria o tribunal de treball acadèmic</text:span></text:p>
          </table:table-cell>
          <table:covered-table-cell/>
          <table:covered-table-cell/>
          <table:covered-table-cell/>
          <table:covered-table-cell/>
          <table:covered-table-cell/>
          <table:covered-table-cell/>
          <table:table-cell table:style-name="C0"/>
        </table:table-row>
        <table:table-row table:style-name="TBL_0_3_row_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7">
          <table:table-cell table:style-name="C0"/>
          <table:table-cell table:number-columns-spanned="7">
            <text:p><draw:line text:anchor-type="paragraph" draw:style-name="G29"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3_row_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9">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TREBALL DE FI DE CARRERA</text:span></text:p>
          </table:table-cell>
          <table:covered-table-cell/>
          <table:covered-table-cell/>
          <table:table-cell table:style-name="C0"/>
          <table:table-cell table:style-name="C0"/>
        </table:table-row>
        <table:table-row table:style-name="TBL_0_3_row_1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1">
          <table:table-cell table:style-name="C0"/>
          <table:table-cell table:style-name="C5" table:number-columns-spanned="6">
            <text:p text:style-name="P3"><text:span text:style-name="T5">Grups de Recerca vinculats: </text:span><text:span text:style-name="T3">FLUMEN - Grup de recerca en Dinàmica Fluvial i Enginyeria Hidrològica; SC-SIMBIO - Sistemes complexos. Simulació discreta de materials i de sistemes biològics</text:span></text:p>
          </table:table-cell>
          <table:covered-table-cell/>
          <table:covered-table-cell/>
          <table:covered-table-cell/>
          <table:covered-table-cell/>
          <table:covered-table-cell/>
          <table:table-cell table:style-name="C0"/>
          <table:table-cell table:style-name="C0"/>
        </table:table-row>
        <table:table-row table:style-name="TBL_0_3_row_1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3">
          <table:table-cell table:style-name="C0"/>
          <table:table-cell table:style-name="C0"/>
          <table:table-cell table:style-name="C5" table:number-columns-spanned="5">
            <text:p text:style-name="P3"><text:span text:style-name="T5">Títol: </text:span><text:span text:style-name="T3">Proyecto constructivo del equipamiento del pozo y conducción hasta el depósito para   abastecer al Polígono Industrial Catalunya Sud (Tortosa)¿</text:span></text:p>
          </table:table-cell>
          <table:covered-table-cell/>
          <table:covered-table-cell/>
          <table:covered-table-cell/>
          <table:covered-table-cell/>
          <table:table-cell table:style-name="C0"/>
          <table:table-cell table:style-name="C0"/>
        </table:table-row>
        <table:table-row table:style-name="TBL_0_3_row_1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5">
          <table:table-cell table:style-name="C0"/>
          <table:table-cell table:style-name="C0"/>
          <table:table-cell table:style-name="C5" table:number-columns-spanned="6">
            <text:p text:style-name="P3"><text:span text:style-name="T5">Data de lectura: </text:span><text:span text:style-name="T3">18/06/2014</text:span></text:p>
          </table:table-cell>
          <table:covered-table-cell/>
          <table:covered-table-cell/>
          <table:covered-table-cell/>
          <table:covered-table-cell/>
          <table:covered-table-cell/>
          <table:table-cell table:style-name="C0"/>
        </table:table-row>
        <table:table-row table:style-name="TBL_0_3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7">
          <table:table-cell table:style-name="C0"/>
          <table:table-cell table:style-name="C0"/>
          <table:table-cell table:style-name="C5" table:number-columns-spanned="6">
            <text:p text:style-name="P3"><text:span text:style-name="T5">Autors/res: </text:span><text:span text:style-name="T3">Trenas Baron, José Oriol</text:span></text:p>
          </table:table-cell>
          <table:covered-table-cell/>
          <table:covered-table-cell/>
          <table:covered-table-cell/>
          <table:covered-table-cell/>
          <table:covered-table-cell/>
          <table:table-cell table:style-name="C0"/>
        </table:table-row>
        <table:table-row table:style-name="TBL_0_3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9">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3_row_2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21">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3_row_2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23">
          <table:table-cell table:style-name="C0"/>
          <table:table-cell table:number-columns-spanned="7">
            <text:p><draw:line text:anchor-type="paragraph" draw:style-name="G30"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3_row_2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25">
          <table:table-cell table:style-name="C0"/>
          <table:table-cell table:style-name="C0"/>
          <table:table-cell table:style-name="C5">
            <text:p text:style-name="P3"><text:span text:style-name="T5">Tipus de col·laboració: </text:span><text:span text:style-name="T3">Director</text:span></text:p>
          </table:table-cell>
          <table:table-cell table:style-name="C0"/>
          <table:table-cell table:style-name="C5" table:number-columns-spanned="3">
            <text:p text:style-name="P3"><text:span text:style-name="T5">Tipus de treball: </text:span><text:span text:style-name="T3">TREBALL DE FI DE CARRERA</text:span></text:p>
          </table:table-cell>
          <table:covered-table-cell/>
          <table:covered-table-cell/>
          <table:table-cell table:style-name="C0"/>
          <table:table-cell table:style-name="C0"/>
        </table:table-row>
        <table:table-row table:style-name="TBL_0_3_row_2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27">
          <table:table-cell table:style-name="C0"/>
          <table:table-cell table:style-name="C5" table:number-columns-spanned="6">
            <text:p text:style-name="P3"><text:span text:style-name="T5">Grups de Recerca vinculats: </text:span><text:span text:style-name="T3">FLUMEN - Grup de recerca en Dinàmica Fluvial i Enginyeria Hidrològica; SC-SIMBIO - Sistemes complexos. Simulació discreta de materials i de sistemes biològics</text:span></text:p>
          </table:table-cell>
          <table:covered-table-cell/>
          <table:covered-table-cell/>
          <table:covered-table-cell/>
          <table:covered-table-cell/>
          <table:covered-table-cell/>
          <table:table-cell table:style-name="C0"/>
          <table:table-cell table:style-name="C0"/>
        </table:table-row>
        <table:table-row table:style-name="TBL_0_3_row_2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29">
          <table:table-cell table:style-name="C0"/>
          <table:table-cell table:style-name="C0"/>
          <table:table-cell table:style-name="C5" table:number-columns-spanned="5">
            <text:p text:style-name="P3"><text:span text:style-name="T5">Títol: </text:span><text:span text:style-name="T3">Proyecto constructivo del equipamiento del pozo y conducción hasta el depósito para   abastecer al Polígono Industrial Catalunya Sud (Tortosa)¿</text:span></text:p>
          </table:table-cell>
          <table:covered-table-cell/>
          <table:covered-table-cell/>
          <table:covered-table-cell/>
          <table:covered-table-cell/>
          <table:table-cell table:style-name="C0"/>
          <table:table-cell table:style-name="C0"/>
        </table:table-row>
        <table:table-row table:style-name="TBL_0_3_row_3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31">
          <table:table-cell table:style-name="C0"/>
          <table:table-cell table:style-name="C0"/>
          <table:table-cell table:style-name="C5" table:number-columns-spanned="6">
            <text:p text:style-name="P3"><text:span text:style-name="T5">Data de lectura: </text:span><text:span text:style-name="T3">18/06/2014</text:span></text:p>
          </table:table-cell>
          <table:covered-table-cell/>
          <table:covered-table-cell/>
          <table:covered-table-cell/>
          <table:covered-table-cell/>
          <table:covered-table-cell/>
          <table:table-cell table:style-name="C0"/>
        </table:table-row>
        <table:table-row table:style-name="TBL_0_3_row_3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33">
          <table:table-cell table:style-name="C0"/>
          <table:table-cell table:style-name="C0"/>
          <table:table-cell table:style-name="C5" table:number-columns-spanned="6">
            <text:p text:style-name="P3"><text:span text:style-name="T5">Autors/res: </text:span><text:span text:style-name="T3">Trenas Baron, José Oriol</text:span></text:p>
          </table:table-cell>
          <table:covered-table-cell/>
          <table:covered-table-cell/>
          <table:covered-table-cell/>
          <table:covered-table-cell/>
          <table:covered-table-cell/>
          <table:table-cell table:style-name="C0"/>
        </table:table-row>
        <table:table-row table:style-name="TBL_0_3_row_3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35">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3_row_3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37">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3_row_3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39">
          <table:table-cell table:style-name="C0"/>
          <table:table-cell table:number-columns-spanned="7">
            <text:p><draw:line text:anchor-type="paragraph" draw:style-name="G31"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3_row_4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41">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TREBALL DE FI DE CARRERA</text:span></text:p>
          </table:table-cell>
          <table:covered-table-cell/>
          <table:covered-table-cell/>
          <table:table-cell table:style-name="C0"/>
          <table:table-cell table:style-name="C0"/>
        </table:table-row>
        <table:table-row table:style-name="TBL_0_3_row_4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43">
          <table:table-cell table:style-name="C0"/>
          <table:table-cell table:style-name="C5" table:number-columns-spanned="6">
            <text:p text:style-name="P3"><text:span text:style-name="T5">Grups de Recerca vinculats: </text:span><text:span text:style-name="T3">FLUMEN - Grup de recerca en Dinàmica Fluvial i Enginyeria Hidrològica; SC-SIMBIO - Sistemes complexos. Simulació discreta de materials i de sistemes biològics; MSR - Mecànica del Sòls i de les Roques; NRG - Riscos Naturals i Geoestadística</text:span></text:p>
          </table:table-cell>
          <table:covered-table-cell/>
          <table:covered-table-cell/>
          <table:covered-table-cell/>
          <table:covered-table-cell/>
          <table:covered-table-cell/>
          <table:table-cell table:style-name="C0"/>
          <table:table-cell table:style-name="C0"/>
        </table:table-row>
        <table:table-row table:style-name="TBL_0_3_row_4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45">
          <table:table-cell table:style-name="C0"/>
          <table:table-cell table:style-name="C0"/>
          <table:table-cell table:style-name="C5" table:number-columns-spanned="5">
            <text:p text:style-name="P3"><text:span text:style-name="T5">Títol: </text:span><text:span text:style-name="T3">Analysis of the rock mass classification parameters of the Q-system course</text:span></text:p>
          </table:table-cell>
          <table:covered-table-cell/>
          <table:covered-table-cell/>
          <table:covered-table-cell/>
          <table:covered-table-cell/>
          <table:table-cell table:style-name="C0"/>
          <table:table-cell table:style-name="C0"/>
        </table:table-row>
        <table:table-row table:style-name="TBL_0_3_row_4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47">
          <table:table-cell table:style-name="C0"/>
          <table:table-cell table:style-name="C0"/>
          <table:table-cell table:style-name="C5" table:number-columns-spanned="6">
            <text:p text:style-name="P3"><text:span text:style-name="T5">Data de lectura: </text:span><text:span text:style-name="T3">18/06/2014</text:span></text:p>
          </table:table-cell>
          <table:covered-table-cell/>
          <table:covered-table-cell/>
          <table:covered-table-cell/>
          <table:covered-table-cell/>
          <table:covered-table-cell/>
          <table:table-cell table:style-name="C0"/>
        </table:table-row>
        <table:table-row table:style-name="TBL_0_3_row_4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49">
          <table:table-cell table:style-name="C0"/>
          <table:table-cell table:style-name="C0"/>
          <table:table-cell table:style-name="C5" table:number-columns-spanned="6">
            <text:p text:style-name="P3"><text:span text:style-name="T5">Autors/res: </text:span><text:span text:style-name="T3">Torres Barbens, Paula</text:span></text:p>
          </table:table-cell>
          <table:covered-table-cell/>
          <table:covered-table-cell/>
          <table:covered-table-cell/>
          <table:covered-table-cell/>
          <table:covered-table-cell/>
          <table:table-cell table:style-name="C0"/>
        </table:table-row>
        <table:table-row table:style-name="TBL_0_3_row_5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51">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3_row_5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53">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3_row_5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55">
          <table:table-cell table:style-name="C0"/>
          <table:table-cell table:number-columns-spanned="7">
            <text:p><draw:line text:anchor-type="paragraph" draw:style-name="G32"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3_row_5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57">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TREBALL DE FI DE CARRERA</text:span></text:p>
          </table:table-cell>
          <table:covered-table-cell/>
          <table:covered-table-cell/>
          <table:table-cell table:style-name="C0"/>
          <table:table-cell table:style-name="C0"/>
        </table:table-row>
        <table:table-row table:style-name="TBL_0_3_row_5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59">
          <table:table-cell table:style-name="C0"/>
          <table:table-cell table:style-name="C5" table:number-columns-spanned="6">
            <text:p text:style-name="P3"><text:span text:style-name="T5">Grups de Recerca vinculats: </text:span><text:span text:style-name="T3">FLUMEN - Grup de recerca en Dinàmica Fluvial i Enginyeria Hidrològica; SC-SIMBIO - Sistemes complexos. Simulació discreta de materials i de sistemes biològics</text:span></text:p>
          </table:table-cell>
          <table:covered-table-cell/>
          <table:covered-table-cell/>
          <table:covered-table-cell/>
          <table:covered-table-cell/>
          <table:covered-table-cell/>
          <table:table-cell table:style-name="C0"/>
          <table:table-cell table:style-name="C0"/>
        </table:table-row>
        <table:table-row table:style-name="TBL_0_3_row_6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61">
          <table:table-cell table:style-name="C0"/>
          <table:table-cell table:style-name="C0"/>
          <table:table-cell table:style-name="C5" table:number-columns-spanned="5">
            <text:p text:style-name="P3"><text:span text:style-name="T5">Títol: </text:span><text:span text:style-name="T3">L'avinguda de juny de 2013 al sector d'Era Bordeta - Les (Val d'Aran): efectes i dinàmica</text:span></text:p>
          </table:table-cell>
          <table:covered-table-cell/>
          <table:covered-table-cell/>
          <table:covered-table-cell/>
          <table:covered-table-cell/>
          <table:table-cell table:style-name="C0"/>
          <table:table-cell table:style-name="C0"/>
        </table:table-row>
        <table:table-row table:style-name="TBL_0_3_row_6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63">
          <table:table-cell table:style-name="C0"/>
          <table:table-cell table:style-name="C0"/>
          <table:table-cell table:style-name="C5" table:number-columns-spanned="6">
            <text:p text:style-name="P3"><text:span text:style-name="T5">Data de lectura: </text:span><text:span text:style-name="T3">18/06/2014</text:span></text:p>
          </table:table-cell>
          <table:covered-table-cell/>
          <table:covered-table-cell/>
          <table:covered-table-cell/>
          <table:covered-table-cell/>
          <table:covered-table-cell/>
          <table:table-cell table:style-name="C0"/>
        </table:table-row>
        <table:table-row table:style-name="TBL_0_3_row_6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65">
          <table:table-cell table:style-name="C0"/>
          <table:table-cell table:style-name="C0"/>
          <table:table-cell table:style-name="C5" table:number-columns-spanned="6">
            <text:p text:style-name="P3"><text:span text:style-name="T5">Autors/res: </text:span><text:span text:style-name="T3">García Silvestre, Marta</text:span></text:p>
          </table:table-cell>
          <table:covered-table-cell/>
          <table:covered-table-cell/>
          <table:covered-table-cell/>
          <table:covered-table-cell/>
          <table:covered-table-cell/>
          <table:table-cell table:style-name="C0"/>
        </table:table-row>
        <table:table-row table:style-name="TBL_0_3_row_6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67">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3_row_6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69">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3_row_7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71">
          <table:table-cell table:style-name="C0"/>
          <table:table-cell table:number-columns-spanned="7">
            <text:p><draw:line text:anchor-type="paragraph" draw:style-name="G33"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3_row_7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73">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PROJECTE</text:span></text:p>
          </table:table-cell>
          <table:covered-table-cell/>
          <table:covered-table-cell/>
          <table:table-cell table:style-name="C0"/>
          <table:table-cell table:style-name="C0"/>
        </table:table-row>
        <table:table-row table:style-name="TBL_0_3_row_7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75">
          <table:table-cell table:style-name="C0"/>
          <table:table-cell table:style-name="C5" table:number-columns-spanned="6">
            <text:p text:style-name="P3"><text:span text:style-name="T5">Grups de Recerca vinculats: </text:span><text:span text:style-name="T3">MECMAT - Mecànica i Nanotecnologia de Materials d´Enginyeria; GITS - Modelització Integral de Conques i Transport de Sediments; EXIT - Enginyeria de les Xarxes i les Infraestructures de Transport; FLUMEN - Grup de recerca en Dinàmica Fluvial i Enginyeria Hidrològica</text:span></text:p>
          </table:table-cell>
          <table:covered-table-cell/>
          <table:covered-table-cell/>
          <table:covered-table-cell/>
          <table:covered-table-cell/>
          <table:covered-table-cell/>
          <table:table-cell table:style-name="C0"/>
          <table:table-cell table:style-name="C0"/>
        </table:table-row>
        <table:table-row table:style-name="TBL_0_3_row_7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77">
          <table:table-cell table:style-name="C0"/>
          <table:table-cell table:style-name="C0"/>
          <table:table-cell table:style-name="C5" table:number-columns-spanned="5">
            <text:p text:style-name="P3"><text:span text:style-name="T5">Títol: </text:span><text:span text:style-name="T3">Mitigación del riesgo de inundaciones en Figuig (Marruecos). Proyecto constructivo de una balsa de almacenamiento y estudio de la capacidad hidráulica del puente sobre el río Khebir.</text:span></text:p>
          </table:table-cell>
          <table:covered-table-cell/>
          <table:covered-table-cell/>
          <table:covered-table-cell/>
          <table:covered-table-cell/>
          <table:table-cell table:style-name="C0"/>
          <table:table-cell table:style-name="C0"/>
        </table:table-row>
        <table:table-row table:style-name="TBL_0_3_row_7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79">
          <table:table-cell table:style-name="C0"/>
          <table:table-cell table:style-name="C0"/>
          <table:table-cell table:style-name="C5" table:number-columns-spanned="6">
            <text:p text:style-name="P3"><text:span text:style-name="T5">Data de lectura: </text:span><text:span text:style-name="T3">27/11/2012</text:span></text:p>
          </table:table-cell>
          <table:covered-table-cell/>
          <table:covered-table-cell/>
          <table:covered-table-cell/>
          <table:covered-table-cell/>
          <table:covered-table-cell/>
          <table:table-cell table:style-name="C0"/>
        </table:table-row>
        <table:table-row table:style-name="TBL_0_3_row_8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81">
          <table:table-cell table:style-name="C0"/>
          <table:table-cell table:style-name="C0"/>
          <table:table-cell table:style-name="C5" table:number-columns-spanned="6">
            <text:p text:style-name="P3"><text:span text:style-name="T5">Autors/res: </text:span><text:span text:style-name="T3">Bellera Benito, Marta</text:span></text:p>
          </table:table-cell>
          <table:covered-table-cell/>
          <table:covered-table-cell/>
          <table:covered-table-cell/>
          <table:covered-table-cell/>
          <table:covered-table-cell/>
          <table:table-cell table:style-name="C0"/>
        </table:table-row>
        <table:table-row table:style-name="TBL_0_3_row_8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83">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3_row_8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85">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3_row_8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87">
          <table:table-cell table:style-name="C0"/>
          <table:table-cell table:number-columns-spanned="7">
            <text:p><draw:line text:anchor-type="paragraph" draw:style-name="G34"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3_row_8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89">
          <table:table-cell table:style-name="C0"/>
          <table:table-cell table:style-name="C0" table:number-columns-spanned="4" table:number-rows-spanned="3">
            <table:table is-subtable="true" table:name="TBL_0_3_60" table:style-name="TBL_0_3_60">
              <table:table-column table:style-name="TBL_0_3_60_col_0">
</table:table-column>
            </table:table>
          </table:table-cell>
          <table:covered-table-cell/>
          <table:covered-table-cell/>
          <table:covered-table-cell/>
          <table:table-cell table:style-name="C0"/>
          <table:table-cell table:style-name="C0" table:number-columns-spanned="2" table:number-rows-spanned="3">
            <table:table is-subtable="true" table:name="TBL_0_3_61" table:style-name="TBL_0_3_61">
              <table:table-column table:style-name="TBL_0_3_61_col_0">
</table:table-column>
            </table:table>
          </table:table-cell>
          <table:covered-table-cell/>
          <table:table-cell table:style-name="C0"/>
        </table:table-row>
        <table:table-row table:style-name="TBL_0_3_row_90">
          <table:table-cell table:style-name="C0"/>
          <table:covered-table-cell/>
          <table:covered-table-cell/>
          <table:covered-table-cell/>
          <table:covered-table-cell/>
          <table:table-cell table:style-name="C0"/>
          <table:covered-table-cell/>
          <table:covered-table-cell/>
          <table:table-cell table:style-name="C0"/>
        </table:table-row>
        <table:table-row table:style-name="TBL_0_3_row_91">
          <table:table-cell table:style-name="C0"/>
          <table:covered-table-cell/>
          <table:covered-table-cell/>
          <table:covered-table-cell/>
          <table:covered-table-cell/>
          <table:table-cell table:style-name="C0"/>
          <table:covered-table-cell/>
          <table:covered-table-cell/>
          <table:table-cell table:style-name="C0"/>
        </table:table-row>
      </table:table>
      <table:table table:name="TBL_0_4" table:style-name="TBL_0_4">
        <table:table-column table:style-name="TBL_0_4_col_0">
</table:table-column>
        <table:table-column table:style-name="TBL_0_4_col_1">
</table:table-column>
        <table:table-column table:style-name="TBL_0_4_col_2">
</table:table-column>
        <table:table-column table:style-name="TBL_0_4_col_3">
</table:table-column>
        <table:table-column table:style-name="TBL_0_4_col_4">
</table:table-column>
        <table:table-column table:style-name="TBL_0_4_col_5">
</table:table-column>
        <table:table-column table:style-name="TBL_0_4_col_6">
</table:table-column>
        <table:table-column table:style-name="TBL_0_4_col_7">
</table:table-column>
        <table:table-column table:style-name="TBL_0_4_col_8">
</table:table-column>
        <table:table-row table:style-name="TBL_0_4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2">
          <table:table-cell table:style-name="C0"/>
          <table:table-cell table:style-name="C0"/>
          <table:table-cell table:style-name="C5">
            <text:p text:style-name="P3"><text:bookmark text:name="JR_PAGE_ANCHOR_0_5"/>
<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PROJECTE</text:span></text:p>
          </table:table-cell>
          <table:covered-table-cell/>
          <table:covered-table-cell/>
          <table:table-cell table:style-name="C0"/>
          <table:table-cell table:style-name="C0"/>
        </table:table-row>
        <table:table-row table:style-name="TBL_0_4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4">
          <table:table-cell table:style-name="C0"/>
          <table:table-cell table:style-name="C5" table:number-columns-spanned="6">
            <text:p text:style-name="P3"><text:span text:style-name="T5">Grups de Recerca vinculats: </text:span><text:span text:style-name="T3">FLUMEN - Grup de recerca en Dinàmica Fluvial i Enginyeria Hidrològica; MECMAT - Mecànica i Nanotecnologia de Materials d´Enginyeria; TE - Tecnologia d'Estructures; EXIT - Enginyeria de les Xarxes i les Infraestructures de Transport</text:span></text:p>
          </table:table-cell>
          <table:covered-table-cell/>
          <table:covered-table-cell/>
          <table:covered-table-cell/>
          <table:covered-table-cell/>
          <table:covered-table-cell/>
          <table:table-cell table:style-name="C0"/>
          <table:table-cell table:style-name="C0"/>
        </table:table-row>
        <table:table-row table:style-name="TBL_0_4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6">
          <table:table-cell table:style-name="C0"/>
          <table:table-cell table:style-name="C0"/>
          <table:table-cell table:style-name="C5" table:number-columns-spanned="5">
            <text:p text:style-name="P3"><text:span text:style-name="T5">Títol: </text:span><text:span text:style-name="T3">Franchissement de la Garonne à Bordeaux: pont de Bacalan-Bastide</text:span></text:p>
          </table:table-cell>
          <table:covered-table-cell/>
          <table:covered-table-cell/>
          <table:covered-table-cell/>
          <table:covered-table-cell/>
          <table:table-cell table:style-name="C0"/>
          <table:table-cell table:style-name="C0"/>
        </table:table-row>
        <table:table-row table:style-name="TBL_0_4_row_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8">
          <table:table-cell table:style-name="C0"/>
          <table:table-cell table:style-name="C0"/>
          <table:table-cell table:style-name="C5" table:number-columns-spanned="6">
            <text:p text:style-name="P3"><text:span text:style-name="T5">Data de lectura: </text:span><text:span text:style-name="T3">27/11/2012</text:span></text:p>
          </table:table-cell>
          <table:covered-table-cell/>
          <table:covered-table-cell/>
          <table:covered-table-cell/>
          <table:covered-table-cell/>
          <table:covered-table-cell/>
          <table:table-cell table:style-name="C0"/>
        </table:table-row>
        <table:table-row table:style-name="TBL_0_4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0">
          <table:table-cell table:style-name="C0"/>
          <table:table-cell table:style-name="C0"/>
          <table:table-cell table:style-name="C5" table:number-columns-spanned="6">
            <text:p text:style-name="P3"><text:span text:style-name="T5">Autors/res: </text:span><text:span text:style-name="T3">Jurnet Sastre, Jordi</text:span></text:p>
          </table:table-cell>
          <table:covered-table-cell/>
          <table:covered-table-cell/>
          <table:covered-table-cell/>
          <table:covered-table-cell/>
          <table:covered-table-cell/>
          <table:table-cell table:style-name="C0"/>
        </table:table-row>
        <table:table-row table:style-name="TBL_0_4_row_1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2">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4_row_1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4">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4_row_1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6">
          <table:table-cell table:style-name="C0"/>
          <table:table-cell table:number-columns-spanned="7">
            <text:p><draw:line text:anchor-type="paragraph" draw:style-name="G35"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4_row_1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8">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PROJECTE</text:span></text:p>
          </table:table-cell>
          <table:covered-table-cell/>
          <table:covered-table-cell/>
          <table:table-cell table:style-name="C0"/>
          <table:table-cell table:style-name="C0"/>
        </table:table-row>
        <table:table-row table:style-name="TBL_0_4_row_1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20">
          <table:table-cell table:style-name="C0"/>
          <table:table-cell table:style-name="C5" table:number-columns-spanned="6">
            <text:p text:style-name="P3"><text:span text:style-name="T5">Grups de Recerca vinculats: </text:span><text:span text:style-name="T3">EXIT - Enginyeria de les Xarxes i les Infraestructures de Transport; FLUMEN - Grup de recerca en Dinàmica Fluvial i Enginyeria Hidrològica; MECMAT - Mecànica i Nanotecnologia de Materials d´Enginyeria</text:span></text:p>
          </table:table-cell>
          <table:covered-table-cell/>
          <table:covered-table-cell/>
          <table:covered-table-cell/>
          <table:covered-table-cell/>
          <table:covered-table-cell/>
          <table:table-cell table:style-name="C0"/>
          <table:table-cell table:style-name="C0"/>
        </table:table-row>
        <table:table-row table:style-name="TBL_0_4_row_2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22">
          <table:table-cell table:style-name="C0"/>
          <table:table-cell table:style-name="C0"/>
          <table:table-cell table:style-name="C5" table:number-columns-spanned="5">
            <text:p text:style-name="P3"><text:span text:style-name="T5">Títol: </text:span><text:span text:style-name="T3">Projecte de l'EDAR i dels col·lectors de Vilanova de la Barca (Segrià)</text:span></text:p>
          </table:table-cell>
          <table:covered-table-cell/>
          <table:covered-table-cell/>
          <table:covered-table-cell/>
          <table:covered-table-cell/>
          <table:table-cell table:style-name="C0"/>
          <table:table-cell table:style-name="C0"/>
        </table:table-row>
        <table:table-row table:style-name="TBL_0_4_row_2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24">
          <table:table-cell table:style-name="C0"/>
          <table:table-cell table:style-name="C0"/>
          <table:table-cell table:style-name="C5" table:number-columns-spanned="6">
            <text:p text:style-name="P3"><text:span text:style-name="T5">Data de lectura: </text:span><text:span text:style-name="T3">27/11/2012</text:span></text:p>
          </table:table-cell>
          <table:covered-table-cell/>
          <table:covered-table-cell/>
          <table:covered-table-cell/>
          <table:covered-table-cell/>
          <table:covered-table-cell/>
          <table:table-cell table:style-name="C0"/>
        </table:table-row>
        <table:table-row table:style-name="TBL_0_4_row_2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26">
          <table:table-cell table:style-name="C0"/>
          <table:table-cell table:style-name="C0"/>
          <table:table-cell table:style-name="C5" table:number-columns-spanned="6">
            <text:p text:style-name="P3"><text:span text:style-name="T5">Autors/res: </text:span><text:span text:style-name="T3">Gardeñes Nadal, Josep Ramon</text:span></text:p>
          </table:table-cell>
          <table:covered-table-cell/>
          <table:covered-table-cell/>
          <table:covered-table-cell/>
          <table:covered-table-cell/>
          <table:covered-table-cell/>
          <table:table-cell table:style-name="C0"/>
        </table:table-row>
        <table:table-row table:style-name="TBL_0_4_row_2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28">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4_row_2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30">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4_row_3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32">
          <table:table-cell table:style-name="C0"/>
          <table:table-cell table:number-columns-spanned="7">
            <text:p><draw:line text:anchor-type="paragraph" draw:style-name="G36"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4_row_3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34">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PROJECTE</text:span></text:p>
          </table:table-cell>
          <table:covered-table-cell/>
          <table:covered-table-cell/>
          <table:table-cell table:style-name="C0"/>
          <table:table-cell table:style-name="C0"/>
        </table:table-row>
        <table:table-row table:style-name="TBL_0_4_row_3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36">
          <table:table-cell table:style-name="C0"/>
          <table:table-cell table:style-name="C5" table:number-columns-spanned="6">
            <text:p text:style-name="P3"><text:span text:style-name="T5">Grups de Recerca vinculats: </text:span><text:span text:style-name="T3">MECMAT - Mecànica i Nanotecnologia de Materials d´Enginyeria; LIM/UPC - Laboratori d'Enginyeria Marítima; FLUMEN - Grup de recerca en Dinàmica Fluvial i Enginyeria Hidrològica</text:span></text:p>
          </table:table-cell>
          <table:covered-table-cell/>
          <table:covered-table-cell/>
          <table:covered-table-cell/>
          <table:covered-table-cell/>
          <table:covered-table-cell/>
          <table:table-cell table:style-name="C0"/>
          <table:table-cell table:style-name="C0"/>
        </table:table-row>
        <table:table-row table:style-name="TBL_0_4_row_3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38">
          <table:table-cell table:style-name="C0"/>
          <table:table-cell table:style-name="C0"/>
          <table:table-cell table:style-name="C5" table:number-columns-spanned="5">
            <text:p text:style-name="P3"><text:span text:style-name="T5">Títol: </text:span><text:span text:style-name="T3">Conception et dimensionnement d'un bâtiment hexagonal, en structure métallique et clôtures en verre avec un réservoir d'eau pluviale placé au noyau du bâtiment, faisant office d'extension d'école de commerce avec un parking au rez-de-chaussée</text:span></text:p>
          </table:table-cell>
          <table:covered-table-cell/>
          <table:covered-table-cell/>
          <table:covered-table-cell/>
          <table:covered-table-cell/>
          <table:table-cell table:style-name="C0"/>
          <table:table-cell table:style-name="C0"/>
        </table:table-row>
        <table:table-row table:style-name="TBL_0_4_row_3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40">
          <table:table-cell table:style-name="C0"/>
          <table:table-cell table:style-name="C0"/>
          <table:table-cell table:style-name="C5" table:number-columns-spanned="6">
            <text:p text:style-name="P3"><text:span text:style-name="T5">Data de lectura: </text:span><text:span text:style-name="T3">19/11/2012</text:span></text:p>
          </table:table-cell>
          <table:covered-table-cell/>
          <table:covered-table-cell/>
          <table:covered-table-cell/>
          <table:covered-table-cell/>
          <table:covered-table-cell/>
          <table:table-cell table:style-name="C0"/>
        </table:table-row>
        <table:table-row table:style-name="TBL_0_4_row_4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42">
          <table:table-cell table:style-name="C0"/>
          <table:table-cell table:style-name="C0"/>
          <table:table-cell table:style-name="C5" table:number-columns-spanned="6">
            <text:p text:style-name="P3"><text:span text:style-name="T5">Autors/res: </text:span><text:span text:style-name="T3">Moure Foraster, Carla</text:span></text:p>
          </table:table-cell>
          <table:covered-table-cell/>
          <table:covered-table-cell/>
          <table:covered-table-cell/>
          <table:covered-table-cell/>
          <table:covered-table-cell/>
          <table:table-cell table:style-name="C0"/>
        </table:table-row>
        <table:table-row table:style-name="TBL_0_4_row_4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44">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4_row_4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46">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4_row_4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48">
          <table:table-cell table:style-name="C0"/>
          <table:table-cell table:number-columns-spanned="7">
            <text:p><draw:line text:anchor-type="paragraph" draw:style-name="G37"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4_row_4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50">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PROJECTE</text:span></text:p>
          </table:table-cell>
          <table:covered-table-cell/>
          <table:covered-table-cell/>
          <table:table-cell table:style-name="C0"/>
          <table:table-cell table:style-name="C0"/>
        </table:table-row>
        <table:table-row table:style-name="TBL_0_4_row_5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52">
          <table:table-cell table:style-name="C0"/>
          <table:table-cell table:style-name="C5" table:number-columns-spanned="6">
            <text:p text:style-name="P3"><text:span text:style-name="T5">Grups de Recerca vinculats: </text:span><text:span text:style-name="T3">FLUMEN - Grup de recerca en Dinàmica Fluvial i Enginyeria Hidrològica; MECMAT - Mecànica i Nanotecnologia de Materials d´Enginyeria</text:span></text:p>
          </table:table-cell>
          <table:covered-table-cell/>
          <table:covered-table-cell/>
          <table:covered-table-cell/>
          <table:covered-table-cell/>
          <table:covered-table-cell/>
          <table:table-cell table:style-name="C0"/>
          <table:table-cell table:style-name="C0"/>
        </table:table-row>
        <table:table-row table:style-name="TBL_0_4_row_5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54">
          <table:table-cell table:style-name="C0"/>
          <table:table-cell table:style-name="C0"/>
          <table:table-cell table:style-name="C5" table:number-columns-spanned="5">
            <text:p text:style-name="P3"><text:span text:style-name="T5">Títol: </text:span><text:span text:style-name="T3">Projecte de l'EDAR i dels col·lectors en alta al nucli urbà de Llavorsí (Pallars Sobirà)</text:span></text:p>
          </table:table-cell>
          <table:covered-table-cell/>
          <table:covered-table-cell/>
          <table:covered-table-cell/>
          <table:covered-table-cell/>
          <table:table-cell table:style-name="C0"/>
          <table:table-cell table:style-name="C0"/>
        </table:table-row>
        <table:table-row table:style-name="TBL_0_4_row_5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56">
          <table:table-cell table:style-name="C0"/>
          <table:table-cell table:style-name="C0"/>
          <table:table-cell table:style-name="C5" table:number-columns-spanned="6">
            <text:p text:style-name="P3"><text:span text:style-name="T5">Data de lectura: </text:span><text:span text:style-name="T3">19/11/2012</text:span></text:p>
          </table:table-cell>
          <table:covered-table-cell/>
          <table:covered-table-cell/>
          <table:covered-table-cell/>
          <table:covered-table-cell/>
          <table:covered-table-cell/>
          <table:table-cell table:style-name="C0"/>
        </table:table-row>
        <table:table-row table:style-name="TBL_0_4_row_5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58">
          <table:table-cell table:style-name="C0"/>
          <table:table-cell table:style-name="C0"/>
          <table:table-cell table:style-name="C5" table:number-columns-spanned="6">
            <text:p text:style-name="P3"><text:span text:style-name="T5">Autors/res: </text:span><text:span text:style-name="T3">Carbó Serena, Genís</text:span></text:p>
          </table:table-cell>
          <table:covered-table-cell/>
          <table:covered-table-cell/>
          <table:covered-table-cell/>
          <table:covered-table-cell/>
          <table:covered-table-cell/>
          <table:table-cell table:style-name="C0"/>
        </table:table-row>
        <table:table-row table:style-name="TBL_0_4_row_5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60">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4_row_6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62">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4_row_6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64">
          <table:table-cell table:style-name="C0"/>
          <table:table-cell table:number-columns-spanned="7">
            <text:p><draw:line text:anchor-type="paragraph" draw:style-name="G38"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4_row_6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66">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PROJECTE</text:span></text:p>
          </table:table-cell>
          <table:covered-table-cell/>
          <table:covered-table-cell/>
          <table:table-cell table:style-name="C0"/>
          <table:table-cell table:style-name="C0"/>
        </table:table-row>
        <table:table-row table:style-name="TBL_0_4_row_6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68">
          <table:table-cell table:style-name="C0"/>
          <table:table-cell table:style-name="C5" table:number-columns-spanned="6">
            <text:p text:style-name="P3"><text:span text:style-name="T5">Grups de Recerca vinculats: </text:span><text:span text:style-name="T3">FLUMEN - Grup de recerca en Dinàmica Fluvial i Enginyeria Hidrològica; MECMAT - Mecànica i Nanotecnologia de Materials d´Enginyeria; TE - Tecnologia d'Estructures</text:span></text:p>
          </table:table-cell>
          <table:covered-table-cell/>
          <table:covered-table-cell/>
          <table:covered-table-cell/>
          <table:covered-table-cell/>
          <table:covered-table-cell/>
          <table:table-cell table:style-name="C0"/>
          <table:table-cell table:style-name="C0"/>
        </table:table-row>
        <table:table-row table:style-name="TBL_0_4_row_6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70">
          <table:table-cell table:style-name="C0"/>
          <table:table-cell table:style-name="C0"/>
          <table:table-cell table:style-name="C5" table:number-columns-spanned="5">
            <text:p text:style-name="P3"><text:span text:style-name="T5">Títol: </text:span><text:span text:style-name="T3">Projecte constructiu de passarel.la de vianants sobre el ferrocarril al municipi de Cubelles</text:span></text:p>
          </table:table-cell>
          <table:covered-table-cell/>
          <table:covered-table-cell/>
          <table:covered-table-cell/>
          <table:covered-table-cell/>
          <table:table-cell table:style-name="C0"/>
          <table:table-cell table:style-name="C0"/>
        </table:table-row>
        <table:table-row table:style-name="TBL_0_4_row_7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72">
          <table:table-cell table:style-name="C0"/>
          <table:table-cell table:style-name="C0"/>
          <table:table-cell table:style-name="C5" table:number-columns-spanned="6">
            <text:p text:style-name="P3"><text:span text:style-name="T5">Data de lectura: </text:span><text:span text:style-name="T3">19/11/2012</text:span></text:p>
          </table:table-cell>
          <table:covered-table-cell/>
          <table:covered-table-cell/>
          <table:covered-table-cell/>
          <table:covered-table-cell/>
          <table:covered-table-cell/>
          <table:table-cell table:style-name="C0"/>
        </table:table-row>
        <table:table-row table:style-name="TBL_0_4_row_7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74">
          <table:table-cell table:style-name="C0"/>
          <table:table-cell table:style-name="C0"/>
          <table:table-cell table:style-name="C5" table:number-columns-spanned="6">
            <text:p text:style-name="P3"><text:span text:style-name="T5">Autors/res: </text:span><text:span text:style-name="T3">Deiros Quintanilla, Ivan</text:span></text:p>
          </table:table-cell>
          <table:covered-table-cell/>
          <table:covered-table-cell/>
          <table:covered-table-cell/>
          <table:covered-table-cell/>
          <table:covered-table-cell/>
          <table:table-cell table:style-name="C0"/>
        </table:table-row>
        <table:table-row table:style-name="TBL_0_4_row_7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76">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4_row_7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78">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4_row_7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80">
          <table:table-cell table:style-name="C0"/>
          <table:table-cell table:number-columns-spanned="7">
            <text:p><draw:line text:anchor-type="paragraph" draw:style-name="G39"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4_row_8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82">
          <table:table-cell table:style-name="C0"/>
          <table:table-cell table:style-name="C0" table:number-columns-spanned="4" table:number-rows-spanned="3">
            <table:table is-subtable="true" table:name="TBL_0_4_56" table:style-name="TBL_0_4_56">
              <table:table-column table:style-name="TBL_0_4_56_col_0">
</table:table-column>
            </table:table>
          </table:table-cell>
          <table:covered-table-cell/>
          <table:covered-table-cell/>
          <table:covered-table-cell/>
          <table:table-cell table:style-name="C0"/>
          <table:table-cell table:style-name="C0" table:number-columns-spanned="2" table:number-rows-spanned="3">
            <table:table is-subtable="true" table:name="TBL_0_4_57" table:style-name="TBL_0_4_57">
              <table:table-column table:style-name="TBL_0_4_57_col_0">
</table:table-column>
            </table:table>
          </table:table-cell>
          <table:covered-table-cell/>
          <table:table-cell table:style-name="C0"/>
        </table:table-row>
        <table:table-row table:style-name="TBL_0_4_row_83">
          <table:table-cell table:style-name="C0"/>
          <table:covered-table-cell/>
          <table:covered-table-cell/>
          <table:covered-table-cell/>
          <table:covered-table-cell/>
          <table:table-cell table:style-name="C0"/>
          <table:covered-table-cell/>
          <table:covered-table-cell/>
          <table:table-cell table:style-name="C0"/>
        </table:table-row>
        <table:table-row table:style-name="TBL_0_4_row_84">
          <table:table-cell table:style-name="C0"/>
          <table:covered-table-cell/>
          <table:covered-table-cell/>
          <table:covered-table-cell/>
          <table:covered-table-cell/>
          <table:table-cell table:style-name="C0"/>
          <table:covered-table-cell/>
          <table:covered-table-cell/>
          <table:table-cell table:style-name="C0"/>
        </table:table-row>
      </table:table>
      <table:table table:name="TBL_0_5" table:style-name="TBL_0_5">
        <table:table-column table:style-name="TBL_0_5_col_0">
</table:table-column>
        <table:table-column table:style-name="TBL_0_5_col_1">
</table:table-column>
        <table:table-column table:style-name="TBL_0_5_col_2">
</table:table-column>
        <table:table-column table:style-name="TBL_0_5_col_3">
</table:table-column>
        <table:table-column table:style-name="TBL_0_5_col_4">
</table:table-column>
        <table:table-column table:style-name="TBL_0_5_col_5">
</table:table-column>
        <table:table-column table:style-name="TBL_0_5_col_6">
</table:table-column>
        <table:table-column table:style-name="TBL_0_5_col_7">
</table:table-column>
        <table:table-column table:style-name="TBL_0_5_col_8">
</table:table-column>
        <table:table-row table:style-name="TBL_0_5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2">
          <table:table-cell table:style-name="C0"/>
          <table:table-cell table:style-name="C0"/>
          <table:table-cell table:style-name="C5">
            <text:p text:style-name="P3"><text:bookmark text:name="JR_PAGE_ANCHOR_0_6"/>
<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PROJECTE</text:span></text:p>
          </table:table-cell>
          <table:covered-table-cell/>
          <table:covered-table-cell/>
          <table:table-cell table:style-name="C0"/>
          <table:table-cell table:style-name="C0"/>
        </table:table-row>
        <table:table-row table:style-name="TBL_0_5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4">
          <table:table-cell table:style-name="C0"/>
          <table:table-cell table:style-name="C5" table:number-columns-spanned="6">
            <text:p text:style-name="P3"><text:span text:style-name="T5">Grups de Recerca vinculats: </text:span><text:span text:style-name="T3">FLUMEN - Grup de recerca en Dinàmica Fluvial i Enginyeria Hidrològica; LIM/UPC - Laboratori d'Enginyeria Marítima; MECMAT - Mecànica i Nanotecnologia de Materials d´Enginyeria</text:span></text:p>
          </table:table-cell>
          <table:covered-table-cell/>
          <table:covered-table-cell/>
          <table:covered-table-cell/>
          <table:covered-table-cell/>
          <table:covered-table-cell/>
          <table:table-cell table:style-name="C0"/>
          <table:table-cell table:style-name="C0"/>
        </table:table-row>
        <table:table-row table:style-name="TBL_0_5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6">
          <table:table-cell table:style-name="C0"/>
          <table:table-cell table:style-name="C0"/>
          <table:table-cell table:style-name="C5" table:number-columns-spanned="5">
            <text:p text:style-name="P3"><text:span text:style-name="T5">Títol: </text:span><text:span text:style-name="T3">PROJECTE D'AMPLIACIÓ DE LA MARINA DE PALAMÓS</text:span></text:p>
          </table:table-cell>
          <table:covered-table-cell/>
          <table:covered-table-cell/>
          <table:covered-table-cell/>
          <table:covered-table-cell/>
          <table:table-cell table:style-name="C0"/>
          <table:table-cell table:style-name="C0"/>
        </table:table-row>
        <table:table-row table:style-name="TBL_0_5_row_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8">
          <table:table-cell table:style-name="C0"/>
          <table:table-cell table:style-name="C0"/>
          <table:table-cell table:style-name="C5" table:number-columns-spanned="6">
            <text:p text:style-name="P3"><text:span text:style-name="T5">Data de lectura: </text:span><text:span text:style-name="T3">19/11/2012</text:span></text:p>
          </table:table-cell>
          <table:covered-table-cell/>
          <table:covered-table-cell/>
          <table:covered-table-cell/>
          <table:covered-table-cell/>
          <table:covered-table-cell/>
          <table:table-cell table:style-name="C0"/>
        </table:table-row>
        <table:table-row table:style-name="TBL_0_5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0">
          <table:table-cell table:style-name="C0"/>
          <table:table-cell table:style-name="C0"/>
          <table:table-cell table:style-name="C5" table:number-columns-spanned="6">
            <text:p text:style-name="P3"><text:span text:style-name="T5">Autors/res: </text:span><text:span text:style-name="T3">Fernández Luna, José Antonio</text:span></text:p>
          </table:table-cell>
          <table:covered-table-cell/>
          <table:covered-table-cell/>
          <table:covered-table-cell/>
          <table:covered-table-cell/>
          <table:covered-table-cell/>
          <table:table-cell table:style-name="C0"/>
        </table:table-row>
        <table:table-row table:style-name="TBL_0_5_row_1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2">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5_row_1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4">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5_row_1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6">
          <table:table-cell table:style-name="C0"/>
          <table:table-cell table:number-columns-spanned="7">
            <text:p><draw:line text:anchor-type="paragraph" draw:style-name="G40"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5_row_1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8">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PROJECTE</text:span></text:p>
          </table:table-cell>
          <table:covered-table-cell/>
          <table:covered-table-cell/>
          <table:table-cell table:style-name="C0"/>
          <table:table-cell table:style-name="C0"/>
        </table:table-row>
        <table:table-row table:style-name="TBL_0_5_row_1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20">
          <table:table-cell table:style-name="C0"/>
          <table:table-cell table:style-name="C5" table:number-columns-spanned="6">
            <text:p text:style-name="P3"><text:span text:style-name="T5">Grups de Recerca vinculats: </text:span><text:span text:style-name="T3">MECMAT - Mecànica i Nanotecnologia de Materials d´Enginyeria; FLUMEN - Grup de recerca en Dinàmica Fluvial i Enginyeria Hidrològica</text:span></text:p>
          </table:table-cell>
          <table:covered-table-cell/>
          <table:covered-table-cell/>
          <table:covered-table-cell/>
          <table:covered-table-cell/>
          <table:covered-table-cell/>
          <table:table-cell table:style-name="C0"/>
          <table:table-cell table:style-name="C0"/>
        </table:table-row>
        <table:table-row table:style-name="TBL_0_5_row_2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22">
          <table:table-cell table:style-name="C0"/>
          <table:table-cell table:style-name="C0"/>
          <table:table-cell table:style-name="C5" table:number-columns-spanned="5">
            <text:p text:style-name="P3"><text:span text:style-name="T5">Títol: </text:span><text:span text:style-name="T3">Projecte de variant de la carretera BP-4653 a Perafita i remodelació de la vialitat interior</text:span></text:p>
          </table:table-cell>
          <table:covered-table-cell/>
          <table:covered-table-cell/>
          <table:covered-table-cell/>
          <table:covered-table-cell/>
          <table:table-cell table:style-name="C0"/>
          <table:table-cell table:style-name="C0"/>
        </table:table-row>
        <table:table-row table:style-name="TBL_0_5_row_2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24">
          <table:table-cell table:style-name="C0"/>
          <table:table-cell table:style-name="C0"/>
          <table:table-cell table:style-name="C5" table:number-columns-spanned="6">
            <text:p text:style-name="P3"><text:span text:style-name="T5">Data de lectura: </text:span><text:span text:style-name="T3">19/11/2012</text:span></text:p>
          </table:table-cell>
          <table:covered-table-cell/>
          <table:covered-table-cell/>
          <table:covered-table-cell/>
          <table:covered-table-cell/>
          <table:covered-table-cell/>
          <table:table-cell table:style-name="C0"/>
        </table:table-row>
        <table:table-row table:style-name="TBL_0_5_row_2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26">
          <table:table-cell table:style-name="C0"/>
          <table:table-cell table:style-name="C0"/>
          <table:table-cell table:style-name="C5" table:number-columns-spanned="6">
            <text:p text:style-name="P3"><text:span text:style-name="T5">Autors/res: </text:span><text:span text:style-name="T3">Conill, M.</text:span></text:p>
          </table:table-cell>
          <table:covered-table-cell/>
          <table:covered-table-cell/>
          <table:covered-table-cell/>
          <table:covered-table-cell/>
          <table:covered-table-cell/>
          <table:table-cell table:style-name="C0"/>
        </table:table-row>
        <table:table-row table:style-name="TBL_0_5_row_2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28">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5_row_2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30">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5_row_3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32">
          <table:table-cell table:style-name="C0"/>
          <table:table-cell table:number-columns-spanned="7">
            <text:p><draw:line text:anchor-type="paragraph" draw:style-name="G41"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5_row_3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34">
          <table:table-cell table:style-name="C0"/>
          <table:table-cell table:style-name="C0"/>
          <table:table-cell table:style-name="C5">
            <text:p text:style-name="P3"><text:span text:style-name="T5">Tipus de col·laboració: </text:span><text:span text:style-name="T3">Secretari</text:span></text:p>
          </table:table-cell>
          <table:table-cell table:style-name="C0"/>
          <table:table-cell table:style-name="C5" table:number-columns-spanned="3">
            <text:p text:style-name="P3"><text:span text:style-name="T5">Tipus de treball: </text:span><text:span text:style-name="T3">PROJECTE</text:span></text:p>
          </table:table-cell>
          <table:covered-table-cell/>
          <table:covered-table-cell/>
          <table:table-cell table:style-name="C0"/>
          <table:table-cell table:style-name="C0"/>
        </table:table-row>
        <table:table-row table:style-name="TBL_0_5_row_3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36">
          <table:table-cell table:style-name="C0"/>
          <table:table-cell table:style-name="C5" table:number-columns-spanned="6">
            <text:p text:style-name="P3"><text:span text:style-name="T5">Grups de Recerca vinculats: </text:span><text:span text:style-name="T3">FLUMEN - Grup de recerca en Dinàmica Fluvial i Enginyeria Hidrològica; MECMAT - Mecànica i Nanotecnologia de Materials d´Enginyeria</text:span></text:p>
          </table:table-cell>
          <table:covered-table-cell/>
          <table:covered-table-cell/>
          <table:covered-table-cell/>
          <table:covered-table-cell/>
          <table:covered-table-cell/>
          <table:table-cell table:style-name="C0"/>
          <table:table-cell table:style-name="C0"/>
        </table:table-row>
        <table:table-row table:style-name="TBL_0_5_row_3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38">
          <table:table-cell table:style-name="C0"/>
          <table:table-cell table:style-name="C0"/>
          <table:table-cell table:style-name="C5" table:number-columns-spanned="5">
            <text:p text:style-name="P3"><text:span text:style-name="T5">Títol: </text:span><text:span text:style-name="T3">Aparcament Urba a L'Hospitalet del Llobregat</text:span></text:p>
          </table:table-cell>
          <table:covered-table-cell/>
          <table:covered-table-cell/>
          <table:covered-table-cell/>
          <table:covered-table-cell/>
          <table:table-cell table:style-name="C0"/>
          <table:table-cell table:style-name="C0"/>
        </table:table-row>
        <table:table-row table:style-name="TBL_0_5_row_3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40">
          <table:table-cell table:style-name="C0"/>
          <table:table-cell table:style-name="C0"/>
          <table:table-cell table:style-name="C5" table:number-columns-spanned="6">
            <text:p text:style-name="P3"><text:span text:style-name="T5">Data de lectura: </text:span><text:span text:style-name="T3">19/11/2012</text:span></text:p>
          </table:table-cell>
          <table:covered-table-cell/>
          <table:covered-table-cell/>
          <table:covered-table-cell/>
          <table:covered-table-cell/>
          <table:covered-table-cell/>
          <table:table-cell table:style-name="C0"/>
        </table:table-row>
        <table:table-row table:style-name="TBL_0_5_row_4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42">
          <table:table-cell table:style-name="C0"/>
          <table:table-cell table:style-name="C0"/>
          <table:table-cell table:style-name="C5" table:number-columns-spanned="6">
            <text:p text:style-name="P3"><text:span text:style-name="T5">Autors/res: </text:span><text:span text:style-name="T3">Guerra Triviño, Javier</text:span></text:p>
          </table:table-cell>
          <table:covered-table-cell/>
          <table:covered-table-cell/>
          <table:covered-table-cell/>
          <table:covered-table-cell/>
          <table:covered-table-cell/>
          <table:table-cell table:style-name="C0"/>
        </table:table-row>
        <table:table-row table:style-name="TBL_0_5_row_4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44">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5_row_4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46">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5_row_4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48">
          <table:table-cell table:style-name="C0"/>
          <table:table-cell table:number-columns-spanned="7">
            <text:p><draw:line text:anchor-type="paragraph" draw:style-name="G42"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5_row_4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50">
          <table:table-cell table:style-name="C0"/>
          <table:table-cell table:style-name="C0"/>
          <table:table-cell table:style-name="C5">
            <text:p text:style-name="P3"><text:span text:style-name="T5">Tipus de col·laboració: </text:span><text:span text:style-name="T3">Vocal</text:span></text:p>
          </table:table-cell>
          <table:table-cell table:style-name="C0"/>
          <table:table-cell table:style-name="C5" table:number-columns-spanned="3">
            <text:p text:style-name="P3"><text:span text:style-name="T5">Tipus de treball: </text:span><text:span text:style-name="T3">TREBALL DE FI DE CARRERA</text:span></text:p>
          </table:table-cell>
          <table:covered-table-cell/>
          <table:covered-table-cell/>
          <table:table-cell table:style-name="C0"/>
          <table:table-cell table:style-name="C0"/>
        </table:table-row>
        <table:table-row table:style-name="TBL_0_5_row_5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52">
          <table:table-cell table:style-name="C0"/>
          <table:table-cell table:style-name="C5" table:number-columns-spanned="6">
            <text:p text:style-name="P3"><text:span text:style-name="T5">Grups de Recerca vinculats: </text:span><text:span text:style-name="T3">CENIT - Recerca i innovació en Transport, Mobilitat i Logística; FLUMEN - Grup de recerca en Dinàmica Fluvial i Enginyeria Hidrològica</text:span></text:p>
          </table:table-cell>
          <table:covered-table-cell/>
          <table:covered-table-cell/>
          <table:covered-table-cell/>
          <table:covered-table-cell/>
          <table:covered-table-cell/>
          <table:table-cell table:style-name="C0"/>
          <table:table-cell table:style-name="C0"/>
        </table:table-row>
        <table:table-row table:style-name="TBL_0_5_row_5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54">
          <table:table-cell table:style-name="C0"/>
          <table:table-cell table:style-name="C0"/>
          <table:table-cell table:style-name="C5" table:number-columns-spanned="5">
            <text:p text:style-name="P3"><text:span text:style-name="T5">Títol: </text:span><text:span text:style-name="T3">Ampliación de rotonda en la variante norte de La Llagostera, Gerona, de la carretera C-65 p.k. 14.</text:span></text:p>
          </table:table-cell>
          <table:covered-table-cell/>
          <table:covered-table-cell/>
          <table:covered-table-cell/>
          <table:covered-table-cell/>
          <table:table-cell table:style-name="C0"/>
          <table:table-cell table:style-name="C0"/>
        </table:table-row>
        <table:table-row table:style-name="TBL_0_5_row_5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56">
          <table:table-cell table:style-name="C0"/>
          <table:table-cell table:style-name="C0"/>
          <table:table-cell table:style-name="C5" table:number-columns-spanned="6">
            <text:p text:style-name="P3"><text:span text:style-name="T5">Data de lectura: </text:span><text:span text:style-name="T3">21/11/2011</text:span></text:p>
          </table:table-cell>
          <table:covered-table-cell/>
          <table:covered-table-cell/>
          <table:covered-table-cell/>
          <table:covered-table-cell/>
          <table:covered-table-cell/>
          <table:table-cell table:style-name="C0"/>
        </table:table-row>
        <table:table-row table:style-name="TBL_0_5_row_5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58">
          <table:table-cell table:style-name="C0"/>
          <table:table-cell table:style-name="C0"/>
          <table:table-cell table:style-name="C5" table:number-columns-spanned="6">
            <text:p text:style-name="P3"><text:span text:style-name="T5">Autors/res: </text:span><text:span text:style-name="T3">Ortega Carrillo, Esteban</text:span></text:p>
          </table:table-cell>
          <table:covered-table-cell/>
          <table:covered-table-cell/>
          <table:covered-table-cell/>
          <table:covered-table-cell/>
          <table:covered-table-cell/>
          <table:table-cell table:style-name="C0"/>
        </table:table-row>
        <table:table-row table:style-name="TBL_0_5_row_5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60">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5_row_6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62">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5_row_6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64">
          <table:table-cell table:style-name="C0"/>
          <table:table-cell table:number-columns-spanned="7">
            <text:p><draw:line text:anchor-type="paragraph" draw:style-name="G43"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5_row_6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66">
          <table:table-cell table:style-name="C0"/>
          <table:table-cell table:style-name="C0"/>
          <table:table-cell table:style-name="C5">
            <text:p text:style-name="P3"><text:span text:style-name="T5">Tipus de col·laboració: </text:span><text:span text:style-name="T3">Vocal</text:span></text:p>
          </table:table-cell>
          <table:table-cell table:style-name="C0"/>
          <table:table-cell table:style-name="C5" table:number-columns-spanned="3">
            <text:p text:style-name="P3"><text:span text:style-name="T5">Tipus de treball: </text:span><text:span text:style-name="T3">TREBALL DE FI DE CARRERA</text:span></text:p>
          </table:table-cell>
          <table:covered-table-cell/>
          <table:covered-table-cell/>
          <table:table-cell table:style-name="C0"/>
          <table:table-cell table:style-name="C0"/>
        </table:table-row>
        <table:table-row table:style-name="TBL_0_5_row_6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68">
          <table:table-cell table:style-name="C0"/>
          <table:table-cell table:style-name="C5" table:number-columns-spanned="6">
            <text:p text:style-name="P3"><text:span text:style-name="T5">Grups de Recerca vinculats: </text:span><text:span text:style-name="T3">LIM/UPC - Laboratori d'Enginyeria Marítima; FLUMEN - Grup de recerca en Dinàmica Fluvial i Enginyeria Hidrològica</text:span></text:p>
          </table:table-cell>
          <table:covered-table-cell/>
          <table:covered-table-cell/>
          <table:covered-table-cell/>
          <table:covered-table-cell/>
          <table:covered-table-cell/>
          <table:table-cell table:style-name="C0"/>
          <table:table-cell table:style-name="C0"/>
        </table:table-row>
        <table:table-row table:style-name="TBL_0_5_row_6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70">
          <table:table-cell table:style-name="C0"/>
          <table:table-cell table:style-name="C0"/>
          <table:table-cell table:style-name="C5" table:number-columns-spanned="5">
            <text:p text:style-name="P3"><text:span text:style-name="T5">Títol: </text:span><text:span text:style-name="T3">Proyecto para la restitución de la costa &lt;comprendida entre el Farallón de Sata Llucia y el limite con la&gt; provincia de Tarragona (Barcelona)</text:span></text:p>
          </table:table-cell>
          <table:covered-table-cell/>
          <table:covered-table-cell/>
          <table:covered-table-cell/>
          <table:covered-table-cell/>
          <table:table-cell table:style-name="C0"/>
          <table:table-cell table:style-name="C0"/>
        </table:table-row>
        <table:table-row table:style-name="TBL_0_5_row_7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72">
          <table:table-cell table:style-name="C0"/>
          <table:table-cell table:style-name="C0"/>
          <table:table-cell table:style-name="C5" table:number-columns-spanned="6">
            <text:p text:style-name="P3"><text:span text:style-name="T5">Data de lectura: </text:span><text:span text:style-name="T3">21/11/2011</text:span></text:p>
          </table:table-cell>
          <table:covered-table-cell/>
          <table:covered-table-cell/>
          <table:covered-table-cell/>
          <table:covered-table-cell/>
          <table:covered-table-cell/>
          <table:table-cell table:style-name="C0"/>
        </table:table-row>
        <table:table-row table:style-name="TBL_0_5_row_7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74">
          <table:table-cell table:style-name="C0"/>
          <table:table-cell table:style-name="C0"/>
          <table:table-cell table:style-name="C5" table:number-columns-spanned="6">
            <text:p text:style-name="P3"><text:span text:style-name="T5">Autors/res: </text:span><text:span text:style-name="T3">Martínez Martínez, María</text:span></text:p>
          </table:table-cell>
          <table:covered-table-cell/>
          <table:covered-table-cell/>
          <table:covered-table-cell/>
          <table:covered-table-cell/>
          <table:covered-table-cell/>
          <table:table-cell table:style-name="C0"/>
        </table:table-row>
        <table:table-row table:style-name="TBL_0_5_row_7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76">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5_row_7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78">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5_row_7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80">
          <table:table-cell table:style-name="C0"/>
          <table:table-cell table:number-columns-spanned="7">
            <text:p><draw:line text:anchor-type="paragraph" draw:style-name="G44"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5_row_8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82">
          <table:table-cell table:style-name="C0"/>
          <table:table-cell table:style-name="C0"/>
          <table:table-cell table:style-name="C5">
            <text:p text:style-name="P3"><text:span text:style-name="T5">Tipus de col·laboració: </text:span><text:span text:style-name="T3">Vocal</text:span></text:p>
          </table:table-cell>
          <table:table-cell table:style-name="C0"/>
          <table:table-cell table:style-name="C5" table:number-columns-spanned="3">
            <text:p text:style-name="P3"><text:span text:style-name="T5">Tipus de treball: </text:span><text:span text:style-name="T3">TREBALL DE FI DE CARRERA</text:span></text:p>
          </table:table-cell>
          <table:covered-table-cell/>
          <table:covered-table-cell/>
          <table:table-cell table:style-name="C0"/>
          <table:table-cell table:style-name="C0"/>
        </table:table-row>
        <table:table-row table:style-name="TBL_0_5_row_8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84">
          <table:table-cell table:style-name="C0"/>
          <table:table-cell table:style-name="C5" table:number-columns-spanned="6">
            <text:p text:style-name="P3"><text:span text:style-name="T5">Grups de Recerca vinculats: </text:span><text:span text:style-name="T3">FLUMEN - Grup de recerca en Dinàmica Fluvial i Enginyeria Hidrològica</text:span></text:p>
          </table:table-cell>
          <table:covered-table-cell/>
          <table:covered-table-cell/>
          <table:covered-table-cell/>
          <table:covered-table-cell/>
          <table:covered-table-cell/>
          <table:table-cell table:style-name="C0"/>
          <table:table-cell table:style-name="C0"/>
        </table:table-row>
        <table:table-row table:style-name="TBL_0_5_row_8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86">
          <table:table-cell table:style-name="C0"/>
          <table:table-cell table:style-name="C0"/>
          <table:table-cell table:style-name="C5" table:number-columns-spanned="5">
            <text:p text:style-name="P3"><text:span text:style-name="T5">Títol: </text:span><text:span text:style-name="T3">IMPLANTACIÓ DE DUES LÍNIES D'AUTOBÚS D'ALTA CAPACITAT A LA CIUTAT DE BARCELONA</text:span></text:p>
          </table:table-cell>
          <table:covered-table-cell/>
          <table:covered-table-cell/>
          <table:covered-table-cell/>
          <table:covered-table-cell/>
          <table:table-cell table:style-name="C0"/>
          <table:table-cell table:style-name="C0"/>
        </table:table-row>
        <table:table-row table:style-name="TBL_0_5_row_8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88">
          <table:table-cell table:style-name="C0"/>
          <table:table-cell table:style-name="C0"/>
          <table:table-cell table:style-name="C5" table:number-columns-spanned="6">
            <text:p text:style-name="P3"><text:span text:style-name="T5">Data de lectura: </text:span><text:span text:style-name="T3">21/11/2011</text:span></text:p>
          </table:table-cell>
          <table:covered-table-cell/>
          <table:covered-table-cell/>
          <table:covered-table-cell/>
          <table:covered-table-cell/>
          <table:covered-table-cell/>
          <table:table-cell table:style-name="C0"/>
        </table:table-row>
        <table:table-row table:style-name="TBL_0_5_row_8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90">
          <table:table-cell table:style-name="C0"/>
          <table:table-cell table:style-name="C0"/>
          <table:table-cell table:style-name="C5" table:number-columns-spanned="6">
            <text:p text:style-name="P3"><text:span text:style-name="T5">Autors/res: </text:span><text:span text:style-name="T3">Braña Lopez, Jordi</text:span></text:p>
          </table:table-cell>
          <table:covered-table-cell/>
          <table:covered-table-cell/>
          <table:covered-table-cell/>
          <table:covered-table-cell/>
          <table:covered-table-cell/>
          <table:table-cell table:style-name="C0"/>
        </table:table-row>
        <table:table-row table:style-name="TBL_0_5_row_9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92">
          <table:table-cell table:style-name="C0"/>
          <table:table-cell table:style-name="C0"/>
          <table:table-cell table:style-name="C5" table:number-columns-spanned="6">
            <text:p text:style-name="P3"><text:span text:style-name="T5">Institució: </text:span><text:span text:style-name="T3">Universitat Politècnica de Catalunya</text:span></text:p>
          </table:table-cell>
          <table:covered-table-cell/>
          <table:covered-table-cell/>
          <table:covered-table-cell/>
          <table:covered-table-cell/>
          <table:covered-table-cell/>
          <table:table-cell table:style-name="C0"/>
        </table:table-row>
        <table:table-row table:style-name="TBL_0_5_row_9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94">
          <table:table-cell table:style-name="C0"/>
          <table:table-cell table:style-name="C0"/>
          <table:table-cell table:style-name="C5" table:number-columns-spanned="6">
            <text:p text:style-name="P3"><text:span text:style-name="T5">URL: </text:span></text:p>
          </table:table-cell>
          <table:covered-table-cell/>
          <table:covered-table-cell/>
          <table:covered-table-cell/>
          <table:covered-table-cell/>
          <table:covered-table-cell/>
          <table:table-cell table:style-name="C0"/>
        </table:table-row>
        <table:table-row table:style-name="TBL_0_5_row_9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96">
          <table:table-cell table:style-name="C0"/>
          <table:table-cell table:number-columns-spanned="7">
            <text:p><draw:line text:anchor-type="paragraph" draw:style-name="G45" svg:x1="0.0in" svg:y1="0.0in" svg:x2="6.69in" svg:y2="0.0in"><text:p/></draw:line></text:p>
          </table:table-cell>
          <table:covered-table-cell/>
          <table:covered-table-cell/>
          <table:covered-table-cell/>
          <table:covered-table-cell/>
          <table:covered-table-cell/>
          <table:covered-table-cell/>
          <table:table-cell table:style-name="C0"/>
        </table:table-row>
        <table:table-row table:style-name="TBL_0_5_row_9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98">
          <table:table-cell table:style-name="C0"/>
          <table:table-cell table:style-name="C0" table:number-columns-spanned="4" table:number-rows-spanned="3">
            <table:table is-subtable="true" table:name="TBL_0_5_66" table:style-name="TBL_0_5_66">
              <table:table-column table:style-name="TBL_0_5_66_col_0">
</table:table-column>
            </table:table>
          </table:table-cell>
          <table:covered-table-cell/>
          <table:covered-table-cell/>
          <table:covered-table-cell/>
          <table:table-cell table:style-name="C0"/>
          <table:table-cell table:style-name="C0" table:number-columns-spanned="2" table:number-rows-spanned="3">
            <table:table is-subtable="true" table:name="TBL_0_5_67" table:style-name="TBL_0_5_67">
              <table:table-column table:style-name="TBL_0_5_67_col_0">
</table:table-column>
            </table:table>
          </table:table-cell>
          <table:covered-table-cell/>
          <table:table-cell table:style-name="C0"/>
        </table:table-row>
        <table:table-row table:style-name="TBL_0_5_row_99">
          <table:table-cell table:style-name="C0"/>
          <table:covered-table-cell/>
          <table:covered-table-cell/>
          <table:covered-table-cell/>
          <table:covered-table-cell/>
          <table:table-cell table:style-name="C0"/>
          <table:covered-table-cell/>
          <table:covered-table-cell/>
          <table:table-cell table:style-name="C0"/>
        </table:table-row>
        <table:table-row table:style-name="TBL_0_5_row_100">
          <table:table-cell table:style-name="C0"/>
          <table:covered-table-cell/>
          <table:covered-table-cell/>
          <table:covered-table-cell/>
          <table:covered-table-cell/>
          <table:table-cell table:style-name="C0"/>
          <table:covered-table-cell/>
          <table:covered-table-cell/>
          <table:table-cell table:style-name="C0"/>
        </table:table-row>
      </table:table>
      <table:table table:name="TBL_0_6" table:style-name="TBL_0_6">
        <table:table-column table:style-name="TBL_0_6_col_0">
</table:table-column>
        <table:table-column table:style-name="TBL_0_6_col_1">
</table:table-column>
        <table:table-column table:style-name="TBL_0_6_col_2">
</table:table-column>
        <table:table-column table:style-name="TBL_0_6_col_3">
</table:table-column>
        <table:table-column table:style-name="TBL_0_6_col_4">
</table:table-column>
        <table:table-column table:style-name="TBL_0_6_col_5">
</table:table-column>
        <table:table-column table:style-name="TBL_0_6_col_6">
</table:table-column>
        <table:table-column table:style-name="TBL_0_6_col_7">
</table:table-column>
        <table:table-column table:style-name="TBL_0_6_col_8">
</table:table-column>
        <table:table-column table:style-name="TBL_0_6_col_9">
</table:table-column>
        <table:table-column table:style-name="TBL_0_6_col_10">
</table:table-column>
        <table:table-column table:style-name="TBL_0_6_col_11">
</table:table-column>
        <table:table-column table:style-name="TBL_0_6_col_12">
</table:table-column>
        <table:table-column table:style-name="TBL_0_6_col_13">
</table:table-column>
        <table:table-row table:style-name="TBL_0_6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2">
          <table:table-cell table:style-name="C0"/>
          <table:table-cell table:style-name="C0"/>
          <table:table-cell table:style-name="C5" table:number-columns-spanned="4">
            <text:p text:style-name="P3"><text:bookmark text:name="JR_PAGE_ANCHOR_0_7"/>
<text:span text:style-name="T5">Tipus de col·laboració: </text:span><text:span text:style-name="T3">Vocal</text:span></text:p>
          </table:table-cell>
          <table:covered-table-cell/>
          <table:covered-table-cell/>
          <table:covered-table-cell/>
          <table:table-cell table:style-name="C0"/>
          <table:table-cell table:style-name="C5" table:number-columns-spanned="5">
            <text:p text:style-name="P3"><text:span text:style-name="T5">Tipus de treball: </text:span><text:span text:style-name="T3">TREBALL DE FI DE CARRERA</text:span></text:p>
          </table:table-cell>
          <table:covered-table-cell/>
          <table:covered-table-cell/>
          <table:covered-table-cell/>
          <table:covered-table-cell/>
          <table:table-cell table:style-name="C0"/>
          <table:table-cell table:style-name="C0"/>
        </table:table-row>
        <table:table-row table:style-name="TBL_0_6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4">
          <table:table-cell table:style-name="C0"/>
          <table:table-cell table:style-name="C5" table:number-columns-spanned="11">
            <text:p text:style-name="P3"><text:span text:style-name="T5">Grups de Recerca vinculats: </text:span><text:span text:style-name="T3">FLUMEN - Grup de recerca en Dinàmica Fluvial i Enginyeria Hidrològica; CENIT - Recerca i innovació en Transport, Mobilitat i Logística</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6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6">
          <table:table-cell table:style-name="C0"/>
          <table:table-cell table:style-name="C0"/>
          <table:table-cell table:style-name="C5" table:number-columns-spanned="10">
            <text:p text:style-name="P3"><text:span text:style-name="T5">Títol: </text:span><text:span text:style-name="T3">PROJECTE CONSTRUCTIU D' URBANITZACIÓ ENTRE ELS CARRERS PINTOR SERT I AVINGUDA PRIMER DE MAIG A LA LLAGOSTA</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6_row_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8">
          <table:table-cell table:style-name="C0"/>
          <table:table-cell table:style-name="C0"/>
          <table:table-cell table:style-name="C5" table:number-columns-spanned="11">
            <text:p text:style-name="P3"><text:span text:style-name="T5">Data de lectura: </text:span><text:span text:style-name="T3">14/11/2011</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0">
          <table:table-cell table:style-name="C0"/>
          <table:table-cell table:style-name="C0"/>
          <table:table-cell table:style-name="C5" table:number-columns-spanned="11">
            <text:p text:style-name="P3"><text:span text:style-name="T5">Autors/res: </text:span><text:span text:style-name="T3">López Marón, José Luis</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1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2">
          <table:table-cell table:style-name="C0"/>
          <table:table-cell table:style-name="C0"/>
          <table:table-cell table:style-name="C5" table:number-columns-spanned="11">
            <text:p text:style-name="P3"><text:span text:style-name="T5">Institució: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1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4">
          <table:table-cell table:style-name="C0"/>
          <table:table-cell table:style-name="C0"/>
          <table:table-cell table:style-name="C5" table:number-columns-spanned="11">
            <text:p text:style-name="P3"><text:span text:style-name="T5">URL: </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1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6">
          <table:table-cell table:style-name="C0"/>
          <table:table-cell table:number-columns-spanned="12">
            <text:p><draw:line text:anchor-type="paragraph" draw:style-name="G46"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1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8">
          <table:table-cell table:style-name="C0"/>
          <table:table-cell table:style-name="C0"/>
          <table:table-cell table:style-name="C5" table:number-columns-spanned="4">
            <text:p text:style-name="P3"><text:span text:style-name="T5">Tipus de col·laboració: </text:span><text:span text:style-name="T3">Vocal</text:span></text:p>
          </table:table-cell>
          <table:covered-table-cell/>
          <table:covered-table-cell/>
          <table:covered-table-cell/>
          <table:table-cell table:style-name="C0"/>
          <table:table-cell table:style-name="C5" table:number-columns-spanned="5">
            <text:p text:style-name="P3"><text:span text:style-name="T5">Tipus de treball: </text:span><text:span text:style-name="T3">TREBALL DE FI DE CARRERA</text:span></text:p>
          </table:table-cell>
          <table:covered-table-cell/>
          <table:covered-table-cell/>
          <table:covered-table-cell/>
          <table:covered-table-cell/>
          <table:table-cell table:style-name="C0"/>
          <table:table-cell table:style-name="C0"/>
        </table:table-row>
        <table:table-row table:style-name="TBL_0_6_row_1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20">
          <table:table-cell table:style-name="C0"/>
          <table:table-cell table:style-name="C5" table:number-columns-spanned="11">
            <text:p text:style-name="P3"><text:span text:style-name="T5">Grups de Recerca vinculats: </text:span><text:span text:style-name="T3">FLUMEN - Grup de recerca en Dinàmica Fluvial i Enginyeria Hidrològica</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6_row_2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22">
          <table:table-cell table:style-name="C0"/>
          <table:table-cell table:style-name="C0"/>
          <table:table-cell table:style-name="C5" table:number-columns-spanned="10">
            <text:p text:style-name="P3"><text:span text:style-name="T5">Títol: </text:span><text:span text:style-name="T3">Reurbanización de las calles de Pere IV y Almogavers entre las calles de Castella y Roc Boronat (Barcelona)</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6_row_2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24">
          <table:table-cell table:style-name="C0"/>
          <table:table-cell table:style-name="C0"/>
          <table:table-cell table:style-name="C5" table:number-columns-spanned="11">
            <text:p text:style-name="P3"><text:span text:style-name="T5">Data de lectura: </text:span><text:span text:style-name="T3">14/11/2011</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2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26">
          <table:table-cell table:style-name="C0"/>
          <table:table-cell table:style-name="C0"/>
          <table:table-cell table:style-name="C5" table:number-columns-spanned="11">
            <text:p text:style-name="P3"><text:span text:style-name="T5">Autors/res: </text:span><text:span text:style-name="T3">Vilaplana Martí, Joan</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2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28">
          <table:table-cell table:style-name="C0"/>
          <table:table-cell table:style-name="C0"/>
          <table:table-cell table:style-name="C5" table:number-columns-spanned="11">
            <text:p text:style-name="P3"><text:span text:style-name="T5">Institució: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2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30">
          <table:table-cell table:style-name="C0"/>
          <table:table-cell table:style-name="C0"/>
          <table:table-cell table:style-name="C5" table:number-columns-spanned="11">
            <text:p text:style-name="P3"><text:span text:style-name="T5">URL: </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3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32">
          <table:table-cell table:style-name="C0"/>
          <table:table-cell table:number-columns-spanned="12">
            <text:p><draw:line text:anchor-type="paragraph" draw:style-name="G47"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3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34">
          <table:table-cell table:style-name="C0"/>
          <table:table-cell table:style-name="C0"/>
          <table:table-cell table:style-name="C5" table:number-columns-spanned="4">
            <text:p text:style-name="P3"><text:span text:style-name="T5">Tipus de col·laboració: </text:span><text:span text:style-name="T3">Vocal</text:span></text:p>
          </table:table-cell>
          <table:covered-table-cell/>
          <table:covered-table-cell/>
          <table:covered-table-cell/>
          <table:table-cell table:style-name="C0"/>
          <table:table-cell table:style-name="C5" table:number-columns-spanned="5">
            <text:p text:style-name="P3"><text:span text:style-name="T5">Tipus de treball: </text:span><text:span text:style-name="T3">TREBALL DE FI DE CARRERA</text:span></text:p>
          </table:table-cell>
          <table:covered-table-cell/>
          <table:covered-table-cell/>
          <table:covered-table-cell/>
          <table:covered-table-cell/>
          <table:table-cell table:style-name="C0"/>
          <table:table-cell table:style-name="C0"/>
        </table:table-row>
        <table:table-row table:style-name="TBL_0_6_row_3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36">
          <table:table-cell table:style-name="C0"/>
          <table:table-cell table:style-name="C5" table:number-columns-spanned="11">
            <text:p text:style-name="P3"><text:span text:style-name="T5">Grups de Recerca vinculats: </text:span><text:span text:style-name="T3">TE - Tecnologia d'Estructures; FLUMEN - Grup de recerca en Dinàmica Fluvial i Enginyeria Hidrològica</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6_row_3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38">
          <table:table-cell table:style-name="C0"/>
          <table:table-cell table:style-name="C0"/>
          <table:table-cell table:style-name="C5" table:number-columns-spanned="10">
            <text:p text:style-name="P3"><text:span text:style-name="T5">Títol: </text:span><text:span text:style-name="T3">Comportamiento mecánico del hormigón con fibras metálicas</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6_row_3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40">
          <table:table-cell table:style-name="C0"/>
          <table:table-cell table:style-name="C0"/>
          <table:table-cell table:style-name="C5" table:number-columns-spanned="11">
            <text:p text:style-name="P3"><text:span text:style-name="T5">Data de lectura: </text:span><text:span text:style-name="T3">14/11/2011</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4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42">
          <table:table-cell table:style-name="C0"/>
          <table:table-cell table:style-name="C0"/>
          <table:table-cell table:style-name="C5" table:number-columns-spanned="11">
            <text:p text:style-name="P3"><text:span text:style-name="T5">Autors/res: </text:span><text:span text:style-name="T3">Puig Becerra, Carles</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4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44">
          <table:table-cell table:style-name="C0"/>
          <table:table-cell table:style-name="C0"/>
          <table:table-cell table:style-name="C5" table:number-columns-spanned="11">
            <text:p text:style-name="P3"><text:span text:style-name="T5">Institució: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4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46">
          <table:table-cell table:style-name="C0"/>
          <table:table-cell table:style-name="C0"/>
          <table:table-cell table:style-name="C5" table:number-columns-spanned="11">
            <text:p text:style-name="P3"><text:span text:style-name="T5">URL: </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4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48">
          <table:table-cell table:style-name="C0"/>
          <table:table-cell table:number-columns-spanned="12">
            <text:p><draw:line text:anchor-type="paragraph" draw:style-name="G48"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4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50">
          <table:table-cell table:style-name="C0"/>
          <table:table-cell table:style-name="C5" table:number-columns-spanned="12">
            <text:p text:style-name="P3"><text:span text:style-name="T7">H. Activitats de docència</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5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52">
          <table:table-cell table:style-name="C0"/>
          <table:table-cell table:number-columns-spanned="12">
            <text:p><draw:line text:anchor-type="paragraph" draw:style-name="G49"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5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54">
          <table:table-cell table:style-name="C0"/>
          <table:table-cell table:style-name="C5" table:number-columns-spanned="12">
            <text:p text:style-name="P3"><text:span text:style-name="T4">H.1 Docència impartida</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5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56">
          <table:table-cell table:style-name="C0"/>
          <table:table-cell table:number-columns-spanned="12">
            <text:p><draw:line text:anchor-type="paragraph" draw:style-name="G50"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5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58">
          <table:table-cell table:style-name="C0"/>
          <table:table-cell table:style-name="C0"/>
          <table:table-cell table:style-name="C0"/>
          <table:table-cell table:style-name="C5">
            <text:p text:style-name="P3"><text:span text:style-name="T5">Codi assignatura: </text:span><text:span text:style-name="T3">250336</text:span></text:p>
          </table:table-cell>
          <table:table-cell table:style-name="C0"/>
          <table:table-cell table:style-name="C5" table:number-columns-spanned="8">
            <text:p text:style-name="P3"><text:span text:style-name="T5">Assignatura: </text:span><text:span text:style-name="T3">Hidràulica i Hidrologia</text:span></text:p>
          </table:table-cell>
          <table:covered-table-cell/>
          <table:covered-table-cell/>
          <table:covered-table-cell/>
          <table:covered-table-cell/>
          <table:covered-table-cell/>
          <table:covered-table-cell/>
          <table:covered-table-cell/>
          <table:table-cell table:style-name="C0"/>
        </table:table-row>
        <table:table-row table:style-name="TBL_0_6_row_5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60">
          <table:table-cell table:style-name="C0"/>
          <table:table-cell table:style-name="C0"/>
          <table:table-cell table:style-name="C0"/>
          <table:table-cell table:style-name="C5" table:number-columns-spanned="10">
            <text:p text:style-name="P3"><text:span text:style-name="T5">Crèdits assignatura: </text:span><text:span text:style-name="T3">9.0</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6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62">
          <table:table-cell table:style-name="C0"/>
          <table:table-cell table:style-name="C0"/>
          <table:table-cell table:style-name="C0"/>
          <table:table-cell table:style-name="C5" table:number-columns-spanned="10">
            <text:p text:style-name="P3"><text:span text:style-name="T5">Hores laboratori/activitats dirigides/teoria/pràctica: </text:span><text:span text:style-name="T3">18.67 / - / 26.0 / 5.33</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6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64">
          <table:table-cell table:style-name="C0"/>
          <table:table-cell table:style-name="C0"/>
          <table:table-cell table:style-name="C0"/>
          <table:table-cell table:style-name="C5">
            <text:p text:style-name="P3"><text:span text:style-name="T5">Any acadèmic: </text:span><text:span text:style-name="T3">2013</text:span></text:p>
          </table:table-cell>
          <table:table-cell table:style-name="C0"/>
          <table:table-cell table:style-name="C5" table:number-columns-spanned="4" table:number-rows-spanned="2">
            <text:p text:style-name="P3"><text:span text:style-name="T5">Quatrimestre: </text:span><text:span text:style-name="T3">Primer Quadrimestre</text:span></text:p>
          </table:table-cell>
          <table:covered-table-cell/>
          <table:covered-table-cell/>
          <table:covered-table-cell/>
          <table:table-cell table:style-name="C0"/>
          <table:table-cell table:style-name="C5" table:number-columns-spanned="3">
            <text:p text:style-name="P3"><text:span text:style-name="T5">Curs/nivell: </text:span><text:span text:style-name="T3">2</text:span></text:p>
          </table:table-cell>
          <table:covered-table-cell/>
          <table:covered-table-cell/>
          <table:table-cell table:style-name="C0"/>
        </table:table-row>
        <table:table-row table:style-name="TBL_0_6_row_65">
          <table:table-cell table:style-name="C0"/>
          <table:table-cell table:style-name="C0"/>
          <table:table-cell table:style-name="C0"/>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row>
        <table:table-row table:style-name="TBL_0_6_row_6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67">
          <table:table-cell table:style-name="C0"/>
          <table:table-cell table:style-name="C0"/>
          <table:table-cell table:style-name="C0"/>
          <table:table-cell table:style-name="C5" table:number-columns-spanned="10">
            <text:p text:style-name="P3"><text:span text:style-name="T5">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6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69">
          <table:table-cell table:style-name="C0"/>
          <table:table-cell table:style-name="C0"/>
          <table:table-cell table:style-name="C0"/>
          <table:table-cell table:style-name="C5" table:number-columns-spanned="10">
            <text:p text:style-name="P3"><text:span text:style-name="T5">Centre: </text:span><text:span text:style-name="T3">Escola Tècnica Superior d'Enginyers de Camins, Canals i Ports de Barcelona</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7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71">
          <table:table-cell table:style-name="C0"/>
          <table:table-cell table:style-name="C0"/>
          <table:table-cell table:style-name="C0"/>
          <table:table-cell table:style-name="C5" table:number-columns-spanned="10">
            <text:p text:style-name="P3"><text:span text:style-name="T5">Cicle: </text:span><text:span text:style-name="T3">Primer</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7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73">
          <table:table-cell table:style-name="C0"/>
          <table:table-cell table:style-name="C0"/>
          <table:table-cell table:style-name="C0"/>
          <table:table-cell table:style-name="C5" table:number-columns-spanned="3">
            <text:p text:style-name="P3"><text:span text:style-name="T5">Tipus d'assignatura: </text:span><text:span text:style-name="T3">Obligatòria</text:span></text:p>
          </table:table-cell>
          <table:covered-table-cell/>
          <table:covered-table-cell/>
          <table:table-cell table:style-name="C0"/>
          <table:table-cell table:style-name="C5" table:number-columns-spanned="6">
            <text:p text:style-name="P3"><text:span text:style-name="T5">Tipus de programa: </text:span><text:span text:style-name="T3">Graduat/da</text:span></text:p>
          </table:table-cell>
          <table:covered-table-cell/>
          <table:covered-table-cell/>
          <table:covered-table-cell/>
          <table:covered-table-cell/>
          <table:covered-table-cell/>
          <table:table-cell table:style-name="C0"/>
        </table:table-row>
        <table:table-row table:style-name="TBL_0_6_row_7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75">
          <table:table-cell table:style-name="C0"/>
          <table:table-cell table:number-columns-spanned="12">
            <text:p><draw:line text:anchor-type="paragraph" draw:style-name="G51"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7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77">
          <table:table-cell table:style-name="C0"/>
          <table:table-cell table:style-name="C0"/>
          <table:table-cell table:style-name="C0"/>
          <table:table-cell table:style-name="C5">
            <text:p text:style-name="P3"><text:span text:style-name="T5">Codi assignatura: </text:span><text:span text:style-name="T3">250220</text:span></text:p>
          </table:table-cell>
          <table:table-cell table:style-name="C0"/>
          <table:table-cell table:style-name="C5" table:number-columns-spanned="8">
            <text:p text:style-name="P3"><text:span text:style-name="T5">Assignatura: </text:span><text:span text:style-name="T3">Hidràulica de Conduccions</text:span></text:p>
          </table:table-cell>
          <table:covered-table-cell/>
          <table:covered-table-cell/>
          <table:covered-table-cell/>
          <table:covered-table-cell/>
          <table:covered-table-cell/>
          <table:covered-table-cell/>
          <table:covered-table-cell/>
          <table:table-cell table:style-name="C0"/>
        </table:table-row>
        <table:table-row table:style-name="TBL_0_6_row_7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79">
          <table:table-cell table:style-name="C0"/>
          <table:table-cell table:style-name="C0"/>
          <table:table-cell table:style-name="C0"/>
          <table:table-cell table:style-name="C5" table:number-columns-spanned="10">
            <text:p text:style-name="P3"><text:span text:style-name="T5">Crèdits assignatura: </text:span><text:span text:style-name="T3">9.0</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8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81">
          <table:table-cell table:style-name="C0"/>
          <table:table-cell table:style-name="C0"/>
          <table:table-cell table:style-name="C0"/>
          <table:table-cell table:style-name="C5" table:number-columns-spanned="10">
            <text:p text:style-name="P3"><text:span text:style-name="T5">Hores laboratori/activitats dirigides/teoria/pràctica: </text:span><text:span text:style-name="T3">- / - / 30.0 / 30.0</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8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83">
          <table:table-cell table:style-name="C0"/>
          <table:table-cell table:style-name="C0"/>
          <table:table-cell table:style-name="C0"/>
          <table:table-cell table:style-name="C5">
            <text:p text:style-name="P3"><text:span text:style-name="T5">Any acadèmic: </text:span><text:span text:style-name="T3">2013</text:span></text:p>
          </table:table-cell>
          <table:table-cell table:style-name="C0"/>
          <table:table-cell table:style-name="C5" table:number-columns-spanned="4">
            <text:p text:style-name="P3"><text:span text:style-name="T5">Quatrimestre: </text:span></text:p>
          </table:table-cell>
          <table:covered-table-cell/>
          <table:covered-table-cell/>
          <table:covered-table-cell/>
          <table:table-cell table:style-name="C0"/>
          <table:table-cell table:style-name="C5" table:number-columns-spanned="3">
            <text:p text:style-name="P3"><text:span text:style-name="T5">Curs/nivell: </text:span><text:span text:style-name="T3">1</text:span></text:p>
          </table:table-cell>
          <table:covered-table-cell/>
          <table:covered-table-cell/>
          <table:table-cell table:style-name="C0"/>
        </table:table-row>
        <table:table-row table:style-name="TBL_0_6_row_8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85">
          <table:table-cell table:style-name="C0"/>
          <table:table-cell table:style-name="C0"/>
          <table:table-cell table:style-name="C0"/>
          <table:table-cell table:style-name="C5" table:number-columns-spanned="10">
            <text:p text:style-name="P3"><text:span text:style-name="T5">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8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87">
          <table:table-cell table:style-name="C0"/>
          <table:table-cell table:style-name="C0"/>
          <table:table-cell table:style-name="C0"/>
          <table:table-cell table:style-name="C5" table:number-columns-spanned="10">
            <text:p text:style-name="P3"><text:span text:style-name="T5">Centre: </text:span><text:span text:style-name="T3">Escola Tècnica Superior d'Enginyers de Camins, Canals i Ports de Barcelona</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8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89">
          <table:table-cell table:style-name="C0"/>
          <table:table-cell table:style-name="C0"/>
          <table:table-cell table:style-name="C0"/>
          <table:table-cell table:style-name="C5" table:number-columns-spanned="10">
            <text:p text:style-name="P3"><text:span text:style-name="T5">Cicle: </text:span><text:span text:style-name="T3">Primer</text:span></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9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91">
          <table:table-cell table:style-name="C0"/>
          <table:table-cell table:style-name="C0"/>
          <table:table-cell table:style-name="C0"/>
          <table:table-cell table:style-name="C5" table:number-columns-spanned="3">
            <text:p text:style-name="P3"><text:span text:style-name="T5">Tipus d'assignatura: </text:span><text:span text:style-name="T3">Obligatòria</text:span></text:p>
          </table:table-cell>
          <table:covered-table-cell/>
          <table:covered-table-cell/>
          <table:table-cell table:style-name="C0"/>
          <table:table-cell table:style-name="C5" table:number-columns-spanned="6">
            <text:p text:style-name="P3"><text:span text:style-name="T5">Tipus de programa: </text:span><text:span text:style-name="T3">Graduat/da</text:span></text:p>
          </table:table-cell>
          <table:covered-table-cell/>
          <table:covered-table-cell/>
          <table:covered-table-cell/>
          <table:covered-table-cell/>
          <table:covered-table-cell/>
          <table:table-cell table:style-name="C0"/>
        </table:table-row>
        <table:table-row table:style-name="TBL_0_6_row_9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93">
          <table:table-cell table:style-name="C0"/>
          <table:table-cell table:number-columns-spanned="12">
            <text:p><draw:line text:anchor-type="paragraph" draw:style-name="G52" svg:x1="0.0in" svg:y1="0.0in" svg:x2="6.69in" svg:y2="0.0in"><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6_row_9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95">
          <table:table-cell table:style-name="C0"/>
          <table:table-cell table:style-name="C0" table:number-columns-spanned="7" table:number-rows-spanned="3">
            <table:table is-subtable="true" table:name="TBL_0_6_68" table:style-name="TBL_0_6_68">
              <table:table-column table:style-name="TBL_0_6_68_col_0">
</table:table-column>
            </table:table>
          </table:table-cell>
          <table:covered-table-cell/>
          <table:covered-table-cell/>
          <table:covered-table-cell/>
          <table:covered-table-cell/>
          <table:covered-table-cell/>
          <table:covered-table-cell/>
          <table:table-cell table:style-name="C0"/>
          <table:table-cell table:style-name="C0"/>
          <table:table-cell table:style-name="C0"/>
          <table:table-cell table:style-name="C0" table:number-columns-spanned="2" table:number-rows-spanned="3">
            <table:table is-subtable="true" table:name="TBL_0_6_69" table:style-name="TBL_0_6_69">
              <table:table-column table:style-name="TBL_0_6_69_col_0">
</table:table-column>
            </table:table>
          </table:table-cell>
          <table:covered-table-cell/>
          <table:table-cell table:style-name="C0"/>
        </table:table-row>
        <table:table-row table:style-name="TBL_0_6_row_96">
          <table:table-cell table:style-name="C0"/>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table-cell table:style-name="C0"/>
        </table:table-row>
        <table:table-row table:style-name="TBL_0_6_row_97">
          <table:table-cell table:style-name="C0"/>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table-cell table:style-name="C0"/>
        </table:table-row>
      </table:table>
      <table:table table:name="TBL_0_7" table:style-name="TBL_0_7">
        <table:table-column table:style-name="TBL_0_7_col_0">
</table:table-column>
        <table:table-column table:style-name="TBL_0_7_col_1">
</table:table-column>
        <table:table-column table:style-name="TBL_0_7_col_2">
</table:table-column>
        <table:table-column table:style-name="TBL_0_7_col_3">
</table:table-column>
        <table:table-column table:style-name="TBL_0_7_col_4">
</table:table-column>
        <table:table-column table:style-name="TBL_0_7_col_5">
</table:table-column>
        <table:table-column table:style-name="TBL_0_7_col_6">
</table:table-column>
        <table:table-column table:style-name="TBL_0_7_col_7">
</table:table-column>
        <table:table-column table:style-name="TBL_0_7_col_8">
</table:table-column>
        <table:table-column table:style-name="TBL_0_7_col_9">
</table:table-column>
        <table:table-column table:style-name="TBL_0_7_col_10">
</table:table-column>
        <table:table-column table:style-name="TBL_0_7_col_11">
</table:table-column>
        <table:table-row table:style-name="TBL_0_7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2">
          <table:table-cell table:style-name="C0"/>
          <table:table-cell table:style-name="C0"/>
          <table:table-cell table:style-name="C5">
            <text:p text:style-name="P3"><text:bookmark text:name="JR_PAGE_ANCHOR_0_8"/>
<text:span text:style-name="T5">Codi assignatura: </text:span><text:span text:style-name="T3">18043</text:span></text:p>
          </table:table-cell>
          <table:table-cell table:style-name="C0"/>
          <table:table-cell table:style-name="C5" table:number-columns-spanned="7">
            <text:p text:style-name="P3"><text:span text:style-name="T5">Assignatura: </text:span><text:span text:style-name="T3">Projecte</text:span></text:p>
          </table:table-cell>
          <table:covered-table-cell/>
          <table:covered-table-cell/>
          <table:covered-table-cell/>
          <table:covered-table-cell/>
          <table:covered-table-cell/>
          <table:covered-table-cell/>
          <table:table-cell table:style-name="C0"/>
        </table:table-row>
        <table:table-row table:style-name="TBL_0_7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4">
          <table:table-cell table:style-name="C0"/>
          <table:table-cell table:style-name="C0"/>
          <table:table-cell table:style-name="C5" table:number-columns-spanned="9">
            <text:p text:style-name="P3"><text:span text:style-name="T5">Crèdits assignatura: </text:span><text:span text:style-name="T3">9.0</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6">
          <table:table-cell table:style-name="C0"/>
          <table:table-cell table:style-name="C0"/>
          <table:table-cell table:style-name="C5" table:number-columns-spanned="9">
            <text:p text:style-name="P3"><text:span text:style-name="T5">Hores laboratori/activitats dirigides/teoria/pràctica: </text:span><text:span text:style-name="T3">21.0 / - / - / -</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8">
          <table:table-cell table:style-name="C0"/>
          <table:table-cell table:style-name="C0"/>
          <table:table-cell table:style-name="C5">
            <text:p text:style-name="P3"><text:span text:style-name="T5">Any acadèmic: </text:span><text:span text:style-name="T3">2013</text:span></text:p>
          </table:table-cell>
          <table:table-cell table:style-name="C0"/>
          <table:table-cell table:style-name="C5" table:number-columns-spanned="4" table:number-rows-spanned="2">
            <text:p text:style-name="P3"><text:span text:style-name="T5">Quatrimestre: </text:span><text:span text:style-name="T3">Primer Quadrimestre</text:span></text:p>
          </table:table-cell>
          <table:covered-table-cell/>
          <table:covered-table-cell/>
          <table:covered-table-cell/>
          <table:table-cell table:style-name="C0"/>
          <table:table-cell table:style-name="C5" table:number-columns-spanned="2">
            <text:p text:style-name="P3"><text:span text:style-name="T5">Curs/nivell: </text:span><text:span text:style-name="T3">3</text:span></text:p>
          </table:table-cell>
          <table:covered-table-cell/>
          <table:table-cell table:style-name="C0"/>
        </table:table-row>
        <table:table-row table:style-name="TBL_0_7_row_9">
          <table:table-cell table:style-name="C0"/>
          <table:table-cell table:style-name="C0"/>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row>
        <table:table-row table:style-name="TBL_0_7_row_1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11">
          <table:table-cell table:style-name="C0"/>
          <table:table-cell table:style-name="C0"/>
          <table:table-cell table:style-name="C5" table:number-columns-spanned="9">
            <text:p text:style-name="P3"><text:span text:style-name="T5">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1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13">
          <table:table-cell table:style-name="C0"/>
          <table:table-cell table:style-name="C0"/>
          <table:table-cell table:style-name="C5" table:number-columns-spanned="9">
            <text:p text:style-name="P3"><text:span text:style-name="T5">Centre: </text:span><text:span text:style-name="T3">Escola Tècnica Superior d'Enginyers de Camins, Canals i Ports de Barcelon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1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15">
          <table:table-cell table:style-name="C0"/>
          <table:table-cell table:style-name="C0"/>
          <table:table-cell table:style-name="C5" table:number-columns-spanned="9">
            <text:p text:style-name="P3"><text:span text:style-name="T5">Cicle: </text:span><text:span text:style-name="T3">Segon</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17">
          <table:table-cell table:style-name="C0"/>
          <table:table-cell table:style-name="C0"/>
          <table:table-cell table:style-name="C5" table:number-columns-spanned="3">
            <text:p text:style-name="P3"><text:span text:style-name="T5">Tipus d'assignatura: </text:span><text:span text:style-name="T3">PR</text:span></text:p>
          </table:table-cell>
          <table:covered-table-cell/>
          <table:covered-table-cell/>
          <table:table-cell table:style-name="C0"/>
          <table:table-cell table:style-name="C5" table:number-columns-spanned="5">
            <text:p text:style-name="P3"><text:span text:style-name="T5">Tipus de programa: </text:span><text:span text:style-name="T3">Enginyer/a</text:span></text:p>
          </table:table-cell>
          <table:covered-table-cell/>
          <table:covered-table-cell/>
          <table:covered-table-cell/>
          <table:covered-table-cell/>
          <table:table-cell table:style-name="C0"/>
        </table:table-row>
        <table:table-row table:style-name="TBL_0_7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19">
          <table:table-cell table:style-name="C0"/>
          <table:table-cell table:number-columns-spanned="10">
            <text:p><draw:line text:anchor-type="paragraph" draw:style-name="G53" svg:x1="0.0in" svg:y1="0.0in" svg:x2="6.69in" svg:y2="0.0in"><text:p/></draw:line></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7_row_2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21">
          <table:table-cell table:style-name="C0"/>
          <table:table-cell table:style-name="C0"/>
          <table:table-cell table:style-name="C5">
            <text:p text:style-name="P3"><text:span text:style-name="T5">Codi assignatura: </text:span><text:span text:style-name="T3">250336</text:span></text:p>
          </table:table-cell>
          <table:table-cell table:style-name="C0"/>
          <table:table-cell table:style-name="C5" table:number-columns-spanned="7">
            <text:p text:style-name="P3"><text:span text:style-name="T5">Assignatura: </text:span><text:span text:style-name="T3">Hidràulica i Hidrologia</text:span></text:p>
          </table:table-cell>
          <table:covered-table-cell/>
          <table:covered-table-cell/>
          <table:covered-table-cell/>
          <table:covered-table-cell/>
          <table:covered-table-cell/>
          <table:covered-table-cell/>
          <table:table-cell table:style-name="C0"/>
        </table:table-row>
        <table:table-row table:style-name="TBL_0_7_row_2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23">
          <table:table-cell table:style-name="C0"/>
          <table:table-cell table:style-name="C0"/>
          <table:table-cell table:style-name="C5" table:number-columns-spanned="9">
            <text:p text:style-name="P3"><text:span text:style-name="T5">Crèdits assignatura: </text:span><text:span text:style-name="T3">9.0</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2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25">
          <table:table-cell table:style-name="C0"/>
          <table:table-cell table:style-name="C0"/>
          <table:table-cell table:style-name="C5" table:number-columns-spanned="9">
            <text:p text:style-name="P3"><text:span text:style-name="T5">Hores laboratori/activitats dirigides/teoria/pràctica: </text:span><text:span text:style-name="T3">13.33 / 3.33 / 13.33 / 10.0</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2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27">
          <table:table-cell table:style-name="C0"/>
          <table:table-cell table:style-name="C0"/>
          <table:table-cell table:style-name="C5">
            <text:p text:style-name="P3"><text:span text:style-name="T5">Any acadèmic: </text:span><text:span text:style-name="T3">2012</text:span></text:p>
          </table:table-cell>
          <table:table-cell table:style-name="C0"/>
          <table:table-cell table:style-name="C5" table:number-columns-spanned="4" table:number-rows-spanned="2">
            <text:p text:style-name="P3"><text:span text:style-name="T5">Quatrimestre: </text:span><text:span text:style-name="T3">Primer Quadrimestre</text:span></text:p>
          </table:table-cell>
          <table:covered-table-cell/>
          <table:covered-table-cell/>
          <table:covered-table-cell/>
          <table:table-cell table:style-name="C0"/>
          <table:table-cell table:style-name="C5" table:number-columns-spanned="2">
            <text:p text:style-name="P3"><text:span text:style-name="T5">Curs/nivell: </text:span><text:span text:style-name="T3">2</text:span></text:p>
          </table:table-cell>
          <table:covered-table-cell/>
          <table:table-cell table:style-name="C0"/>
        </table:table-row>
        <table:table-row table:style-name="TBL_0_7_row_28">
          <table:table-cell table:style-name="C0"/>
          <table:table-cell table:style-name="C0"/>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row>
        <table:table-row table:style-name="TBL_0_7_row_2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30">
          <table:table-cell table:style-name="C0"/>
          <table:table-cell table:style-name="C0"/>
          <table:table-cell table:style-name="C5" table:number-columns-spanned="9">
            <text:p text:style-name="P3"><text:span text:style-name="T5">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3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32">
          <table:table-cell table:style-name="C0"/>
          <table:table-cell table:style-name="C0"/>
          <table:table-cell table:style-name="C5" table:number-columns-spanned="9">
            <text:p text:style-name="P3"><text:span text:style-name="T5">Centre: </text:span><text:span text:style-name="T3">Escola Tècnica Superior d'Enginyers de Camins, Canals i Ports de Barcelon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3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34">
          <table:table-cell table:style-name="C0"/>
          <table:table-cell table:style-name="C0"/>
          <table:table-cell table:style-name="C5" table:number-columns-spanned="9">
            <text:p text:style-name="P3"><text:span text:style-name="T5">Cicle: </text:span><text:span text:style-name="T3">Primer</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3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36">
          <table:table-cell table:style-name="C0"/>
          <table:table-cell table:style-name="C0"/>
          <table:table-cell table:style-name="C5" table:number-columns-spanned="3">
            <text:p text:style-name="P3"><text:span text:style-name="T5">Tipus d'assignatura: </text:span><text:span text:style-name="T3">Obligatòria</text:span></text:p>
          </table:table-cell>
          <table:covered-table-cell/>
          <table:covered-table-cell/>
          <table:table-cell table:style-name="C0"/>
          <table:table-cell table:style-name="C5" table:number-columns-spanned="5">
            <text:p text:style-name="P3"><text:span text:style-name="T5">Tipus de programa: </text:span><text:span text:style-name="T3">Graduat/da</text:span></text:p>
          </table:table-cell>
          <table:covered-table-cell/>
          <table:covered-table-cell/>
          <table:covered-table-cell/>
          <table:covered-table-cell/>
          <table:table-cell table:style-name="C0"/>
        </table:table-row>
        <table:table-row table:style-name="TBL_0_7_row_3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38">
          <table:table-cell table:style-name="C0"/>
          <table:table-cell table:number-columns-spanned="10">
            <text:p><draw:line text:anchor-type="paragraph" draw:style-name="G54" svg:x1="0.0in" svg:y1="0.0in" svg:x2="6.69in" svg:y2="0.0in"><text:p/></draw:line></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7_row_3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40">
          <table:table-cell table:style-name="C0"/>
          <table:table-cell table:style-name="C0"/>
          <table:table-cell table:style-name="C5">
            <text:p text:style-name="P3"><text:span text:style-name="T5">Codi assignatura: </text:span><text:span text:style-name="T3">250220</text:span></text:p>
          </table:table-cell>
          <table:table-cell table:style-name="C0"/>
          <table:table-cell table:style-name="C5" table:number-columns-spanned="7">
            <text:p text:style-name="P3"><text:span text:style-name="T5">Assignatura: </text:span><text:span text:style-name="T3">Hidràulica de Conduccions</text:span></text:p>
          </table:table-cell>
          <table:covered-table-cell/>
          <table:covered-table-cell/>
          <table:covered-table-cell/>
          <table:covered-table-cell/>
          <table:covered-table-cell/>
          <table:covered-table-cell/>
          <table:table-cell table:style-name="C0"/>
        </table:table-row>
        <table:table-row table:style-name="TBL_0_7_row_4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42">
          <table:table-cell table:style-name="C0"/>
          <table:table-cell table:style-name="C0"/>
          <table:table-cell table:style-name="C5" table:number-columns-spanned="9">
            <text:p text:style-name="P3"><text:span text:style-name="T5">Crèdits assignatura: </text:span><text:span text:style-name="T3">9.0</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4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44">
          <table:table-cell table:style-name="C0"/>
          <table:table-cell table:style-name="C0"/>
          <table:table-cell table:style-name="C5" table:number-columns-spanned="9">
            <text:p text:style-name="P3"><text:span text:style-name="T5">Hores laboratori/activitats dirigides/teoria/pràctica: </text:span><text:span text:style-name="T3">- / - / 30.0 / 30.0</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4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46">
          <table:table-cell table:style-name="C0"/>
          <table:table-cell table:style-name="C0"/>
          <table:table-cell table:style-name="C5">
            <text:p text:style-name="P3"><text:span text:style-name="T5">Any acadèmic: </text:span><text:span text:style-name="T3">2012</text:span></text:p>
          </table:table-cell>
          <table:table-cell table:style-name="C0"/>
          <table:table-cell table:style-name="C5" table:number-columns-spanned="4">
            <text:p text:style-name="P3"><text:span text:style-name="T5">Quatrimestre: </text:span></text:p>
          </table:table-cell>
          <table:covered-table-cell/>
          <table:covered-table-cell/>
          <table:covered-table-cell/>
          <table:table-cell table:style-name="C0"/>
          <table:table-cell table:style-name="C5" table:number-columns-spanned="2">
            <text:p text:style-name="P3"><text:span text:style-name="T5">Curs/nivell: </text:span><text:span text:style-name="T3">1</text:span></text:p>
          </table:table-cell>
          <table:covered-table-cell/>
          <table:table-cell table:style-name="C0"/>
        </table:table-row>
        <table:table-row table:style-name="TBL_0_7_row_4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48">
          <table:table-cell table:style-name="C0"/>
          <table:table-cell table:style-name="C0"/>
          <table:table-cell table:style-name="C5" table:number-columns-spanned="9">
            <text:p text:style-name="P3"><text:span text:style-name="T5">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4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50">
          <table:table-cell table:style-name="C0"/>
          <table:table-cell table:style-name="C0"/>
          <table:table-cell table:style-name="C5" table:number-columns-spanned="9">
            <text:p text:style-name="P3"><text:span text:style-name="T5">Centre: </text:span><text:span text:style-name="T3">Escola Tècnica Superior d'Enginyers de Camins, Canals i Ports de Barcelon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5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52">
          <table:table-cell table:style-name="C0"/>
          <table:table-cell table:style-name="C0"/>
          <table:table-cell table:style-name="C5" table:number-columns-spanned="9">
            <text:p text:style-name="P3"><text:span text:style-name="T5">Cicle: </text:span><text:span text:style-name="T3">Primer</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5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54">
          <table:table-cell table:style-name="C0"/>
          <table:table-cell table:style-name="C0"/>
          <table:table-cell table:style-name="C5" table:number-columns-spanned="3">
            <text:p text:style-name="P3"><text:span text:style-name="T5">Tipus d'assignatura: </text:span><text:span text:style-name="T3">Obligatòria</text:span></text:p>
          </table:table-cell>
          <table:covered-table-cell/>
          <table:covered-table-cell/>
          <table:table-cell table:style-name="C0"/>
          <table:table-cell table:style-name="C5" table:number-columns-spanned="5">
            <text:p text:style-name="P3"><text:span text:style-name="T5">Tipus de programa: </text:span><text:span text:style-name="T3">Graduat/da</text:span></text:p>
          </table:table-cell>
          <table:covered-table-cell/>
          <table:covered-table-cell/>
          <table:covered-table-cell/>
          <table:covered-table-cell/>
          <table:table-cell table:style-name="C0"/>
        </table:table-row>
        <table:table-row table:style-name="TBL_0_7_row_5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56">
          <table:table-cell table:style-name="C0"/>
          <table:table-cell table:number-columns-spanned="10">
            <text:p><draw:line text:anchor-type="paragraph" draw:style-name="G55" svg:x1="0.0in" svg:y1="0.0in" svg:x2="6.69in" svg:y2="0.0in"><text:p/></draw:line></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7_row_5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58">
          <table:table-cell table:style-name="C0"/>
          <table:table-cell table:style-name="C0"/>
          <table:table-cell table:style-name="C5">
            <text:p text:style-name="P3"><text:span text:style-name="T5">Codi assignatura: </text:span><text:span text:style-name="T3">18349</text:span></text:p>
          </table:table-cell>
          <table:table-cell table:style-name="C0"/>
          <table:table-cell table:style-name="C5" table:number-columns-spanned="7">
            <text:p text:style-name="P3"><text:span text:style-name="T5">Assignatura: </text:span><text:span text:style-name="T3">Treball de Fi de Carrera</text:span></text:p>
          </table:table-cell>
          <table:covered-table-cell/>
          <table:covered-table-cell/>
          <table:covered-table-cell/>
          <table:covered-table-cell/>
          <table:covered-table-cell/>
          <table:covered-table-cell/>
          <table:table-cell table:style-name="C0"/>
        </table:table-row>
        <table:table-row table:style-name="TBL_0_7_row_5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60">
          <table:table-cell table:style-name="C0"/>
          <table:table-cell table:style-name="C0"/>
          <table:table-cell table:style-name="C5" table:number-columns-spanned="9">
            <text:p text:style-name="P3"><text:span text:style-name="T5">Crèdits assignatura: </text:span><text:span text:style-name="T3">1.5</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6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62">
          <table:table-cell table:style-name="C0"/>
          <table:table-cell table:style-name="C0"/>
          <table:table-cell table:style-name="C5" table:number-columns-spanned="9">
            <text:p text:style-name="P3"><text:span text:style-name="T5">Hores laboratori/activitats dirigides/teoria/pràctica: </text:span><text:span text:style-name="T3">- / - / 9.33 / -</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6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64">
          <table:table-cell table:style-name="C0"/>
          <table:table-cell table:style-name="C0"/>
          <table:table-cell table:style-name="C5">
            <text:p text:style-name="P3"><text:span text:style-name="T5">Any acadèmic: </text:span><text:span text:style-name="T3">2012</text:span></text:p>
          </table:table-cell>
          <table:table-cell table:style-name="C0"/>
          <table:table-cell table:style-name="C5" table:number-columns-spanned="4" table:number-rows-spanned="2">
            <text:p text:style-name="P3"><text:span text:style-name="T5">Quatrimestre: </text:span><text:span text:style-name="T3">Primer Quadrimestre</text:span></text:p>
          </table:table-cell>
          <table:covered-table-cell/>
          <table:covered-table-cell/>
          <table:covered-table-cell/>
          <table:table-cell table:style-name="C0"/>
          <table:table-cell table:style-name="C5" table:number-columns-spanned="2">
            <text:p text:style-name="P3"><text:span text:style-name="T5">Curs/nivell: </text:span><text:span text:style-name="T3">2</text:span></text:p>
          </table:table-cell>
          <table:covered-table-cell/>
          <table:table-cell table:style-name="C0"/>
        </table:table-row>
        <table:table-row table:style-name="TBL_0_7_row_65">
          <table:table-cell table:style-name="C0"/>
          <table:table-cell table:style-name="C0"/>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row>
        <table:table-row table:style-name="TBL_0_7_row_6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67">
          <table:table-cell table:style-name="C0"/>
          <table:table-cell table:style-name="C0"/>
          <table:table-cell table:style-name="C5" table:number-columns-spanned="9">
            <text:p text:style-name="P3"><text:span text:style-name="T5">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6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69">
          <table:table-cell table:style-name="C0"/>
          <table:table-cell table:style-name="C0"/>
          <table:table-cell table:style-name="C5" table:number-columns-spanned="9">
            <text:p text:style-name="P3"><text:span text:style-name="T5">Centre: </text:span><text:span text:style-name="T3">Escola Tècnica Superior d'Enginyers de Camins, Canals i Ports de Barcelon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7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71">
          <table:table-cell table:style-name="C0"/>
          <table:table-cell table:style-name="C0"/>
          <table:table-cell table:style-name="C5" table:number-columns-spanned="9">
            <text:p text:style-name="P3"><text:span text:style-name="T5">Cicle: </text:span><text:span text:style-name="T3">Primer</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7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73">
          <table:table-cell table:style-name="C0"/>
          <table:table-cell table:style-name="C0"/>
          <table:table-cell table:style-name="C5" table:number-columns-spanned="3">
            <text:p text:style-name="P3"><text:span text:style-name="T5">Tipus d'assignatura: </text:span><text:span text:style-name="T3">PR</text:span></text:p>
          </table:table-cell>
          <table:covered-table-cell/>
          <table:covered-table-cell/>
          <table:table-cell table:style-name="C0"/>
          <table:table-cell table:style-name="C5" table:number-columns-spanned="5">
            <text:p text:style-name="P3"><text:span text:style-name="T5">Tipus de programa: </text:span><text:span text:style-name="T3">Enginyer/a tècnic</text:span></text:p>
          </table:table-cell>
          <table:covered-table-cell/>
          <table:covered-table-cell/>
          <table:covered-table-cell/>
          <table:covered-table-cell/>
          <table:table-cell table:style-name="C0"/>
        </table:table-row>
        <table:table-row table:style-name="TBL_0_7_row_7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75">
          <table:table-cell table:style-name="C0"/>
          <table:table-cell table:number-columns-spanned="10">
            <text:p><draw:line text:anchor-type="paragraph" draw:style-name="G56" svg:x1="0.0in" svg:y1="0.0in" svg:x2="6.69in" svg:y2="0.0in"><text:p/></draw:line></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7_row_7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77">
          <table:table-cell table:style-name="C0"/>
          <table:table-cell table:style-name="C0"/>
          <table:table-cell table:style-name="C5">
            <text:p text:style-name="P3"><text:span text:style-name="T5">Codi assignatura: </text:span><text:span text:style-name="T3">18351</text:span></text:p>
          </table:table-cell>
          <table:table-cell table:style-name="C0"/>
          <table:table-cell table:style-name="C5" table:number-columns-spanned="7">
            <text:p text:style-name="P3"><text:span text:style-name="T5">Assignatura: </text:span><text:span text:style-name="T3">Treball de Fi de Carrera</text:span></text:p>
          </table:table-cell>
          <table:covered-table-cell/>
          <table:covered-table-cell/>
          <table:covered-table-cell/>
          <table:covered-table-cell/>
          <table:covered-table-cell/>
          <table:covered-table-cell/>
          <table:table-cell table:style-name="C0"/>
        </table:table-row>
        <table:table-row table:style-name="TBL_0_7_row_7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79">
          <table:table-cell table:style-name="C0"/>
          <table:table-cell table:style-name="C0"/>
          <table:table-cell table:style-name="C5" table:number-columns-spanned="9">
            <text:p text:style-name="P3"><text:span text:style-name="T5">Crèdits assignatura: </text:span><text:span text:style-name="T3">1.5</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8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81">
          <table:table-cell table:style-name="C0"/>
          <table:table-cell table:style-name="C0"/>
          <table:table-cell table:style-name="C5" table:number-columns-spanned="9">
            <text:p text:style-name="P3"><text:span text:style-name="T5">Hores laboratori/activitats dirigides/teoria/pràctica: </text:span><text:span text:style-name="T3">- / - / 4.67 / -</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8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83">
          <table:table-cell table:style-name="C0"/>
          <table:table-cell table:style-name="C0"/>
          <table:table-cell table:style-name="C5">
            <text:p text:style-name="P3"><text:span text:style-name="T5">Any acadèmic: </text:span><text:span text:style-name="T3">2012</text:span></text:p>
          </table:table-cell>
          <table:table-cell table:style-name="C0"/>
          <table:table-cell table:style-name="C5" table:number-columns-spanned="4" table:number-rows-spanned="2">
            <text:p text:style-name="P3"><text:span text:style-name="T5">Quatrimestre: </text:span><text:span text:style-name="T3">Primer Quadrimestre</text:span></text:p>
          </table:table-cell>
          <table:covered-table-cell/>
          <table:covered-table-cell/>
          <table:covered-table-cell/>
          <table:table-cell table:style-name="C0"/>
          <table:table-cell table:style-name="C5" table:number-columns-spanned="2">
            <text:p text:style-name="P3"><text:span text:style-name="T5">Curs/nivell: </text:span><text:span text:style-name="T3">2</text:span></text:p>
          </table:table-cell>
          <table:covered-table-cell/>
          <table:table-cell table:style-name="C0"/>
        </table:table-row>
        <table:table-row table:style-name="TBL_0_7_row_84">
          <table:table-cell table:style-name="C0"/>
          <table:table-cell table:style-name="C0"/>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row>
        <table:table-row table:style-name="TBL_0_7_row_8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86">
          <table:table-cell table:style-name="C0"/>
          <table:table-cell table:style-name="C0"/>
          <table:table-cell table:style-name="C5" table:number-columns-spanned="9">
            <text:p text:style-name="P3"><text:span text:style-name="T5">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8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88">
          <table:table-cell table:style-name="C0"/>
          <table:table-cell table:style-name="C0"/>
          <table:table-cell table:style-name="C5" table:number-columns-spanned="9">
            <text:p text:style-name="P3"><text:span text:style-name="T5">Centre: </text:span><text:span text:style-name="T3">Escola Tècnica Superior d'Enginyers de Camins, Canals i Ports de Barcelon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8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90">
          <table:table-cell table:style-name="C0"/>
          <table:table-cell table:style-name="C0"/>
          <table:table-cell table:style-name="C5" table:number-columns-spanned="9">
            <text:p text:style-name="P3"><text:span text:style-name="T5">Cicle: </text:span><text:span text:style-name="T3">Primer</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7_row_9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92">
          <table:table-cell table:style-name="C0"/>
          <table:table-cell table:style-name="C0"/>
          <table:table-cell table:style-name="C5" table:number-columns-spanned="3">
            <text:p text:style-name="P3"><text:span text:style-name="T5">Tipus d'assignatura: </text:span><text:span text:style-name="T3">PR</text:span></text:p>
          </table:table-cell>
          <table:covered-table-cell/>
          <table:covered-table-cell/>
          <table:table-cell table:style-name="C0"/>
          <table:table-cell table:style-name="C5" table:number-columns-spanned="5">
            <text:p text:style-name="P3"><text:span text:style-name="T5">Tipus de programa: </text:span><text:span text:style-name="T3">Enginyer/a tècnic</text:span></text:p>
          </table:table-cell>
          <table:covered-table-cell/>
          <table:covered-table-cell/>
          <table:covered-table-cell/>
          <table:covered-table-cell/>
          <table:table-cell table:style-name="C0"/>
        </table:table-row>
        <table:table-row table:style-name="TBL_0_7_row_9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94">
          <table:table-cell table:style-name="C0"/>
          <table:table-cell table:number-columns-spanned="10">
            <text:p><draw:line text:anchor-type="paragraph" draw:style-name="G57" svg:x1="0.0in" svg:y1="0.0in" svg:x2="6.69in" svg:y2="0.0in"><text:p/></draw:line></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7_row_9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7_row_96">
          <table:table-cell table:style-name="C0"/>
          <table:table-cell table:style-name="C0" table:number-columns-spanned="6" table:number-rows-spanned="3">
            <table:table is-subtable="true" table:name="TBL_0_7_71" table:style-name="TBL_0_7_71">
              <table:table-column table:style-name="TBL_0_7_71_col_0">
</table:table-column>
            </table:table>
          </table:table-cell>
          <table:covered-table-cell/>
          <table:covered-table-cell/>
          <table:covered-table-cell/>
          <table:covered-table-cell/>
          <table:covered-table-cell/>
          <table:table-cell table:style-name="C0"/>
          <table:table-cell table:style-name="C0"/>
          <table:table-cell table:style-name="C0"/>
          <table:table-cell table:style-name="C0" table:number-rows-spanned="3">
            <table:table is-subtable="true" table:name="TBL_0_7_72" table:style-name="TBL_0_7_72">
              <table:table-column table:style-name="TBL_0_7_72_col_0">
</table:table-column>
            </table:table>
          </table:table-cell>
          <table:table-cell table:style-name="C0"/>
        </table:table-row>
        <table:table-row table:style-name="TBL_0_7_row_97">
          <table:table-cell table:style-name="C0"/>
          <table:covered-table-cell/>
          <table:covered-table-cell/>
          <table:covered-table-cell/>
          <table:covered-table-cell/>
          <table:covered-table-cell/>
          <table:covered-table-cell/>
          <table:table-cell table:style-name="C0"/>
          <table:table-cell table:style-name="C0"/>
          <table:table-cell table:style-name="C0"/>
          <table:covered-table-cell/>
          <table:table-cell table:style-name="C0"/>
        </table:table-row>
        <table:table-row table:style-name="TBL_0_7_row_98">
          <table:table-cell table:style-name="C0"/>
          <table:covered-table-cell/>
          <table:covered-table-cell/>
          <table:covered-table-cell/>
          <table:covered-table-cell/>
          <table:covered-table-cell/>
          <table:covered-table-cell/>
          <table:table-cell table:style-name="C0"/>
          <table:table-cell table:style-name="C0"/>
          <table:table-cell table:style-name="C0"/>
          <table:covered-table-cell/>
          <table:table-cell table:style-name="C0"/>
        </table:table-row>
      </table:table>
      <table:table table:name="TBL_0_8" table:style-name="TBL_0_8">
        <table:table-column table:style-name="TBL_0_8_col_0">
</table:table-column>
        <table:table-column table:style-name="TBL_0_8_col_1">
</table:table-column>
        <table:table-column table:style-name="TBL_0_8_col_2">
</table:table-column>
        <table:table-column table:style-name="TBL_0_8_col_3">
</table:table-column>
        <table:table-column table:style-name="TBL_0_8_col_4">
</table:table-column>
        <table:table-column table:style-name="TBL_0_8_col_5">
</table:table-column>
        <table:table-column table:style-name="TBL_0_8_col_6">
</table:table-column>
        <table:table-column table:style-name="TBL_0_8_col_7">
</table:table-column>
        <table:table-column table:style-name="TBL_0_8_col_8">
</table:table-column>
        <table:table-column table:style-name="TBL_0_8_col_9">
</table:table-column>
        <table:table-column table:style-name="TBL_0_8_col_10">
</table:table-column>
        <table:table-column table:style-name="TBL_0_8_col_11">
</table:table-column>
        <table:table-row table:style-name="TBL_0_8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2">
          <table:table-cell table:style-name="C0"/>
          <table:table-cell table:style-name="C0"/>
          <table:table-cell table:style-name="C5">
            <text:p text:style-name="P3"><text:bookmark text:name="JR_PAGE_ANCHOR_0_9"/>
<text:span text:style-name="T5">Codi assignatura: </text:span><text:span text:style-name="T3">250336</text:span></text:p>
          </table:table-cell>
          <table:table-cell table:style-name="C0"/>
          <table:table-cell table:style-name="C5" table:number-columns-spanned="7">
            <text:p text:style-name="P3"><text:span text:style-name="T5">Assignatura: </text:span><text:span text:style-name="T3">Hidràulica i Hidrologia</text:span></text:p>
          </table:table-cell>
          <table:covered-table-cell/>
          <table:covered-table-cell/>
          <table:covered-table-cell/>
          <table:covered-table-cell/>
          <table:covered-table-cell/>
          <table:covered-table-cell/>
          <table:table-cell table:style-name="C0"/>
        </table:table-row>
        <table:table-row table:style-name="TBL_0_8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4">
          <table:table-cell table:style-name="C0"/>
          <table:table-cell table:style-name="C0"/>
          <table:table-cell table:style-name="C5" table:number-columns-spanned="9">
            <text:p text:style-name="P3"><text:span text:style-name="T5">Crèdits assignatura: </text:span><text:span text:style-name="T3">9.0</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8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6">
          <table:table-cell table:style-name="C0"/>
          <table:table-cell table:style-name="C0"/>
          <table:table-cell table:style-name="C5" table:number-columns-spanned="9">
            <text:p text:style-name="P3"><text:span text:style-name="T5">Hores laboratori/activitats dirigides/teoria/pràctica: </text:span><text:span text:style-name="T3">13.33 / - / 26.67 / 6.67</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8_row_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8">
          <table:table-cell table:style-name="C0"/>
          <table:table-cell table:style-name="C0"/>
          <table:table-cell table:style-name="C5">
            <text:p text:style-name="P3"><text:span text:style-name="T5">Any acadèmic: </text:span><text:span text:style-name="T3">2011</text:span></text:p>
          </table:table-cell>
          <table:table-cell table:style-name="C0"/>
          <table:table-cell table:style-name="C5" table:number-columns-spanned="4" table:number-rows-spanned="2">
            <text:p text:style-name="P3"><text:span text:style-name="T5">Quatrimestre: </text:span><text:span text:style-name="T3">Primer Quadrimestre</text:span></text:p>
          </table:table-cell>
          <table:covered-table-cell/>
          <table:covered-table-cell/>
          <table:covered-table-cell/>
          <table:table-cell table:style-name="C0"/>
          <table:table-cell table:style-name="C5" table:number-columns-spanned="2">
            <text:p text:style-name="P3"><text:span text:style-name="T5">Curs/nivell: </text:span><text:span text:style-name="T3">2</text:span></text:p>
          </table:table-cell>
          <table:covered-table-cell/>
          <table:table-cell table:style-name="C0"/>
        </table:table-row>
        <table:table-row table:style-name="TBL_0_8_row_9">
          <table:table-cell table:style-name="C0"/>
          <table:table-cell table:style-name="C0"/>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row>
        <table:table-row table:style-name="TBL_0_8_row_1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11">
          <table:table-cell table:style-name="C0"/>
          <table:table-cell table:style-name="C0"/>
          <table:table-cell table:style-name="C5" table:number-columns-spanned="9">
            <text:p text:style-name="P3"><text:span text:style-name="T5">Entitat: </text:span><text:span text:style-name="T3">Universitat Politècnica de Cataluny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8_row_1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13">
          <table:table-cell table:style-name="C0"/>
          <table:table-cell table:style-name="C0"/>
          <table:table-cell table:style-name="C5" table:number-columns-spanned="9">
            <text:p text:style-name="P3"><text:span text:style-name="T5">Centre: </text:span><text:span text:style-name="T3">Escola Tècnica Superior d'Enginyers de Camins, Canals i Ports de Barcelona</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8_row_1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15">
          <table:table-cell table:style-name="C0"/>
          <table:table-cell table:style-name="C0"/>
          <table:table-cell table:style-name="C5" table:number-columns-spanned="9">
            <text:p text:style-name="P3"><text:span text:style-name="T5">Cicle: </text:span><text:span text:style-name="T3">Primer</text:span></text:p>
          </table:table-cell>
          <table:covered-table-cell/>
          <table:covered-table-cell/>
          <table:covered-table-cell/>
          <table:covered-table-cell/>
          <table:covered-table-cell/>
          <table:covered-table-cell/>
          <table:covered-table-cell/>
          <table:covered-table-cell/>
          <table:table-cell table:style-name="C0"/>
        </table:table-row>
        <table:table-row table:style-name="TBL_0_8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17">
          <table:table-cell table:style-name="C0"/>
          <table:table-cell table:style-name="C0"/>
          <table:table-cell table:style-name="C5" table:number-columns-spanned="3">
            <text:p text:style-name="P3"><text:span text:style-name="T5">Tipus d'assignatura: </text:span><text:span text:style-name="T3">Obligatòria</text:span></text:p>
          </table:table-cell>
          <table:covered-table-cell/>
          <table:covered-table-cell/>
          <table:table-cell table:style-name="C0"/>
          <table:table-cell table:style-name="C5" table:number-columns-spanned="5">
            <text:p text:style-name="P3"><text:span text:style-name="T5">Tipus de programa: </text:span><text:span text:style-name="T3">Graduat/da</text:span></text:p>
          </table:table-cell>
          <table:covered-table-cell/>
          <table:covered-table-cell/>
          <table:covered-table-cell/>
          <table:covered-table-cell/>
          <table:table-cell table:style-name="C0"/>
        </table:table-row>
        <table:table-row table:style-name="TBL_0_8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19">
          <table:table-cell table:style-name="C0"/>
          <table:table-cell table:number-columns-spanned="10">
            <text:p><draw:line text:anchor-type="paragraph" draw:style-name="G58" svg:x1="0.0in" svg:y1="0.0in" svg:x2="6.69in" svg:y2="0.0in"><text:p/></draw:line></text:p>
          </table: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8_row_2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2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8_row_22">
          <table:table-cell table:style-name="C0"/>
          <table:table-cell table:style-name="C0" table:number-columns-spanned="6" table:number-rows-spanned="3">
            <table:table is-subtable="true" table:name="TBL_0_8_19" table:style-name="TBL_0_8_19">
              <table:table-column table:style-name="TBL_0_8_19_col_0">
</table:table-column>
            </table:table>
          </table:table-cell>
          <table:covered-table-cell/>
          <table:covered-table-cell/>
          <table:covered-table-cell/>
          <table:covered-table-cell/>
          <table:covered-table-cell/>
          <table:table-cell table:style-name="C0"/>
          <table:table-cell table:style-name="C0"/>
          <table:table-cell table:style-name="C0"/>
          <table:table-cell table:style-name="C0" table:number-rows-spanned="3">
            <table:table is-subtable="true" table:name="TBL_0_8_20" table:style-name="TBL_0_8_20">
              <table:table-column table:style-name="TBL_0_8_20_col_0">
</table:table-column>
            </table:table>
          </table:table-cell>
          <table:table-cell table:style-name="C0"/>
        </table:table-row>
        <table:table-row table:style-name="TBL_0_8_row_23">
          <table:table-cell table:style-name="C0"/>
          <table:covered-table-cell/>
          <table:covered-table-cell/>
          <table:covered-table-cell/>
          <table:covered-table-cell/>
          <table:covered-table-cell/>
          <table:covered-table-cell/>
          <table:table-cell table:style-name="C0"/>
          <table:table-cell table:style-name="C0"/>
          <table:table-cell table:style-name="C0"/>
          <table:covered-table-cell/>
          <table:table-cell table:style-name="C0"/>
        </table:table-row>
        <table:table-row table:style-name="TBL_0_8_row_24">
          <table:table-cell table:style-name="C0"/>
          <table:covered-table-cell/>
          <table:covered-table-cell/>
          <table:covered-table-cell/>
          <table:covered-table-cell/>
          <table:covered-table-cell/>
          <table:covered-table-cell/>
          <table:table-cell table:style-name="C0"/>
          <table:table-cell table:style-name="C0"/>
          <table:table-cell table:style-name="C0"/>
          <table:covered-table-cell/>
          <table:table-cell table:style-name="C0"/>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office:styles>
  <office:automatic-styles>
    <style:page-layout style:name="page_0">
      <style:page-layout-properties fo:page-width="8.26in" fo:page-height="11.69in" fo:margin-top="0in" fo:margin-bottom="0in" fo:margin-left="0in" fo:margin-right="0in" style:print-orientation="portrait"/>
    </style:page-layout>
  </office:automatic-styles>
  <office:master-styles>
    <style:master-page style:name="master_0" style:page-layout-name="page_0"/>
  </office:master-styles>
</office:document-styles>
</file>

<file path=meta.xml>
</file>